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gplearn (pop size 50)</text:p>
          </table:table-cell>
          <table:table-cell office:value-type="string" calcext:value-type="string">
            <text:p>gplearn (default popsize 1000)</text:p>
          </table:table-cell>
          <table:table-cell office:value-type="string" calcext:value-type="string">
            <text:p>SymReg (default popsize 50)</text:p>
          </table:table-cell>
          <table:table-cell office:value-type="string" calcext:value-type="string">
            <text:p>SymReg (popsize 1000)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any</text:p>
            <draw:frame draw:z-index="0" draw:style-name="gr1" draw:text-style-name="P2" svg:width="4.8346in" svg:height="3.5429in" svg:x="0.6563in" svg:y="0in">
              <draw:object draw:notify-on-update-of-ranges="Sheet1.A2:Sheet1.A501 Sheet1.B1:Sheet1.B1 Sheet1.B2:Sheet1.B501 Sheet1.A2:Sheet1.A501 Sheet1.C1:Sheet1.C1 Sheet1.C2:Sheet1.C501 Sheet1.A2:Sheet1.A501 Sheet1.D1:Sheet1.D1 Sheet1.D2:Sheet1.D501 Sheet1.A2:Sheet1.A501 Sheet1.E1:Sheet1.E1 Sheet1.E2:Sheet1.E501 Sheet1.A2:Sheet1.A501 Sheet1.F1:Sheet1.F1 Sheet1.F2:Sheet1.F501" xlink:href="./Object 1" xlink:type="simple" xlink:show="embed" xlink:actuate="onLoad">
                <loext:p text:style-name="P1">`</loext:p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00965118408203125" calcext:value-type="float">
            <text:p>0.00096511840820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:.F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5595245361328" calcext:value-type="float">
            <text:p>0.000965595245361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:.F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6310501098633" calcext:value-type="float">
            <text:p>0.00096631050109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:.F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6548919677734" calcext:value-type="float">
            <text:p>0.00096654891967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:.F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7025756835938" calcext:value-type="float">
            <text:p>0.00096702575683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:.F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7502593994141" calcext:value-type="float">
            <text:p>0.00096750259399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:.F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7741012573242" calcext:value-type="float">
            <text:p>0.00096774101257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:.F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8694686889648" calcext:value-type="float">
            <text:p>0.0009686946868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:.F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9409942626953" calcext:value-type="float">
            <text:p>0.00096940994262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0:.F1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9409942626953" calcext:value-type="float">
            <text:p>0.00096940994262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1:.F11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9409942626953" calcext:value-type="float">
            <text:p>0.00096940994262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2:.F1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9648361206055" calcext:value-type="float">
            <text:p>0.00096964836120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3:.F1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9886779785156" calcext:value-type="float">
            <text:p>0.000969886779785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4:.F1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0125198364258" calcext:value-type="float">
            <text:p>0.00097012519836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5:.F1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0363616943359" calcext:value-type="float">
            <text:p>0.00097036361694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6:.F1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0363616943359" calcext:value-type="float">
            <text:p>0.00097036361694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7:.F1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0602035522461" calcext:value-type="float">
            <text:p>0.000970602035522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8:.F1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0602035522461" calcext:value-type="float">
            <text:p>0.000970602035522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9:.F1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1078872680664" calcext:value-type="float">
            <text:p>0.000971078872681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0:.F2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1078872680664" calcext:value-type="float">
            <text:p>0.000971078872681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1:.F21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1078872680664" calcext:value-type="float">
            <text:p>0.000971078872681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2:.F2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1317291259766" calcext:value-type="float">
            <text:p>0.0009713172912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3:.F2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1317291259766" calcext:value-type="float">
            <text:p>0.0009713172912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4:.F2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1555709838867" calcext:value-type="float">
            <text:p>0.00097155570983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5:.F2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1555709838867" calcext:value-type="float">
            <text:p>0.00097155570983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6:.F2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03254699707" calcext:value-type="float">
            <text:p>0.00097203254699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7:.F2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270965576172" calcext:value-type="float">
            <text:p>0.00097227096557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8:.F2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270965576172" calcext:value-type="float">
            <text:p>0.00097227096557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29:.F2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270965576172" calcext:value-type="float">
            <text:p>0.00097227096557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0:.F3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270965576172" calcext:value-type="float">
            <text:p>0.00097227096557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1:.F31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509384155273" calcext:value-type="float">
            <text:p>0.000972509384155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2:.F3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509384155273" calcext:value-type="float">
            <text:p>0.000972509384155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3:.F3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747802734375" calcext:value-type="float">
            <text:p>0.00097274780273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4:.F3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747802734375" calcext:value-type="float">
            <text:p>0.00097274780273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5:.F3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747802734375" calcext:value-type="float">
            <text:p>0.00097274780273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6:.F3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747802734375" calcext:value-type="float">
            <text:p>0.00097274780273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7:.F3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986221313477" calcext:value-type="float">
            <text:p>0.00097298622131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8:.F3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3224639892578" calcext:value-type="float">
            <text:p>0.00097322463989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39:.F3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346305847168" calcext:value-type="float">
            <text:p>0.000973463058472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0:.F4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346305847168" calcext:value-type="float">
            <text:p>0.000973463058472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1:.F41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3939895629883" calcext:value-type="float">
            <text:p>0.0009739398956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2:.F4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4178314208984" calcext:value-type="float">
            <text:p>0.00097417831420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3:.F4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4178314208984" calcext:value-type="float">
            <text:p>0.00097417831420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4:.F4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4416732788086" calcext:value-type="float">
            <text:p>0.00097441673278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5:.F4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4655151367188" calcext:value-type="float">
            <text:p>0.00097465515136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6:.F4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4655151367188" calcext:value-type="float">
            <text:p>0.00097465515136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7:.F4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4893569946289" calcext:value-type="float">
            <text:p>0.00097489356994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8:.F4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5131988525391" calcext:value-type="float">
            <text:p>0.000975131988525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49:.F4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5131988525391" calcext:value-type="float">
            <text:p>0.000975131988525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0:.F5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5370407104492" calcext:value-type="float">
            <text:p>0.00097537040710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1:.F51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5370407104492" calcext:value-type="float">
            <text:p>0.00097537040710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2:.F5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5370407104492" calcext:value-type="float">
            <text:p>0.00097537040710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3:.F5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5370407104492" calcext:value-type="float">
            <text:p>0.00097537040710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4:.F5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5847244262695" calcext:value-type="float">
            <text:p>0.00097584724426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5:.F5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5847244262695" calcext:value-type="float">
            <text:p>0.00097584724426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6:.F5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65625" calcext:value-type="float">
            <text:p>0.0009765625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7:.F5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6800918579102" calcext:value-type="float">
            <text:p>0.00097680091857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8:.F5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7039337158203" calcext:value-type="float">
            <text:p>0.00097703933715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59:.F5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7039337158203" calcext:value-type="float">
            <text:p>0.00097703933715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0:.F6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7516174316406" calcext:value-type="float">
            <text:p>0.00097751617431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1:.F61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7516174316406" calcext:value-type="float">
            <text:p>0.00097751617431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2:.F6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7754592895508" calcext:value-type="float">
            <text:p>0.00097775459289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3:.F6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7754592895508" calcext:value-type="float">
            <text:p>0.00097775459289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4:.F6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8231430053711" calcext:value-type="float">
            <text:p>0.00097823143005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5:.F6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8946685791016" calcext:value-type="float">
            <text:p>0.000978946685791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6:.F6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9423522949219" calcext:value-type="float">
            <text:p>0.00097942352294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7:.F6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966194152832" calcext:value-type="float">
            <text:p>0.00097966194152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8:.F6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966194152832" calcext:value-type="float">
            <text:p>0.00097966194152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69:.F6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966194152832" calcext:value-type="float">
            <text:p>0.00097966194152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0:.F7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9900360107422" calcext:value-type="float">
            <text:p>0.00097990036010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1:.F71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9900360107422" calcext:value-type="float">
            <text:p>0.00097990036010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2:.F7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0138778686523" calcext:value-type="float">
            <text:p>0.00098013877868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3:.F7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0615615844727" calcext:value-type="float">
            <text:p>0.000980615615845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4:.F7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0854034423828" calcext:value-type="float">
            <text:p>0.00098085403442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5:.F7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1330871582031" calcext:value-type="float">
            <text:p>0.000981330871582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6:.F7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2999801635742" calcext:value-type="float">
            <text:p>0.00098299980163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7:.F7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6337661743164" calcext:value-type="float">
            <text:p>0.00098633766174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8:.F7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6337661743164" calcext:value-type="float">
            <text:p>0.00098633766174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79:.F7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6576080322266" calcext:value-type="float">
            <text:p>0.000986576080322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0:.F8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729133605957" calcext:value-type="float">
            <text:p>0.00098729133606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1:.F81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7529754638672" calcext:value-type="float">
            <text:p>0.00098752975463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2:.F8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7768173217773" calcext:value-type="float">
            <text:p>0.00098776817321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3:.F8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88006591796875" calcext:value-type="float">
            <text:p>0.000988006591797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4:.F8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9945068359375" calcext:value-type="float">
            <text:p>0.00099945068359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5:.F8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0088119506836" calcext:value-type="float">
            <text:p>0.00100088119506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6:.F8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0278854370117" calcext:value-type="float">
            <text:p>0.001002788543701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7:.F8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0350379943848" calcext:value-type="float">
            <text:p>0.00100350379943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8:.F8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0445747375488" calcext:value-type="float">
            <text:p>0.001004457473755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89:.F8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0517272949219" calcext:value-type="float">
            <text:p>0.001005172729492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0:.F9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1351737976074" calcext:value-type="float">
            <text:p>0.001013517379761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1:.F91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1375579833984" calcext:value-type="float">
            <text:p>0.0010137557983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2:.F92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2686882019043" calcext:value-type="float">
            <text:p>0.0010268688201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3:.F93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3282928466797" calcext:value-type="float">
            <text:p>0.00103282928466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4:.F94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4331970214844" calcext:value-type="float">
            <text:p>0.00104331970214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5:.F95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8242034912109" calcext:value-type="float">
            <text:p>0.001082420349121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6:.F96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8432769775391" calcext:value-type="float">
            <text:p>0.001084327697754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7:.F97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11103057861328" calcext:value-type="float">
            <text:p>0.00111103057861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8:.F98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16539001464844" calcext:value-type="float">
            <text:p>0.001165390014648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99:.F99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31654739379883" calcext:value-type="float">
            <text:p>0.001316547393799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00:.F100])"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290489196777344" calcext:value-type="float">
            <text:p>0.002904891967773</text:p>
          </table:table-cell>
          <table:table-cell table:number-columns-repeated="4"/>
          <table:table-cell office:value-type="float" office:value="0.561366045413755" calcext:value-type="float">
            <text:p>0.561366045413755</text:p>
          </table:table-cell>
          <table:table-cell table:formula="of:=MAX([.B101:.F101])" office:value-type="float" office:value="0.561366045413755" calcext:value-type="float">
            <text:p>0.561366045413755</text:p>
          </table:table-cell>
        </table:table-row>
        <table:table-row table:style-name="ro1">
          <table:table-cell table:style-name="ce2" office:value-type="float" office:value="0.0273506641387939" calcext:value-type="float">
            <text:p>0.027350664138794</text:p>
          </table:table-cell>
          <table:table-cell table:style-name="ce2" table:number-columns-repeated="2"/>
          <table:table-cell table:style-name="ce2"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02:.F10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313212871551514" calcext:value-type="float">
            <text:p>0.031321287155151</text:p>
          </table:table-cell>
          <table:table-cell table:number-columns-repeated="2"/>
          <table:table-cell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03:.F103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319094657897949" calcext:value-type="float">
            <text:p>0.031909465789795</text:p>
          </table:table-cell>
          <table:table-cell table:number-columns-repeated="2"/>
          <table:table-cell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04:.F104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334289073944092" calcext:value-type="float">
            <text:p>0.033428907394409</text:p>
          </table:table-cell>
          <table:table-cell table:number-columns-repeated="2"/>
          <table:table-cell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05:.F105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336837768554687" calcext:value-type="float">
            <text:p>0.033683776855469</text:p>
          </table:table-cell>
          <table:table-cell table:number-columns-repeated="2"/>
          <table:table-cell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06:.F10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356438159942627" calcext:value-type="float">
            <text:p>0.035643815994263</text:p>
          </table:table-cell>
          <table:table-cell table:number-columns-repeated="2"/>
          <table:table-cell office:value-type="float" office:value="0.718268940151086" calcext:value-type="float">
            <text:p>0.718268940151086</text:p>
          </table:table-cell>
          <table:table-cell table:number-columns-repeated="2"/>
          <table:table-cell table:formula="of:=MAX([.B107:.F107])" office:value-type="float" office:value="0.718268940151086" calcext:value-type="float">
            <text:p>0.718268940151086</text:p>
          </table:table-cell>
        </table:table-row>
        <table:table-row table:style-name="ro1">
          <table:table-cell office:value-type="float" office:value="0.0377063751220703" calcext:value-type="float">
            <text:p>0.03770637512207</text:p>
          </table:table-cell>
          <table:table-cell office:value-type="float" office:value="0.794972589287879" calcext:value-type="float">
            <text:p>0.794972589287879</text:p>
          </table:table-cell>
          <table:table-cell table:number-columns-repeated="4"/>
          <table:table-cell table:formula="of:=MAX([.B108:.F108])" office:value-type="float" office:value="0.794972589287879" calcext:value-type="float">
            <text:p>0.794972589287879</text:p>
          </table:table-cell>
        </table:table-row>
        <table:table-row table:style-name="ro1">
          <table:table-cell office:value-type="float" office:value="0.0383362770080566" calcext:value-type="float">
            <text:p>0.038336277008057</text:p>
          </table:table-cell>
          <table:table-cell table:number-columns-repeated="2"/>
          <table:table-cell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09:.F109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387213230133057" calcext:value-type="float">
            <text:p>0.038721323013306</text:p>
          </table:table-cell>
          <table:table-cell table:number-columns-repeated="2"/>
          <table:table-cell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10:.F110])" office:value-type="float" office:value="0.723633215890524" calcext:value-type="float">
            <text:p>0.723633215890524</text:p>
          </table:table-cell>
        </table:table-row>
        <table:table-row table:style-name="ro1">
          <table:table-cell table:style-name="ce2" office:value-type="float" office:value="0.0393359661102295" calcext:value-type="float">
            <text:p>0.03933596611023</text:p>
          </table:table-cell>
          <table:table-cell table:style-name="ce2"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111:.F111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0403907299041748" calcext:value-type="float">
            <text:p>0.040390729904175</text:p>
          </table:table-cell>
          <table:table-cell office:value-type="float" office:value="0.839674271537755" calcext:value-type="float">
            <text:p>0.839674271537755</text:p>
          </table:table-cell>
          <table:table-cell table:number-columns-repeated="4"/>
          <table:table-cell table:formula="of:=MAX([.B112:.F112])" office:value-type="float" office:value="0.839674271537755" calcext:value-type="float">
            <text:p>0.839674271537755</text:p>
          </table:table-cell>
        </table:table-row>
        <table:table-row table:style-name="ro1">
          <table:table-cell office:value-type="float" office:value="0.040494441986084" calcext:value-type="float">
            <text:p>0.040494441986084</text:p>
          </table:table-cell>
          <table:table-cell office:value-type="float" office:value="0.712504195751092" calcext:value-type="float">
            <text:p>0.712504195751092</text:p>
          </table:table-cell>
          <table:table-cell table:number-columns-repeated="4"/>
          <table:table-cell table:formula="of:=MAX([.B113:.F113])" office:value-type="float" office:value="0.712504195751092" calcext:value-type="float">
            <text:p>0.712504195751092</text:p>
          </table:table-cell>
        </table:table-row>
        <table:table-row table:style-name="ro1">
          <table:table-cell office:value-type="float" office:value="0.0406348705291748" calcext:value-type="float">
            <text:p>0.040634870529175</text:p>
          </table:table-cell>
          <table:table-cell office:value-type="float" office:value="0.964705163331477" calcext:value-type="float">
            <text:p>0.964705163331477</text:p>
          </table:table-cell>
          <table:table-cell table:number-columns-repeated="4"/>
          <table:table-cell table:formula="of:=MAX([.B114:.F114])" office:value-type="float" office:value="0.964705163331477" calcext:value-type="float">
            <text:p>0.964705163331477</text:p>
          </table:table-cell>
        </table:table-row>
        <table:table-row table:style-name="ro1">
          <table:table-cell office:value-type="float" office:value="0.041677713394165" calcext:value-type="float">
            <text:p>0.041677713394165</text:p>
          </table:table-cell>
          <table:table-cell office:value-type="float" office:value="0.776823525560999" calcext:value-type="float">
            <text:p>0.776823525560999</text:p>
          </table:table-cell>
          <table:table-cell table:number-columns-repeated="4"/>
          <table:table-cell table:formula="of:=MAX([.B115:.F115])" office:value-type="float" office:value="0.776823525560999" calcext:value-type="float">
            <text:p>0.776823525560999</text:p>
          </table:table-cell>
        </table:table-row>
        <table:table-row table:style-name="ro1">
          <table:table-cell office:value-type="float" office:value="0.0421521663665772" calcext:value-type="float">
            <text:p>0.042152166366577</text:p>
          </table:table-cell>
          <table:table-cell office:value-type="float" office:value="0.989814857650122" calcext:value-type="float">
            <text:p>0.989814857650122</text:p>
          </table:table-cell>
          <table:table-cell table:number-columns-repeated="4"/>
          <table:table-cell table:formula="of:=MAX([.B116:.F116])" office:value-type="float" office:value="0.989814857650122" calcext:value-type="float">
            <text:p>0.989814857650122</text:p>
          </table:table-cell>
        </table:table-row>
        <table:table-row table:style-name="ro1">
          <table:table-cell table:style-name="ce2" office:value-type="float" office:value="0.0438990592956543" calcext:value-type="float">
            <text:p>0.043899059295654</text:p>
          </table:table-cell>
          <table:table-cell table:style-name="ce2" table:number-columns-repeated="2"/>
          <table:table-cell table:style-name="ce2" office:value-type="float" office:value="0.664071117686536" calcext:value-type="float">
            <text:p>0.664071117686536</text:p>
          </table:table-cell>
          <table:table-cell table:style-name="ce2"/>
          <table:table-cell/>
          <table:table-cell table:formula="of:=MAX([.B117:.F117])" office:value-type="float" office:value="0.664071117686536" calcext:value-type="float">
            <text:p>0.664071117686536</text:p>
          </table:table-cell>
        </table:table-row>
        <table:table-row table:style-name="ro1">
          <table:table-cell office:value-type="float" office:value="0.0445625782012939" calcext:value-type="float">
            <text:p>0.044562578201294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118:.F118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0449035167694092" calcext:value-type="float">
            <text:p>0.044903516769409</text:p>
          </table:table-cell>
          <table:table-cell office:value-type="float" office:value="1.05245937778799" calcext:value-type="float">
            <text:p>1.05245937778799</text:p>
          </table:table-cell>
          <table:table-cell table:number-columns-repeated="4"/>
          <table:table-cell table:formula="of:=MAX([.B119:.F119])" office:value-type="float" office:value="1.05245937778799" calcext:value-type="float">
            <text:p>1.05245937778799</text:p>
          </table:table-cell>
        </table:table-row>
        <table:table-row table:style-name="ro1">
          <table:table-cell office:value-type="float" office:value="0.0449974536895752" calcext:value-type="float">
            <text:p>0.044997453689575</text:p>
          </table:table-cell>
          <table:table-cell table:number-columns-repeated="2"/>
          <table:table-cell office:value-type="float" office:value="0.665475425430342" calcext:value-type="float">
            <text:p>0.665475425430342</text:p>
          </table:table-cell>
          <table:table-cell table:number-columns-repeated="2"/>
          <table:table-cell table:formula="of:=MAX([.B120:.F120])" office:value-type="float" office:value="0.665475425430342" calcext:value-type="float">
            <text:p>0.665475425430342</text:p>
          </table:table-cell>
        </table:table-row>
        <table:table-row table:style-name="ro1">
          <table:table-cell office:value-type="float" office:value="0.0450596809387207" calcext:value-type="float">
            <text:p>0.045059680938721</text:p>
          </table:table-cell>
          <table:table-cell office:value-type="float" office:value="0.831525204795315" calcext:value-type="float">
            <text:p>0.831525204795315</text:p>
          </table:table-cell>
          <table:table-cell table:number-columns-repeated="4"/>
          <table:table-cell table:formula="of:=MAX([.B121:.F121])" office:value-type="float" office:value="0.831525204795315" calcext:value-type="float">
            <text:p>0.831525204795315</text:p>
          </table:table-cell>
        </table:table-row>
        <table:table-row table:style-name="ro1">
          <table:table-cell office:value-type="float" office:value="0.0467042922973633" calcext:value-type="float">
            <text:p>0.046704292297363</text:p>
          </table:table-cell>
          <table:table-cell office:value-type="float" office:value="0.854899072755561" calcext:value-type="float">
            <text:p>0.854899072755561</text:p>
          </table:table-cell>
          <table:table-cell table:number-columns-repeated="4"/>
          <table:table-cell table:formula="of:=MAX([.B122:.F122])" office:value-type="float" office:value="0.854899072755561" calcext:value-type="float">
            <text:p>0.854899072755561</text:p>
          </table:table-cell>
        </table:table-row>
        <table:table-row table:style-name="ro1">
          <table:table-cell office:value-type="float" office:value="0.0470545291900635" calcext:value-type="float">
            <text:p>0.047054529190064</text:p>
          </table:table-cell>
          <table:table-cell table:number-columns-repeated="2"/>
          <table:table-cell office:value-type="float" office:value="0.681484605123413" calcext:value-type="float">
            <text:p>0.681484605123413</text:p>
          </table:table-cell>
          <table:table-cell table:number-columns-repeated="2"/>
          <table:table-cell table:formula="of:=MAX([.B123:.F123])" office:value-type="float" office:value="0.681484605123413" calcext:value-type="float">
            <text:p>0.681484605123413</text:p>
          </table:table-cell>
        </table:table-row>
        <table:table-row table:style-name="ro1">
          <table:table-cell office:value-type="float" office:value="0.0471034049987793" calcext:value-type="float">
            <text:p>0.047103404998779</text:p>
          </table:table-cell>
          <table:table-cell office:value-type="float" office:value="0.849405354045708" calcext:value-type="float">
            <text:p>0.849405354045708</text:p>
          </table:table-cell>
          <table:table-cell table:number-columns-repeated="4"/>
          <table:table-cell table:formula="of:=MAX([.B124:.F124])" office:value-type="float" office:value="0.849405354045708" calcext:value-type="float">
            <text:p>0.849405354045708</text:p>
          </table:table-cell>
        </table:table-row>
        <table:table-row table:style-name="ro1">
          <table:table-cell office:value-type="float" office:value="0.0473172664642334" calcext:value-type="float">
            <text:p>0.047317266464233</text:p>
          </table:table-cell>
          <table:table-cell office:value-type="float" office:value="0.850204904811443" calcext:value-type="float">
            <text:p>0.850204904811443</text:p>
          </table:table-cell>
          <table:table-cell table:number-columns-repeated="4"/>
          <table:table-cell table:formula="of:=MAX([.B125:.F125])" office:value-type="float" office:value="0.850204904811443" calcext:value-type="float">
            <text:p>0.850204904811443</text:p>
          </table:table-cell>
        </table:table-row>
        <table:table-row table:style-name="ro1">
          <table:table-cell office:value-type="float" office:value="0.0488157272338867" calcext:value-type="float">
            <text:p>0.048815727233887</text:p>
          </table:table-cell>
          <table:table-cell table:number-columns-repeated="2"/>
          <table:table-cell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26:.F12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49135684967041" calcext:value-type="float">
            <text:p>0.049135684967041</text:p>
          </table:table-cell>
          <table:table-cell office:value-type="float" office:value="0.875190765887268" calcext:value-type="float">
            <text:p>0.875190765887268</text:p>
          </table:table-cell>
          <table:table-cell table:number-columns-repeated="4"/>
          <table:table-cell table:formula="of:=MAX([.B127:.F127])" office:value-type="float" office:value="0.875190765887268" calcext:value-type="float">
            <text:p>0.875190765887268</text:p>
          </table:table-cell>
        </table:table-row>
        <table:table-row table:style-name="ro1">
          <table:table-cell office:value-type="float" office:value="0.0560293197631836" calcext:value-type="float">
            <text:p>0.056029319763184</text:p>
          </table:table-cell>
          <table:table-cell table:number-columns-repeated="2"/>
          <table:table-cell office:value-type="float" office:value="0.68996639050893" calcext:value-type="float">
            <text:p>0.68996639050893</text:p>
          </table:table-cell>
          <table:table-cell table:number-columns-repeated="2"/>
          <table:table-cell table:formula="of:=MAX([.B128:.F128])" office:value-type="float" office:value="0.68996639050893" calcext:value-type="float">
            <text:p>0.68996639050893</text:p>
          </table:table-cell>
        </table:table-row>
        <table:table-row table:style-name="ro1">
          <table:table-cell office:value-type="float" office:value="0.056178092956543" calcext:value-type="float">
            <text:p>0.056178092956543</text:p>
          </table:table-cell>
          <table:table-cell table:number-columns-repeated="2"/>
          <table:table-cell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29:.F129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629439353942871" calcext:value-type="float">
            <text:p>0.062943935394287</text:p>
          </table:table-cell>
          <table:table-cell table:number-columns-repeated="2"/>
          <table:table-cell office:value-type="float" office:value="0.684273021525093" calcext:value-type="float">
            <text:p>0.684273021525093</text:p>
          </table:table-cell>
          <table:table-cell table:number-columns-repeated="2"/>
          <table:table-cell table:formula="of:=MAX([.B130:.F130])" office:value-type="float" office:value="0.684273021525093" calcext:value-type="float">
            <text:p>0.684273021525093</text:p>
          </table:table-cell>
        </table:table-row>
        <table:table-row table:style-name="ro1">
          <table:table-cell office:value-type="float" office:value="0.0636272430419922" calcext:value-type="float">
            <text:p>0.063627243041992</text:p>
          </table:table-cell>
          <table:table-cell table:number-columns-repeated="2"/>
          <table:table-cell office:value-type="float" office:value="0.666057442054621" calcext:value-type="float">
            <text:p>0.666057442054621</text:p>
          </table:table-cell>
          <table:table-cell table:number-columns-repeated="2"/>
          <table:table-cell table:formula="of:=MAX([.B131:.F131])" office:value-type="float" office:value="0.666057442054621" calcext:value-type="float">
            <text:p>0.666057442054621</text:p>
          </table:table-cell>
        </table:table-row>
        <table:table-row table:style-name="ro1">
          <table:table-cell office:value-type="float" office:value="0.0694346427917481" calcext:value-type="float">
            <text:p>0.069434642791748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132:.F13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710263252258301" calcext:value-type="float">
            <text:p>0.07102632522583</text:p>
          </table:table-cell>
          <table:table-cell office:value-type="float" office:value="0.83588572785723" calcext:value-type="float">
            <text:p>0.83588572785723</text:p>
          </table:table-cell>
          <table:table-cell table:number-columns-repeated="4"/>
          <table:table-cell table:formula="of:=MAX([.B133:.F133])" office:value-type="float" office:value="0.83588572785723" calcext:value-type="float">
            <text:p>0.83588572785723</text:p>
          </table:table-cell>
        </table:table-row>
        <table:table-row table:style-name="ro1">
          <table:table-cell office:value-type="float" office:value="0.0715513229370117" calcext:value-type="float">
            <text:p>0.071551322937012</text:p>
          </table:table-cell>
          <table:table-cell table:number-columns-repeated="2"/>
          <table:table-cell office:value-type="float" office:value="0.671106892213007" calcext:value-type="float">
            <text:p>0.671106892213007</text:p>
          </table:table-cell>
          <table:table-cell table:number-columns-repeated="2"/>
          <table:table-cell table:formula="of:=MAX([.B134:.F134])" office:value-type="float" office:value="0.671106892213007" calcext:value-type="float">
            <text:p>0.671106892213007</text:p>
          </table:table-cell>
        </table:table-row>
        <table:table-row table:style-name="ro1">
          <table:table-cell table:style-name="ce2" office:value-type="float" office:value="0.0729629993438721" calcext:value-type="float">
            <text:p>0.072962999343872</text:p>
          </table:table-cell>
          <table:table-cell table:style-name="ce2" office:value-type="float" office:value="0.675833038783194" calcext:value-type="float">
            <text:p>0.675833038783194</text:p>
          </table:table-cell>
          <table:table-cell table:number-columns-repeated="4"/>
          <table:table-cell table:formula="of:=MAX([.B135:.F135])" office:value-type="float" office:value="0.675833038783194" calcext:value-type="float">
            <text:p>0.675833038783194</text:p>
          </table:table-cell>
        </table:table-row>
        <table:table-row table:style-name="ro1">
          <table:table-cell office:value-type="float" office:value="0.0747077465057373" calcext:value-type="float">
            <text:p>0.074707746505737</text:p>
          </table:table-cell>
          <table:table-cell office:value-type="float" office:value="0.709398728593082" calcext:value-type="float">
            <text:p>0.709398728593082</text:p>
          </table:table-cell>
          <table:table-cell table:number-columns-repeated="4"/>
          <table:table-cell table:formula="of:=MAX([.B136:.F136])" office:value-type="float" office:value="0.709398728593082" calcext:value-type="float">
            <text:p>0.709398728593082</text:p>
          </table:table-cell>
        </table:table-row>
        <table:table-row table:style-name="ro1">
          <table:table-cell office:value-type="float" office:value="0.0757827758789063" calcext:value-type="float">
            <text:p>0.075782775878906</text:p>
          </table:table-cell>
          <table:table-cell office:value-type="float" office:value="0.787958916537713" calcext:value-type="float">
            <text:p>0.787958916537713</text:p>
          </table:table-cell>
          <table:table-cell table:number-columns-repeated="4"/>
          <table:table-cell table:formula="of:=MAX([.B137:.F137])" office:value-type="float" office:value="0.787958916537713" calcext:value-type="float">
            <text:p>0.787958916537713</text:p>
          </table:table-cell>
        </table:table-row>
        <table:table-row table:style-name="ro1">
          <table:table-cell office:value-type="float" office:value="0.0763208866119385" calcext:value-type="float">
            <text:p>0.076320886611939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138:.F138])" office:value-type="float" office:value="0.723633215890524" calcext:value-type="float">
            <text:p>0.723633215890524</text:p>
          </table:table-cell>
        </table:table-row>
        <table:table-row table:style-name="ro1">
          <table:table-cell table:style-name="ce2" office:value-type="float" office:value="0.0783603191375732" calcext:value-type="float">
            <text:p>0.078360319137573</text:p>
          </table:table-cell>
          <table:table-cell table:style-name="ce2" table:number-columns-repeated="2"/>
          <table:table-cell table:style-name="ce2" office:value-type="float" office:value="0.610330579892844" calcext:value-type="float">
            <text:p>0.610330579892844</text:p>
          </table:table-cell>
          <table:table-cell table:style-name="ce2"/>
          <table:table-cell/>
          <table:table-cell table:formula="of:=MAX([.B139:.F139])" office:value-type="float" office:value="0.610330579892844" calcext:value-type="float">
            <text:p>0.610330579892844</text:p>
          </table:table-cell>
        </table:table-row>
        <table:table-row table:style-name="ro1">
          <table:table-cell office:value-type="float" office:value="0.0785467624664307" calcext:value-type="float">
            <text:p>0.078546762466431</text:p>
          </table:table-cell>
          <table:table-cell table:number-columns-repeated="2"/>
          <table:table-cell office:value-type="float" office:value="0.666553884417091" calcext:value-type="float">
            <text:p>0.666553884417091</text:p>
          </table:table-cell>
          <table:table-cell table:number-columns-repeated="2"/>
          <table:table-cell table:formula="of:=MAX([.B140:.F140])" office:value-type="float" office:value="0.666553884417091" calcext:value-type="float">
            <text:p>0.666553884417091</text:p>
          </table:table-cell>
        </table:table-row>
        <table:table-row table:style-name="ro1">
          <table:table-cell office:value-type="float" office:value="0.0794072151184082" calcext:value-type="float">
            <text:p>0.079407215118408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141:.F141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804100036621094" calcext:value-type="float">
            <text:p>0.080410003662109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142:.F14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805611610412598" calcext:value-type="float">
            <text:p>0.08056116104126</text:p>
          </table:table-cell>
          <table:table-cell office:value-type="float" office:value="0.675985621362195" calcext:value-type="float">
            <text:p>0.675985621362195</text:p>
          </table:table-cell>
          <table:table-cell table:number-columns-repeated="4"/>
          <table:table-cell table:formula="of:=MAX([.B143:.F143])" office:value-type="float" office:value="0.675985621362195" calcext:value-type="float">
            <text:p>0.675985621362195</text:p>
          </table:table-cell>
        </table:table-row>
        <table:table-row table:style-name="ro1">
          <table:table-cell office:value-type="float" office:value="0.0812036991119385" calcext:value-type="float">
            <text:p>0.081203699111939</text:p>
          </table:table-cell>
          <table:table-cell table:number-columns-repeated="2"/>
          <table:table-cell office:value-type="float" office:value="0.683638650459931" calcext:value-type="float">
            <text:p>0.683638650459931</text:p>
          </table:table-cell>
          <table:table-cell table:number-columns-repeated="2"/>
          <table:table-cell table:formula="of:=MAX([.B144:.F144])" office:value-type="float" office:value="0.683638650459931" calcext:value-type="float">
            <text:p>0.683638650459931</text:p>
          </table:table-cell>
        </table:table-row>
        <table:table-row table:style-name="ro1">
          <table:table-cell office:value-type="float" office:value="0.0845730304718018" calcext:value-type="float">
            <text:p>0.084573030471802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145:.F145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0873463153839111" calcext:value-type="float">
            <text:p>0.087346315383911</text:p>
          </table:table-cell>
          <table:table-cell table:number-columns-repeated="2"/>
          <table:table-cell office:value-type="float" office:value="0.723633215890524" calcext:value-type="float">
            <text:p>0.723633215890524</text:p>
          </table:table-cell>
          <table:table-cell table:number-columns-repeated="2"/>
          <table:table-cell table:formula="of:=MAX([.B146:.F14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0976500511169434" calcext:value-type="float">
            <text:p>0.097650051116943</text:p>
          </table:table-cell>
          <table:table-cell table:number-columns-repeated="2"/>
          <table:table-cell office:value-type="float" office:value="0.664017762119345" calcext:value-type="float">
            <text:p>0.664017762119345</text:p>
          </table:table-cell>
          <table:table-cell table:number-columns-repeated="2"/>
          <table:table-cell table:formula="of:=MAX([.B147:.F147])" office:value-type="float" office:value="0.664017762119345" calcext:value-type="float">
            <text:p>0.664017762119345</text:p>
          </table:table-cell>
        </table:table-row>
        <table:table-row table:style-name="ro1">
          <table:table-cell office:value-type="float" office:value="0.0977282524108887" calcext:value-type="float">
            <text:p>0.097728252410889</text:p>
          </table:table-cell>
          <table:table-cell table:number-columns-repeated="2"/>
          <table:table-cell office:value-type="float" office:value="0.608434975746505" calcext:value-type="float">
            <text:p>0.608434975746505</text:p>
          </table:table-cell>
          <table:table-cell table:number-columns-repeated="2"/>
          <table:table-cell table:formula="of:=MAX([.B148:.F148])" office:value-type="float" office:value="0.608434975746505" calcext:value-type="float">
            <text:p>0.608434975746505</text:p>
          </table:table-cell>
        </table:table-row>
        <table:table-row table:style-name="ro1">
          <table:table-cell office:value-type="float" office:value="0.102917671203613" calcext:value-type="float">
            <text:p>0.102917671203613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149:.F149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105314493179321" calcext:value-type="float">
            <text:p>0.105314493179321</text:p>
          </table:table-cell>
          <table:table-cell table:number-columns-repeated="2"/>
          <table:table-cell office:value-type="float" office:value="0.676903723427933" calcext:value-type="float">
            <text:p>0.676903723427933</text:p>
          </table:table-cell>
          <table:table-cell table:number-columns-repeated="2"/>
          <table:table-cell table:formula="of:=MAX([.B150:.F150])" office:value-type="float" office:value="0.676903723427933" calcext:value-type="float">
            <text:p>0.676903723427933</text:p>
          </table:table-cell>
        </table:table-row>
        <table:table-row table:style-name="ro1">
          <table:table-cell office:value-type="float" office:value="0.10582423210144" calcext:value-type="float">
            <text:p>0.10582423210144</text:p>
          </table:table-cell>
          <table:table-cell office:value-type="float" office:value="0.730807854223759" calcext:value-type="float">
            <text:p>0.730807854223759</text:p>
          </table:table-cell>
          <table:table-cell table:number-columns-repeated="4"/>
          <table:table-cell table:formula="of:=MAX([.B151:.F151])" office:value-type="float" office:value="0.730807854223759" calcext:value-type="float">
            <text:p>0.730807854223759</text:p>
          </table:table-cell>
        </table:table-row>
        <table:table-row table:style-name="ro1">
          <table:table-cell office:value-type="float" office:value="0.108787775039673" calcext:value-type="float">
            <text:p>0.108787775039673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152:.F152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108923673629761" calcext:value-type="float">
            <text:p>0.108923673629761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153:.F153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112126588821411" calcext:value-type="float">
            <text:p>0.112126588821411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154:.F154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113126277923584" calcext:value-type="float">
            <text:p>0.113126277923584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155:.F155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18918657302856" calcext:value-type="float">
            <text:p>0.118918657302856</text:p>
          </table:table-cell>
          <table:table-cell table:number-columns-repeated="2"/>
          <table:table-cell office:value-type="float" office:value="0.610330579892844" calcext:value-type="float">
            <text:p>0.610330579892844</text:p>
          </table:table-cell>
          <table:table-cell table:number-columns-repeated="2"/>
          <table:table-cell table:formula="of:=MAX([.B156:.F156])" office:value-type="float" office:value="0.610330579892844" calcext:value-type="float">
            <text:p>0.610330579892844</text:p>
          </table:table-cell>
        </table:table-row>
        <table:table-row table:style-name="ro1">
          <table:table-cell office:value-type="float" office:value="0.121335029602051" calcext:value-type="float">
            <text:p>0.121335029602051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57:.F157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1441125869751" calcext:value-type="float">
            <text:p>0.121441125869751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58:.F158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1641159057617" calcext:value-type="float">
            <text:p>0.121641159057617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59:.F159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2289180755615" calcext:value-type="float">
            <text:p>0.122289180755615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60:.F160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2574329376221" calcext:value-type="float">
            <text:p>0.122574329376221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61:.F161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3018264770508" calcext:value-type="float">
            <text:p>0.123018264770508</text:p>
          </table:table-cell>
          <table:table-cell table:number-columns-repeated="3"/>
          <table:table-cell office:value-type="float" office:value="0.683763670844395" calcext:value-type="float">
            <text:p>0.683763670844395</text:p>
          </table:table-cell>
          <table:table-cell/>
          <table:table-cell table:formula="of:=MAX([.B162:.F162])" office:value-type="float" office:value="0.683763670844395" calcext:value-type="float">
            <text:p>0.683763670844395</text:p>
          </table:table-cell>
        </table:table-row>
        <table:table-row table:style-name="ro1">
          <table:table-cell office:value-type="float" office:value="0.123172044754028" calcext:value-type="float">
            <text:p>0.123172044754028</text:p>
          </table:table-cell>
          <table:table-cell table:number-columns-repeated="2"/>
          <table:table-cell office:value-type="float" office:value="0.664969086745038" calcext:value-type="float">
            <text:p>0.664969086745038</text:p>
          </table:table-cell>
          <table:table-cell table:number-columns-repeated="2"/>
          <table:table-cell table:formula="of:=MAX([.B163:.F163])" office:value-type="float" office:value="0.664969086745038" calcext:value-type="float">
            <text:p>0.664969086745038</text:p>
          </table:table-cell>
        </table:table-row>
        <table:table-row table:style-name="ro1">
          <table:table-cell office:value-type="float" office:value="0.123334407806396" calcext:value-type="float">
            <text:p>0.123334407806396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64:.F164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557053565979" calcext:value-type="float">
            <text:p>0.12557053565979</text:p>
          </table:table-cell>
          <table:table-cell table:number-columns-repeated="3"/>
          <table:table-cell office:value-type="float" office:value="0.665871180474018" calcext:value-type="float">
            <text:p>0.665871180474018</text:p>
          </table:table-cell>
          <table:table-cell/>
          <table:table-cell table:formula="of:=MAX([.B165:.F165])" office:value-type="float" office:value="0.665871180474018" calcext:value-type="float">
            <text:p>0.665871180474018</text:p>
          </table:table-cell>
        </table:table-row>
        <table:table-row table:style-name="ro1">
          <table:table-cell office:value-type="float" office:value="0.126072645187378" calcext:value-type="float">
            <text:p>0.126072645187378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66:.F16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6135349273682" calcext:value-type="float">
            <text:p>0.126135349273682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67:.F167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6254081726074" calcext:value-type="float">
            <text:p>0.126254081726074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68:.F168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6685857772827" calcext:value-type="float">
            <text:p>0.126685857772827</text:p>
          </table:table-cell>
          <table:table-cell table:number-columns-repeated="3"/>
          <table:table-cell office:value-type="float" office:value="0.665885544231951" calcext:value-type="float">
            <text:p>0.665885544231951</text:p>
          </table:table-cell>
          <table:table-cell/>
          <table:table-cell table:formula="of:=MAX([.B169:.F169])" office:value-type="float" office:value="0.665885544231951" calcext:value-type="float">
            <text:p>0.665885544231951</text:p>
          </table:table-cell>
        </table:table-row>
        <table:table-row table:style-name="ro1">
          <table:table-cell office:value-type="float" office:value="0.127050638198853" calcext:value-type="float">
            <text:p>0.127050638198853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70:.F170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7179622650146" calcext:value-type="float">
            <text:p>0.127179622650146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71:.F171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7519369125366" calcext:value-type="float">
            <text:p>0.127519369125366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72:.F17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7820014953613" calcext:value-type="float">
            <text:p>0.127820014953613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73:.F173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7849817276001" calcext:value-type="float">
            <text:p>0.127849817276001</text:p>
          </table:table-cell>
          <table:table-cell table:number-columns-repeated="2"/>
          <table:table-cell office:value-type="float" office:value="0.628933703124715" calcext:value-type="float">
            <text:p>0.628933703124715</text:p>
          </table:table-cell>
          <table:table-cell table:number-columns-repeated="2"/>
          <table:table-cell table:formula="of:=MAX([.B174:.F174])" office:value-type="float" office:value="0.628933703124715" calcext:value-type="float">
            <text:p>0.628933703124715</text:p>
          </table:table-cell>
        </table:table-row>
        <table:table-row table:style-name="ro1">
          <table:table-cell office:value-type="float" office:value="0.128110647201538" calcext:value-type="float">
            <text:p>0.128110647201538</text:p>
          </table:table-cell>
          <table:table-cell table:number-columns-repeated="3"/>
          <table:table-cell office:value-type="float" office:value="0.722903361214398" calcext:value-type="float">
            <text:p>0.722903361214398</text:p>
          </table:table-cell>
          <table:table-cell/>
          <table:table-cell table:formula="of:=MAX([.B175:.F175])" office:value-type="float" office:value="0.722903361214398" calcext:value-type="float">
            <text:p>0.722903361214398</text:p>
          </table:table-cell>
        </table:table-row>
        <table:table-row table:style-name="ro1">
          <table:table-cell office:value-type="float" office:value="0.128359317779541" calcext:value-type="float">
            <text:p>0.128359317779541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76:.F17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9014015197754" calcext:value-type="float">
            <text:p>0.129014015197754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77:.F177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9230260848999" calcext:value-type="float">
            <text:p>0.129230260848999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78:.F178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29401683807373" calcext:value-type="float">
            <text:p>0.129401683807373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79:.F179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30065679550171" calcext:value-type="float">
            <text:p>0.130065679550171</text:p>
          </table:table-cell>
          <table:table-cell table:number-columns-repeated="3"/>
          <table:table-cell office:value-type="float" office:value="0.68785835853308" calcext:value-type="float">
            <text:p>0.68785835853308</text:p>
          </table:table-cell>
          <table:table-cell/>
          <table:table-cell table:formula="of:=MAX([.B180:.F180])" office:value-type="float" office:value="0.68785835853308" calcext:value-type="float">
            <text:p>0.68785835853308</text:p>
          </table:table-cell>
        </table:table-row>
        <table:table-row table:style-name="ro1">
          <table:table-cell office:value-type="float" office:value="0.130450010299683" calcext:value-type="float">
            <text:p>0.130450010299683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81:.F181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3566255569458" calcext:value-type="float">
            <text:p>0.13566255569458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82:.F18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35879993438721" calcext:value-type="float">
            <text:p>0.135879993438721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83:.F183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36467456817627" calcext:value-type="float">
            <text:p>0.136467456817627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184:.F184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36768579483032" calcext:value-type="float">
            <text:p>0.136768579483032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185:.F185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140344619750977" calcext:value-type="float">
            <text:p>0.140344619750977</text:p>
          </table:table-cell>
          <table:table-cell table:number-columns-repeated="2"/>
          <table:table-cell office:value-type="float" office:value="0.665740639636203" calcext:value-type="float">
            <text:p>0.665740639636203</text:p>
          </table:table-cell>
          <table:table-cell table:number-columns-repeated="2"/>
          <table:table-cell table:formula="of:=MAX([.B186:.F186])" office:value-type="float" office:value="0.665740639636203" calcext:value-type="float">
            <text:p>0.665740639636203</text:p>
          </table:table-cell>
        </table:table-row>
        <table:table-row table:style-name="ro1">
          <table:table-cell office:value-type="float" office:value="0.141560316085815" calcext:value-type="float">
            <text:p>0.141560316085815</text:p>
          </table:table-cell>
          <table:table-cell office:value-type="float" office:value="0.739490205785149" calcext:value-type="float">
            <text:p>0.739490205785149</text:p>
          </table:table-cell>
          <table:table-cell table:number-columns-repeated="4"/>
          <table:table-cell table:formula="of:=MAX([.B187:.F187])" office:value-type="float" office:value="0.739490205785149" calcext:value-type="float">
            <text:p>0.739490205785149</text:p>
          </table:table-cell>
        </table:table-row>
        <table:table-row table:style-name="ro1">
          <table:table-cell office:value-type="float" office:value="0.146803855895996" calcext:value-type="float">
            <text:p>0.146803855895996</text:p>
          </table:table-cell>
          <table:table-cell office:value-type="float" office:value="0.822146623511829" calcext:value-type="float">
            <text:p>0.822146623511829</text:p>
          </table:table-cell>
          <table:table-cell table:number-columns-repeated="4"/>
          <table:table-cell table:formula="of:=MAX([.B188:.F188])" office:value-type="float" office:value="0.822146623511829" calcext:value-type="float">
            <text:p>0.822146623511829</text:p>
          </table:table-cell>
        </table:table-row>
        <table:table-row table:style-name="ro1">
          <table:table-cell office:value-type="float" office:value="0.147936105728149" calcext:value-type="float">
            <text:p>0.147936105728149</text:p>
          </table:table-cell>
          <table:table-cell table:number-columns-repeated="2"/>
          <table:table-cell office:value-type="float" office:value="0.618844994147211" calcext:value-type="float">
            <text:p>0.618844994147211</text:p>
          </table:table-cell>
          <table:table-cell table:number-columns-repeated="2"/>
          <table:table-cell table:formula="of:=MAX([.B189:.F189])" office:value-type="float" office:value="0.618844994147211" calcext:value-type="float">
            <text:p>0.618844994147211</text:p>
          </table:table-cell>
        </table:table-row>
        <table:table-row table:style-name="ro1">
          <table:table-cell office:value-type="float" office:value="0.149971723556519" calcext:value-type="float">
            <text:p>0.149971723556519</text:p>
          </table:table-cell>
          <table:table-cell office:value-type="float" office:value="0.692701085338488" calcext:value-type="float">
            <text:p>0.692701085338488</text:p>
          </table:table-cell>
          <table:table-cell table:number-columns-repeated="4"/>
          <table:table-cell table:formula="of:=MAX([.B190:.F190])" office:value-type="float" office:value="0.692701085338488" calcext:value-type="float">
            <text:p>0.692701085338488</text:p>
          </table:table-cell>
        </table:table-row>
        <table:table-row table:style-name="ro1">
          <table:table-cell office:value-type="float" office:value="0.150635957717896" calcext:value-type="float">
            <text:p>0.150635957717896</text:p>
          </table:table-cell>
          <table:table-cell table:number-columns-repeated="3"/>
          <table:table-cell office:value-type="float" office:value="0.69104626531515" calcext:value-type="float">
            <text:p>0.69104626531515</text:p>
          </table:table-cell>
          <table:table-cell/>
          <table:table-cell table:formula="of:=MAX([.B191:.F191])" office:value-type="float" office:value="0.69104626531515" calcext:value-type="float">
            <text:p>0.69104626531515</text:p>
          </table:table-cell>
        </table:table-row>
        <table:table-row table:style-name="ro1">
          <table:table-cell office:value-type="float" office:value="0.159750699996948" calcext:value-type="float">
            <text:p>0.159750699996948</text:p>
          </table:table-cell>
          <table:table-cell table:number-columns-repeated="2"/>
          <table:table-cell office:value-type="float" office:value="0.614692914410813" calcext:value-type="float">
            <text:p>0.614692914410813</text:p>
          </table:table-cell>
          <table:table-cell table:number-columns-repeated="2"/>
          <table:table-cell table:formula="of:=MAX([.B192:.F192])" office:value-type="float" office:value="0.614692914410813" calcext:value-type="float">
            <text:p>0.614692914410813</text:p>
          </table:table-cell>
        </table:table-row>
        <table:table-row table:style-name="ro1">
          <table:table-cell office:value-type="float" office:value="0.161049604415894" calcext:value-type="float">
            <text:p>0.161049604415894</text:p>
          </table:table-cell>
          <table:table-cell table:number-columns-repeated="3"/>
          <table:table-cell office:value-type="float" office:value="0.676903723427933" calcext:value-type="float">
            <text:p>0.676903723427933</text:p>
          </table:table-cell>
          <table:table-cell/>
          <table:table-cell table:formula="of:=MAX([.B193:.F193])" office:value-type="float" office:value="0.676903723427933" calcext:value-type="float">
            <text:p>0.676903723427933</text:p>
          </table:table-cell>
        </table:table-row>
        <table:table-row table:style-name="ro1">
          <table:table-cell office:value-type="float" office:value="0.16425633430481" calcext:value-type="float">
            <text:p>0.16425633430481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194:.F194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66099071502686" calcext:value-type="float">
            <text:p>0.166099071502686</text:p>
          </table:table-cell>
          <table:table-cell table:number-columns-repeated="2"/>
          <table:table-cell office:value-type="float" office:value="0.641232877740932" calcext:value-type="float">
            <text:p>0.641232877740932</text:p>
          </table:table-cell>
          <table:table-cell table:number-columns-repeated="2"/>
          <table:table-cell table:formula="of:=MAX([.B195:.F195])" office:value-type="float" office:value="0.641232877740932" calcext:value-type="float">
            <text:p>0.641232877740932</text:p>
          </table:table-cell>
        </table:table-row>
        <table:table-row table:style-name="ro1">
          <table:table-cell office:value-type="float" office:value="0.174008131027222" calcext:value-type="float">
            <text:p>0.174008131027222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196:.F19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17622184753418" calcext:value-type="float">
            <text:p>0.17622184753418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197:.F197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186283111572266" calcext:value-type="float">
            <text:p>0.186283111572266</text:p>
          </table:table-cell>
          <table:table-cell table:number-columns-repeated="2"/>
          <table:table-cell office:value-type="float" office:value="0.615654902573342" calcext:value-type="float">
            <text:p>0.615654902573342</text:p>
          </table:table-cell>
          <table:table-cell table:number-columns-repeated="2"/>
          <table:table-cell table:formula="of:=MAX([.B198:.F198])" office:value-type="float" office:value="0.615654902573342" calcext:value-type="float">
            <text:p>0.615654902573342</text:p>
          </table:table-cell>
        </table:table-row>
        <table:table-row table:style-name="ro1">
          <table:table-cell office:value-type="float" office:value="0.188572406768799" calcext:value-type="float">
            <text:p>0.188572406768799</text:p>
          </table:table-cell>
          <table:table-cell table:number-columns-repeated="2"/>
          <table:table-cell office:value-type="float" office:value="0.640019993817088" calcext:value-type="float">
            <text:p>0.640019993817088</text:p>
          </table:table-cell>
          <table:table-cell table:number-columns-repeated="2"/>
          <table:table-cell table:formula="of:=MAX([.B199:.F199])" office:value-type="float" office:value="0.640019993817088" calcext:value-type="float">
            <text:p>0.640019993817088</text:p>
          </table:table-cell>
        </table:table-row>
        <table:table-row table:style-name="ro1">
          <table:table-cell office:value-type="float" office:value="0.202374935150146" calcext:value-type="float">
            <text:p>0.202374935150146</text:p>
          </table:table-cell>
          <table:table-cell office:value-type="float" office:value="0.822146623511829" calcext:value-type="float">
            <text:p>0.822146623511829</text:p>
          </table:table-cell>
          <table:table-cell table:number-columns-repeated="4"/>
          <table:table-cell table:formula="of:=MAX([.B200:.F200])" office:value-type="float" office:value="0.822146623511829" calcext:value-type="float">
            <text:p>0.822146623511829</text:p>
          </table:table-cell>
        </table:table-row>
        <table:table-row table:style-name="ro1">
          <table:table-cell office:value-type="float" office:value="0.203400373458862" calcext:value-type="float">
            <text:p>0.203400373458862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201:.F201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207568168640137" calcext:value-type="float">
            <text:p>0.207568168640137</text:p>
          </table:table-cell>
          <table:table-cell table:number-columns-repeated="2"/>
          <table:table-cell office:value-type="float" office:value="0.609255436562292" calcext:value-type="float">
            <text:p>0.609255436562292</text:p>
          </table:table-cell>
          <table:table-cell table:number-columns-repeated="2"/>
          <table:table-cell table:formula="of:=MAX([.B202:.F202])" office:value-type="float" office:value="0.609255436562292" calcext:value-type="float">
            <text:p>0.609255436562292</text:p>
          </table:table-cell>
        </table:table-row>
        <table:table-row table:style-name="ro1">
          <table:table-cell office:value-type="float" office:value="0.220274925231934" calcext:value-type="float">
            <text:p>0.220274925231934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203:.F203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220389604568481" calcext:value-type="float">
            <text:p>0.220389604568481</text:p>
          </table:table-cell>
          <table:table-cell table:number-columns-repeated="2"/>
          <table:table-cell office:value-type="float" office:value="0.604122582941411" calcext:value-type="float">
            <text:p>0.604122582941411</text:p>
          </table:table-cell>
          <table:table-cell table:number-columns-repeated="2"/>
          <table:table-cell table:formula="of:=MAX([.B204:.F204])" office:value-type="float" office:value="0.604122582941411" calcext:value-type="float">
            <text:p>0.604122582941411</text:p>
          </table:table-cell>
        </table:table-row>
        <table:table-row table:style-name="ro1">
          <table:table-cell office:value-type="float" office:value="0.2293381690979" calcext:value-type="float">
            <text:p>0.2293381690979</text:p>
          </table:table-cell>
          <table:table-cell table:number-columns-repeated="2"/>
          <table:table-cell office:value-type="float" office:value="0.661974183748192" calcext:value-type="float">
            <text:p>0.661974183748192</text:p>
          </table:table-cell>
          <table:table-cell table:number-columns-repeated="2"/>
          <table:table-cell table:formula="of:=MAX([.B205:.F205])" office:value-type="float" office:value="0.661974183748192" calcext:value-type="float">
            <text:p>0.661974183748192</text:p>
          </table:table-cell>
        </table:table-row>
        <table:table-row table:style-name="ro1">
          <table:table-cell office:value-type="float" office:value="0.231939792633057" calcext:value-type="float">
            <text:p>0.231939792633057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06:.F20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235538244247437" calcext:value-type="float">
            <text:p>0.235538244247437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07:.F207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244444608688354" calcext:value-type="float">
            <text:p>0.244444608688354</text:p>
          </table:table-cell>
          <table:table-cell table:number-columns-repeated="2"/>
          <table:table-cell office:value-type="float" office:value="0.614797209745707" calcext:value-type="float">
            <text:p>0.614797209745707</text:p>
          </table:table-cell>
          <table:table-cell table:number-columns-repeated="2"/>
          <table:table-cell table:formula="of:=MAX([.B208:.F208])" office:value-type="float" office:value="0.614797209745707" calcext:value-type="float">
            <text:p>0.614797209745707</text:p>
          </table:table-cell>
        </table:table-row>
        <table:table-row table:style-name="ro1">
          <table:table-cell office:value-type="float" office:value="0.263695955276489" calcext:value-type="float">
            <text:p>0.263695955276489</text:p>
          </table:table-cell>
          <table:table-cell table:number-columns-repeated="2"/>
          <table:table-cell office:value-type="float" office:value="0.598720375342469" calcext:value-type="float">
            <text:p>0.598720375342469</text:p>
          </table:table-cell>
          <table:table-cell table:number-columns-repeated="2"/>
          <table:table-cell table:formula="of:=MAX([.B209:.F209])" office:value-type="float" office:value="0.598720375342469" calcext:value-type="float">
            <text:p>0.598720375342469</text:p>
          </table:table-cell>
        </table:table-row>
        <table:table-row table:style-name="ro1">
          <table:table-cell office:value-type="float" office:value="0.263887643814087" calcext:value-type="float">
            <text:p>0.263887643814087</text:p>
          </table:table-cell>
          <table:table-cell office:value-type="float" office:value="0.846377245269288" calcext:value-type="float">
            <text:p>0.846377245269288</text:p>
          </table:table-cell>
          <table:table-cell table:number-columns-repeated="4"/>
          <table:table-cell table:formula="of:=MAX([.B210:.F210])" office:value-type="float" office:value="0.846377245269288" calcext:value-type="float">
            <text:p>0.846377245269288</text:p>
          </table:table-cell>
        </table:table-row>
        <table:table-row table:style-name="ro1">
          <table:table-cell office:value-type="float" office:value="0.264377593994141" calcext:value-type="float">
            <text:p>0.264377593994141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211:.F211])" office:value-type="float" office:value="0.730886835500264" calcext:value-type="float">
            <text:p>0.730886835500264</text:p>
          </table:table-cell>
        </table:table-row>
        <table:table-row table:style-name="ro1">
          <table:table-cell table:style-name="ce2" office:value-type="float" office:value="0.28900408744812" calcext:value-type="float">
            <text:p>0.28900408744812</text:p>
          </table:table-cell>
          <table:table-cell table:style-name="ce2" table:number-columns-repeated="2"/>
          <table:table-cell table:style-name="ce2" office:value-type="float" office:value="0.599719643005832" calcext:value-type="float">
            <text:p>0.599719643005832</text:p>
          </table:table-cell>
          <table:table-cell table:style-name="ce2"/>
          <table:table-cell/>
          <table:table-cell table:formula="of:=MAX([.B212:.F212])" office:value-type="float" office:value="0.599719643005832" calcext:value-type="float">
            <text:p>0.599719643005832</text:p>
          </table:table-cell>
        </table:table-row>
        <table:table-row table:style-name="ro1">
          <table:table-cell office:value-type="float" office:value="0.290857315063477" calcext:value-type="float">
            <text:p>0.290857315063477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13:.F213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303987503051758" calcext:value-type="float">
            <text:p>0.303987503051758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14:.F214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313953876495361" calcext:value-type="float">
            <text:p>0.313953876495361</text:p>
          </table:table-cell>
          <table:table-cell table:number-columns-repeated="2"/>
          <table:table-cell office:value-type="float" office:value="0.605137202183956" calcext:value-type="float">
            <text:p>0.605137202183956</text:p>
          </table:table-cell>
          <table:table-cell table:number-columns-repeated="2"/>
          <table:table-cell table:formula="of:=MAX([.B215:.F215])" office:value-type="float" office:value="0.605137202183956" calcext:value-type="float">
            <text:p>0.605137202183956</text:p>
          </table:table-cell>
        </table:table-row>
        <table:table-row table:style-name="ro1">
          <table:table-cell office:value-type="float" office:value="0.326640605926514" calcext:value-type="float">
            <text:p>0.326640605926514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216:.F216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327742099761963" calcext:value-type="float">
            <text:p>0.327742099761963</text:p>
          </table:table-cell>
          <table:table-cell table:number-columns-repeated="2"/>
          <table:table-cell office:value-type="float" office:value="0.602829434322501" calcext:value-type="float">
            <text:p>0.602829434322501</text:p>
          </table:table-cell>
          <table:table-cell table:number-columns-repeated="2"/>
          <table:table-cell table:formula="of:=MAX([.B217:.F217])" office:value-type="float" office:value="0.602829434322501" calcext:value-type="float">
            <text:p>0.602829434322501</text:p>
          </table:table-cell>
        </table:table-row>
        <table:table-row table:style-name="ro1">
          <table:table-cell office:value-type="float" office:value="0.345727682113647" calcext:value-type="float">
            <text:p>0.345727682113647</text:p>
          </table:table-cell>
          <table:table-cell table:number-columns-repeated="2"/>
          <table:table-cell office:value-type="float" office:value="0.627620664439407" calcext:value-type="float">
            <text:p>0.627620664439407</text:p>
          </table:table-cell>
          <table:table-cell table:number-columns-repeated="2"/>
          <table:table-cell table:formula="of:=MAX([.B218:.F218])" office:value-type="float" office:value="0.627620664439407" calcext:value-type="float">
            <text:p>0.627620664439407</text:p>
          </table:table-cell>
        </table:table-row>
        <table:table-row table:style-name="ro1">
          <table:table-cell office:value-type="float" office:value="0.376304864883423" calcext:value-type="float">
            <text:p>0.376304864883423</text:p>
          </table:table-cell>
          <table:table-cell office:value-type="float" office:value="0.712327375406837" calcext:value-type="float">
            <text:p>0.712327375406837</text:p>
          </table:table-cell>
          <table:table-cell table:number-columns-repeated="4"/>
          <table:table-cell table:formula="of:=MAX([.B219:.F219])" office:value-type="float" office:value="0.712327375406837" calcext:value-type="float">
            <text:p>0.712327375406837</text:p>
          </table:table-cell>
        </table:table-row>
        <table:table-row table:style-name="ro1">
          <table:table-cell table:style-name="ce2" office:value-type="float" office:value="0.376874923706055" calcext:value-type="float">
            <text:p>0.376874923706055</text:p>
          </table:table-cell>
          <table:table-cell table:style-name="ce2" table:number-columns-repeated="2"/>
          <table:table-cell table:style-name="ce2" office:value-type="float" office:value="0.588890683048" calcext:value-type="float">
            <text:p>0.588890683048</text:p>
          </table:table-cell>
          <table:table-cell table:number-columns-repeated="2"/>
          <table:table-cell table:formula="of:=MAX([.B220:.F220])" office:value-type="float" office:value="0.588890683048" calcext:value-type="float">
            <text:p>0.588890683048</text:p>
          </table:table-cell>
        </table:table-row>
        <table:table-row table:style-name="ro1">
          <table:table-cell office:value-type="float" office:value="0.378162384033203" calcext:value-type="float">
            <text:p>0.378162384033203</text:p>
          </table:table-cell>
          <table:table-cell office:value-type="float" office:value="0.88067478648435" calcext:value-type="float">
            <text:p>0.88067478648435</text:p>
          </table:table-cell>
          <table:table-cell table:number-columns-repeated="4"/>
          <table:table-cell table:formula="of:=MAX([.B221:.F221])" office:value-type="float" office:value="0.88067478648435" calcext:value-type="float">
            <text:p>0.88067478648435</text:p>
          </table:table-cell>
        </table:table-row>
        <table:table-row table:style-name="ro1">
          <table:table-cell office:value-type="float" office:value="0.393654346466064" calcext:value-type="float">
            <text:p>0.393654346466064</text:p>
          </table:table-cell>
          <table:table-cell table:number-columns-repeated="2"/>
          <table:table-cell office:value-type="float" office:value="0.610625134798807" calcext:value-type="float">
            <text:p>0.610625134798807</text:p>
          </table:table-cell>
          <table:table-cell table:number-columns-repeated="2"/>
          <table:table-cell table:formula="of:=MAX([.B222:.F222])" office:value-type="float" office:value="0.610625134798807" calcext:value-type="float">
            <text:p>0.610625134798807</text:p>
          </table:table-cell>
        </table:table-row>
        <table:table-row table:style-name="ro1">
          <table:table-cell office:value-type="float" office:value="0.396904945373535" calcext:value-type="float">
            <text:p>0.396904945373535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23:.F223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436597347259522" calcext:value-type="float">
            <text:p>0.436597347259522</text:p>
          </table:table-cell>
          <table:table-cell table:number-columns-repeated="2"/>
          <table:table-cell office:value-type="float" office:value="0.59616916428448" calcext:value-type="float">
            <text:p>0.59616916428448</text:p>
          </table:table-cell>
          <table:table-cell table:number-columns-repeated="2"/>
          <table:table-cell table:formula="of:=MAX([.B224:.F224])" office:value-type="float" office:value="0.59616916428448" calcext:value-type="float">
            <text:p>0.59616916428448</text:p>
          </table:table-cell>
        </table:table-row>
        <table:table-row table:style-name="ro1">
          <table:table-cell office:value-type="float" office:value="0.437669038772583" calcext:value-type="float">
            <text:p>0.437669038772583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25:.F225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449341058731079" calcext:value-type="float">
            <text:p>0.449341058731079</text:p>
          </table:table-cell>
          <table:table-cell table:number-columns-repeated="2"/>
          <table:table-cell office:value-type="float" office:value="0.601290916219283" calcext:value-type="float">
            <text:p>0.601290916219283</text:p>
          </table:table-cell>
          <table:table-cell table:number-columns-repeated="2"/>
          <table:table-cell table:formula="of:=MAX([.B226:.F226])" office:value-type="float" office:value="0.601290916219283" calcext:value-type="float">
            <text:p>0.601290916219283</text:p>
          </table:table-cell>
        </table:table-row>
        <table:table-row table:style-name="ro1">
          <table:table-cell office:value-type="float" office:value="0.484199523925781" calcext:value-type="float">
            <text:p>0.484199523925781</text:p>
          </table:table-cell>
          <table:table-cell office:value-type="float" office:value="0.775802178234178" calcext:value-type="float">
            <text:p>0.775802178234178</text:p>
          </table:table-cell>
          <table:table-cell table:number-columns-repeated="4"/>
          <table:table-cell table:formula="of:=MAX([.B227:.F227])" office:value-type="float" office:value="0.775802178234178" calcext:value-type="float">
            <text:p>0.775802178234178</text:p>
          </table:table-cell>
        </table:table-row>
        <table:table-row table:style-name="ro1">
          <table:table-cell office:value-type="float" office:value="0.490449666976929" calcext:value-type="float">
            <text:p>0.490449666976929</text:p>
          </table:table-cell>
          <table:table-cell table:number-columns-repeated="2"/>
          <table:table-cell office:value-type="float" office:value="0.604154184553101" calcext:value-type="float">
            <text:p>0.604154184553101</text:p>
          </table:table-cell>
          <table:table-cell table:number-columns-repeated="2"/>
          <table:table-cell table:formula="of:=MAX([.B228:.F228])" office:value-type="float" office:value="0.604154184553101" calcext:value-type="float">
            <text:p>0.604154184553101</text:p>
          </table:table-cell>
        </table:table-row>
        <table:table-row table:style-name="ro1">
          <table:table-cell office:value-type="float" office:value="0.52098560333252" calcext:value-type="float">
            <text:p>0.52098560333252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29:.F229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525922060012817" calcext:value-type="float">
            <text:p>0.525922060012817</text:p>
          </table:table-cell>
          <table:table-cell table:number-columns-repeated="3"/>
          <table:table-cell office:value-type="float" office:value="0.676903723427933" calcext:value-type="float">
            <text:p>0.676903723427933</text:p>
          </table:table-cell>
          <table:table-cell/>
          <table:table-cell table:formula="of:=MAX([.B230:.F230])" office:value-type="float" office:value="0.676903723427933" calcext:value-type="float">
            <text:p>0.676903723427933</text:p>
          </table:table-cell>
        </table:table-row>
        <table:table-row table:style-name="ro1">
          <table:table-cell office:value-type="float" office:value="0.526991367340088" calcext:value-type="float">
            <text:p>0.526991367340088</text:p>
          </table:table-cell>
          <table:table-cell table:number-columns-repeated="2"/>
          <table:table-cell office:value-type="float" office:value="0.647465087762232" calcext:value-type="float">
            <text:p>0.647465087762232</text:p>
          </table:table-cell>
          <table:table-cell table:number-columns-repeated="2"/>
          <table:table-cell table:formula="of:=MAX([.B231:.F231])" office:value-type="float" office:value="0.647465087762232" calcext:value-type="float">
            <text:p>0.647465087762232</text:p>
          </table:table-cell>
        </table:table-row>
        <table:table-row table:style-name="ro1">
          <table:table-cell office:value-type="float" office:value="0.528396368026733" calcext:value-type="float">
            <text:p>0.528396368026733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32:.F23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53362250328064" calcext:value-type="float">
            <text:p>0.53362250328064</text:p>
          </table:table-cell>
          <table:table-cell table:number-columns-repeated="3"/>
          <table:table-cell office:value-type="float" office:value="0.667856072562913" calcext:value-type="float">
            <text:p>0.667856072562913</text:p>
          </table:table-cell>
          <table:table-cell/>
          <table:table-cell table:formula="of:=MAX([.B233:.F233])" office:value-type="float" office:value="0.667856072562913" calcext:value-type="float">
            <text:p>0.667856072562913</text:p>
          </table:table-cell>
        </table:table-row>
        <table:table-row table:style-name="ro1">
          <table:table-cell office:value-type="float" office:value="0.537890672683716" calcext:value-type="float">
            <text:p>0.537890672683716</text:p>
          </table:table-cell>
          <table:table-cell table:number-columns-repeated="3"/>
          <table:table-cell office:value-type="float" office:value="0.669278907928822" calcext:value-type="float">
            <text:p>0.669278907928822</text:p>
          </table:table-cell>
          <table:table-cell/>
          <table:table-cell table:formula="of:=MAX([.B234:.F234])" office:value-type="float" office:value="0.669278907928822" calcext:value-type="float">
            <text:p>0.669278907928822</text:p>
          </table:table-cell>
        </table:table-row>
        <table:table-row table:style-name="ro1">
          <table:table-cell office:value-type="float" office:value="0.556359529495239" calcext:value-type="float">
            <text:p>0.556359529495239</text:p>
          </table:table-cell>
          <table:table-cell table:number-columns-repeated="2"/>
          <table:table-cell office:value-type="float" office:value="0.589119628572834" calcext:value-type="float">
            <text:p>0.589119628572834</text:p>
          </table:table-cell>
          <table:table-cell table:number-columns-repeated="2"/>
          <table:table-cell table:formula="of:=MAX([.B235:.F235])" office:value-type="float" office:value="0.589119628572834" calcext:value-type="float">
            <text:p>0.589119628572834</text:p>
          </table:table-cell>
        </table:table-row>
        <table:table-row table:style-name="ro1">
          <table:table-cell office:value-type="float" office:value="0.560597896575928" calcext:value-type="float">
            <text:p>0.560597896575928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36:.F23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57578444480896" calcext:value-type="float">
            <text:p>0.57578444480896</text:p>
          </table:table-cell>
          <table:table-cell table:number-columns-repeated="3"/>
          <table:table-cell office:value-type="float" office:value="0.676903723427933" calcext:value-type="float">
            <text:p>0.676903723427933</text:p>
          </table:table-cell>
          <table:table-cell/>
          <table:table-cell table:formula="of:=MAX([.B237:.F237])" office:value-type="float" office:value="0.676903723427933" calcext:value-type="float">
            <text:p>0.676903723427933</text:p>
          </table:table-cell>
        </table:table-row>
        <table:table-row table:style-name="ro1">
          <table:table-cell office:value-type="float" office:value="0.585124969482422" calcext:value-type="float">
            <text:p>0.585124969482422</text:p>
          </table:table-cell>
          <table:table-cell table:number-columns-repeated="3"/>
          <table:table-cell office:value-type="float" office:value="0.676903723427933" calcext:value-type="float">
            <text:p>0.676903723427933</text:p>
          </table:table-cell>
          <table:table-cell/>
          <table:table-cell table:formula="of:=MAX([.B238:.F238])" office:value-type="float" office:value="0.676903723427933" calcext:value-type="float">
            <text:p>0.676903723427933</text:p>
          </table:table-cell>
        </table:table-row>
        <table:table-row table:style-name="ro1">
          <table:table-cell office:value-type="float" office:value="0.597181558609009" calcext:value-type="float">
            <text:p>0.597181558609009</text:p>
          </table:table-cell>
          <table:table-cell table:number-columns-repeated="2"/>
          <table:table-cell office:value-type="float" office:value="0.589639441105585" calcext:value-type="float">
            <text:p>0.589639441105585</text:p>
          </table:table-cell>
          <table:table-cell table:number-columns-repeated="2"/>
          <table:table-cell table:formula="of:=MAX([.B239:.F239])" office:value-type="float" office:value="0.589639441105585" calcext:value-type="float">
            <text:p>0.589639441105585</text:p>
          </table:table-cell>
        </table:table-row>
        <table:table-row table:style-name="ro1">
          <table:table-cell office:value-type="float" office:value="0.601428747177124" calcext:value-type="float">
            <text:p>0.601428747177124</text:p>
          </table:table-cell>
          <table:table-cell table:number-columns-repeated="3"/>
          <table:table-cell office:value-type="float" office:value="0.701336879765194" calcext:value-type="float">
            <text:p>0.701336879765194</text:p>
          </table:table-cell>
          <table:table-cell/>
          <table:table-cell table:formula="of:=MAX([.B240:.F240])" office:value-type="float" office:value="0.701336879765194" calcext:value-type="float">
            <text:p>0.701336879765194</text:p>
          </table:table-cell>
        </table:table-row>
        <table:table-row table:style-name="ro1">
          <table:table-cell office:value-type="float" office:value="0.606818437576294" calcext:value-type="float">
            <text:p>0.606818437576294</text:p>
          </table:table-cell>
          <table:table-cell table:number-columns-repeated="3"/>
          <table:table-cell office:value-type="float" office:value="0.669122539016487" calcext:value-type="float">
            <text:p>0.669122539016487</text:p>
          </table:table-cell>
          <table:table-cell/>
          <table:table-cell table:formula="of:=MAX([.B241:.F241])" office:value-type="float" office:value="0.669122539016487" calcext:value-type="float">
            <text:p>0.669122539016487</text:p>
          </table:table-cell>
        </table:table-row>
        <table:table-row table:style-name="ro1">
          <table:table-cell office:value-type="float" office:value="0.608160257339478" calcext:value-type="float">
            <text:p>0.608160257339478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42:.F24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618584394454956" calcext:value-type="float">
            <text:p>0.618584394454956</text:p>
          </table:table-cell>
          <table:table-cell table:number-columns-repeated="3"/>
          <table:table-cell office:value-type="float" office:value="0.723633215890524" calcext:value-type="float">
            <text:p>0.723633215890524</text:p>
          </table:table-cell>
          <table:table-cell/>
          <table:table-cell table:formula="of:=MAX([.B243:.F243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632455348968506" calcext:value-type="float">
            <text:p>0.632455348968506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244:.F244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644690990447998" calcext:value-type="float">
            <text:p>0.644690990447998</text:p>
          </table:table-cell>
          <table:table-cell table:number-columns-repeated="2"/>
          <table:table-cell office:value-type="float" office:value="0.596679358972085" calcext:value-type="float">
            <text:p>0.596679358972085</text:p>
          </table:table-cell>
          <table:table-cell table:number-columns-repeated="2"/>
          <table:table-cell table:formula="of:=MAX([.B245:.F245])" office:value-type="float" office:value="0.596679358972085" calcext:value-type="float">
            <text:p>0.596679358972085</text:p>
          </table:table-cell>
        </table:table-row>
        <table:table-row table:style-name="ro1">
          <table:table-cell office:value-type="float" office:value="0.660430431365967" calcext:value-type="float">
            <text:p>0.660430431365967</text:p>
          </table:table-cell>
          <table:table-cell table:number-columns-repeated="3"/>
          <table:table-cell office:value-type="float" office:value="0.697095600537851" calcext:value-type="float">
            <text:p>0.697095600537851</text:p>
          </table:table-cell>
          <table:table-cell/>
          <table:table-cell table:formula="of:=MAX([.B246:.F246])" office:value-type="float" office:value="0.697095600537851" calcext:value-type="float">
            <text:p>0.697095600537851</text:p>
          </table:table-cell>
        </table:table-row>
        <table:table-row table:style-name="ro1">
          <table:table-cell office:value-type="float" office:value="0.681416034698486" calcext:value-type="float">
            <text:p>0.681416034698486</text:p>
          </table:table-cell>
          <table:table-cell table:number-columns-repeated="2"/>
          <table:table-cell office:value-type="float" office:value="0.595455614860387" calcext:value-type="float">
            <text:p>0.595455614860387</text:p>
          </table:table-cell>
          <table:table-cell table:number-columns-repeated="2"/>
          <table:table-cell table:formula="of:=MAX([.B247:.F247])" office:value-type="float" office:value="0.595455614860387" calcext:value-type="float">
            <text:p>0.595455614860387</text:p>
          </table:table-cell>
        </table:table-row>
        <table:table-row table:style-name="ro1">
          <table:table-cell office:value-type="float" office:value="0.696288824081421" calcext:value-type="float">
            <text:p>0.696288824081421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248:.F248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725856781005859" calcext:value-type="float">
            <text:p>0.725856781005859</text:p>
          </table:table-cell>
          <table:table-cell table:number-columns-repeated="3"/>
          <table:table-cell office:value-type="float" office:value="0.683563762956276" calcext:value-type="float">
            <text:p>0.683563762956276</text:p>
          </table:table-cell>
          <table:table-cell/>
          <table:table-cell table:formula="of:=MAX([.B249:.F249])" office:value-type="float" office:value="0.683563762956276" calcext:value-type="float">
            <text:p>0.683563762956276</text:p>
          </table:table-cell>
        </table:table-row>
        <table:table-row table:style-name="ro1">
          <table:table-cell office:value-type="float" office:value="0.730149507522583" calcext:value-type="float">
            <text:p>0.730149507522583</text:p>
          </table:table-cell>
          <table:table-cell table:number-columns-repeated="2"/>
          <table:table-cell office:value-type="float" office:value="0.591037296413608" calcext:value-type="float">
            <text:p>0.591037296413608</text:p>
          </table:table-cell>
          <table:table-cell table:number-columns-repeated="2"/>
          <table:table-cell table:formula="of:=MAX([.B250:.F250])" office:value-type="float" office:value="0.591037296413608" calcext:value-type="float">
            <text:p>0.591037296413608</text:p>
          </table:table-cell>
        </table:table-row>
        <table:table-row table:style-name="ro1">
          <table:table-cell office:value-type="float" office:value="0.7308509349823" calcext:value-type="float">
            <text:p>0.7308509349823</text:p>
          </table:table-cell>
          <table:table-cell office:value-type="float" office:value="0.822146623511829" calcext:value-type="float">
            <text:p>0.822146623511829</text:p>
          </table:table-cell>
          <table:table-cell table:number-columns-repeated="4"/>
          <table:table-cell table:formula="of:=MAX([.B251:.F251])" office:value-type="float" office:value="0.822146623511829" calcext:value-type="float">
            <text:p>0.822146623511829</text:p>
          </table:table-cell>
        </table:table-row>
        <table:table-row table:style-name="ro1">
          <table:table-cell office:value-type="float" office:value="0.800569295883179" calcext:value-type="float">
            <text:p>0.800569295883179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252:.F25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01724433898926" calcext:value-type="float">
            <text:p>0.801724433898926</text:p>
          </table:table-cell>
          <table:table-cell table:number-columns-repeated="2"/>
          <table:table-cell office:value-type="float" office:value="0.58603663114124" calcext:value-type="float">
            <text:p>0.58603663114124</text:p>
          </table:table-cell>
          <table:table-cell table:number-columns-repeated="2"/>
          <table:table-cell table:formula="of:=MAX([.B253:.F253])" office:value-type="float" office:value="0.58603663114124" calcext:value-type="float">
            <text:p>0.58603663114124</text:p>
          </table:table-cell>
        </table:table-row>
        <table:table-row table:style-name="ro1">
          <table:table-cell table:style-name="ce2" office:value-type="float" office:value="0.807925462722778" calcext:value-type="float">
            <text:p>0.807925462722778</text:p>
          </table:table-cell>
          <table:table-cell table:style-name="ce2"/>
          <table:table-cell table:style-name="ce2" office:value-type="float" office:value="0.666218473826645" calcext:value-type="float">
            <text:p>0.666218473826645</text:p>
          </table:table-cell>
          <table:table-cell table:number-columns-repeated="3"/>
          <table:table-cell table:formula="of:=MAX([.B254:.F254])" office:value-type="float" office:value="0.666218473826645" calcext:value-type="float">
            <text:p>0.666218473826645</text:p>
          </table:table-cell>
        </table:table-row>
        <table:table-row table:style-name="ro1">
          <table:table-cell office:value-type="float" office:value="0.81350564956665" calcext:value-type="float">
            <text:p>0.81350564956665</text:p>
          </table:table-cell>
          <table:table-cell/>
          <table:table-cell office:value-type="float" office:value="0.66971743823554" calcext:value-type="float">
            <text:p>0.66971743823554</text:p>
          </table:table-cell>
          <table:table-cell table:number-columns-repeated="3"/>
          <table:table-cell table:formula="of:=MAX([.B255:.F255])" office:value-type="float" office:value="0.66971743823554" calcext:value-type="float">
            <text:p>0.66971743823554</text:p>
          </table:table-cell>
        </table:table-row>
        <table:table-row table:style-name="ro1">
          <table:table-cell office:value-type="float" office:value="0.815685749053955" calcext:value-type="float">
            <text:p>0.815685749053955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256:.F25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23107004165649" calcext:value-type="float">
            <text:p>0.823107004165649</text:p>
          </table:table-cell>
          <table:table-cell/>
          <table:table-cell office:value-type="float" office:value="0.665564106583025" calcext:value-type="float">
            <text:p>0.665564106583025</text:p>
          </table:table-cell>
          <table:table-cell table:number-columns-repeated="3"/>
          <table:table-cell table:formula="of:=MAX([.B257:.F257])" office:value-type="float" office:value="0.665564106583025" calcext:value-type="float">
            <text:p>0.665564106583025</text:p>
          </table:table-cell>
        </table:table-row>
        <table:table-row table:style-name="ro1">
          <table:table-cell office:value-type="float" office:value="0.827643871307373" calcext:value-type="float">
            <text:p>0.827643871307373</text:p>
          </table:table-cell>
          <table:table-cell/>
          <table:table-cell office:value-type="float" office:value="0.665126908771681" calcext:value-type="float">
            <text:p>0.665126908771681</text:p>
          </table:table-cell>
          <table:table-cell table:number-columns-repeated="3"/>
          <table:table-cell table:formula="of:=MAX([.B258:.F258])" office:value-type="float" office:value="0.665126908771681" calcext:value-type="float">
            <text:p>0.665126908771681</text:p>
          </table:table-cell>
        </table:table-row>
        <table:table-row table:style-name="ro1">
          <table:table-cell office:value-type="float" office:value="0.828203678131104" calcext:value-type="float">
            <text:p>0.828203678131104</text:p>
          </table:table-cell>
          <table:table-cell/>
          <table:table-cell office:value-type="float" office:value="0.694914489137898" calcext:value-type="float">
            <text:p>0.694914489137898</text:p>
          </table:table-cell>
          <table:table-cell table:number-columns-repeated="3"/>
          <table:table-cell table:formula="of:=MAX([.B259:.F259])" office:value-type="float" office:value="0.694914489137898" calcext:value-type="float">
            <text:p>0.694914489137898</text:p>
          </table:table-cell>
        </table:table-row>
        <table:table-row table:style-name="ro1">
          <table:table-cell office:value-type="float" office:value="0.829389095306397" calcext:value-type="float">
            <text:p>0.829389095306397</text:p>
          </table:table-cell>
          <table:table-cell/>
          <table:table-cell office:value-type="float" office:value="0.703199941909203" calcext:value-type="float">
            <text:p>0.703199941909203</text:p>
          </table:table-cell>
          <table:table-cell table:number-columns-repeated="3"/>
          <table:table-cell table:formula="of:=MAX([.B260:.F260])" office:value-type="float" office:value="0.703199941909203" calcext:value-type="float">
            <text:p>0.703199941909203</text:p>
          </table:table-cell>
        </table:table-row>
        <table:table-row table:style-name="ro1">
          <table:table-cell office:value-type="float" office:value="0.831447124481201" calcext:value-type="float">
            <text:p>0.831447124481201</text:p>
          </table:table-cell>
          <table:table-cell/>
          <table:table-cell office:value-type="float" office:value="0.680123468215899" calcext:value-type="float">
            <text:p>0.680123468215899</text:p>
          </table:table-cell>
          <table:table-cell table:number-columns-repeated="3"/>
          <table:table-cell table:formula="of:=MAX([.B261:.F261])" office:value-type="float" office:value="0.680123468215899" calcext:value-type="float">
            <text:p>0.680123468215899</text:p>
          </table:table-cell>
        </table:table-row>
        <table:table-row table:style-name="ro1">
          <table:table-cell office:value-type="float" office:value="0.831568002700806" calcext:value-type="float">
            <text:p>0.831568002700806</text:p>
          </table:table-cell>
          <table:table-cell/>
          <table:table-cell office:value-type="float" office:value="0.66960969649578" calcext:value-type="float">
            <text:p>0.66960969649578</text:p>
          </table:table-cell>
          <table:table-cell table:number-columns-repeated="3"/>
          <table:table-cell table:formula="of:=MAX([.B262:.F262])" office:value-type="float" office:value="0.66960969649578" calcext:value-type="float">
            <text:p>0.66960969649578</text:p>
          </table:table-cell>
        </table:table-row>
        <table:table-row table:style-name="ro1">
          <table:table-cell office:value-type="float" office:value="0.832454919815064" calcext:value-type="float">
            <text:p>0.832454919815064</text:p>
          </table:table-cell>
          <table:table-cell/>
          <table:table-cell office:value-type="float" office:value="0.667071815566632" calcext:value-type="float">
            <text:p>0.667071815566632</text:p>
          </table:table-cell>
          <table:table-cell table:number-columns-repeated="3"/>
          <table:table-cell table:formula="of:=MAX([.B263:.F263])" office:value-type="float" office:value="0.667071815566632" calcext:value-type="float">
            <text:p>0.667071815566632</text:p>
          </table:table-cell>
        </table:table-row>
        <table:table-row table:style-name="ro1">
          <table:table-cell office:value-type="float" office:value="0.835724115371704" calcext:value-type="float">
            <text:p>0.835724115371704</text:p>
          </table:table-cell>
          <table:table-cell/>
          <table:table-cell office:value-type="float" office:value="0.67675893681766" calcext:value-type="float">
            <text:p>0.67675893681766</text:p>
          </table:table-cell>
          <table:table-cell table:number-columns-repeated="3"/>
          <table:table-cell table:formula="of:=MAX([.B264:.F264])" office:value-type="float" office:value="0.67675893681766" calcext:value-type="float">
            <text:p>0.67675893681766</text:p>
          </table:table-cell>
        </table:table-row>
        <table:table-row table:style-name="ro1">
          <table:table-cell office:value-type="float" office:value="0.836519956588745" calcext:value-type="float">
            <text:p>0.836519956588745</text:p>
          </table:table-cell>
          <table:table-cell/>
          <table:table-cell office:value-type="float" office:value="0.761059742955821" calcext:value-type="float">
            <text:p>0.761059742955821</text:p>
          </table:table-cell>
          <table:table-cell table:number-columns-repeated="3"/>
          <table:table-cell table:formula="of:=MAX([.B265:.F265])" office:value-type="float" office:value="0.761059742955821" calcext:value-type="float">
            <text:p>0.761059742955821</text:p>
          </table:table-cell>
        </table:table-row>
        <table:table-row table:style-name="ro1">
          <table:table-cell office:value-type="float" office:value="0.837456703186035" calcext:value-type="float">
            <text:p>0.837456703186035</text:p>
          </table:table-cell>
          <table:table-cell/>
          <table:table-cell office:value-type="float" office:value="0.693461682531267" calcext:value-type="float">
            <text:p>0.693461682531267</text:p>
          </table:table-cell>
          <table:table-cell table:number-columns-repeated="3"/>
          <table:table-cell table:formula="of:=MAX([.B266:.F266])" office:value-type="float" office:value="0.693461682531267" calcext:value-type="float">
            <text:p>0.693461682531267</text:p>
          </table:table-cell>
        </table:table-row>
        <table:table-row table:style-name="ro1">
          <table:table-cell office:value-type="float" office:value="0.837675333023071" calcext:value-type="float">
            <text:p>0.837675333023071</text:p>
          </table:table-cell>
          <table:table-cell/>
          <table:table-cell office:value-type="float" office:value="0.665669997913792" calcext:value-type="float">
            <text:p>0.665669997913792</text:p>
          </table:table-cell>
          <table:table-cell table:number-columns-repeated="3"/>
          <table:table-cell table:formula="of:=MAX([.B267:.F267])" office:value-type="float" office:value="0.665669997913792" calcext:value-type="float">
            <text:p>0.665669997913792</text:p>
          </table:table-cell>
        </table:table-row>
        <table:table-row table:style-name="ro1">
          <table:table-cell office:value-type="float" office:value="0.842054128646851" calcext:value-type="float">
            <text:p>0.842054128646851</text:p>
          </table:table-cell>
          <table:table-cell/>
          <table:table-cell office:value-type="float" office:value="0.665614931131973" calcext:value-type="float">
            <text:p>0.665614931131973</text:p>
          </table:table-cell>
          <table:table-cell table:number-columns-repeated="3"/>
          <table:table-cell table:formula="of:=MAX([.B268:.F268])" office:value-type="float" office:value="0.665614931131973" calcext:value-type="float">
            <text:p>0.665614931131973</text:p>
          </table:table-cell>
        </table:table-row>
        <table:table-row table:style-name="ro1">
          <table:table-cell office:value-type="float" office:value="0.84307599067688" calcext:value-type="float">
            <text:p>0.84307599067688</text:p>
          </table:table-cell>
          <table:table-cell/>
          <table:table-cell office:value-type="float" office:value="0.667019571335263" calcext:value-type="float">
            <text:p>0.667019571335263</text:p>
          </table:table-cell>
          <table:table-cell table:number-columns-repeated="3"/>
          <table:table-cell table:formula="of:=MAX([.B269:.F269])" office:value-type="float" office:value="0.667019571335263" calcext:value-type="float">
            <text:p>0.667019571335263</text:p>
          </table:table-cell>
        </table:table-row>
        <table:table-row table:style-name="ro1">
          <table:table-cell office:value-type="float" office:value="0.843270063400269" calcext:value-type="float">
            <text:p>0.843270063400269</text:p>
          </table:table-cell>
          <table:table-cell table:number-columns-repeated="2"/>
          <table:table-cell office:value-type="float" office:value="0.590471356819847" calcext:value-type="float">
            <text:p>0.590471356819847</text:p>
          </table:table-cell>
          <table:table-cell table:number-columns-repeated="2"/>
          <table:table-cell table:formula="of:=MAX([.B270:.F270])" office:value-type="float" office:value="0.590471356819847" calcext:value-type="float">
            <text:p>0.590471356819847</text:p>
          </table:table-cell>
        </table:table-row>
        <table:table-row table:style-name="ro1">
          <table:table-cell office:value-type="float" office:value="0.843500852584839" calcext:value-type="float">
            <text:p>0.843500852584839</text:p>
          </table:table-cell>
          <table:table-cell/>
          <table:table-cell office:value-type="float" office:value="0.717039187870427" calcext:value-type="float">
            <text:p>0.717039187870427</text:p>
          </table:table-cell>
          <table:table-cell table:number-columns-repeated="3"/>
          <table:table-cell table:formula="of:=MAX([.B271:.F271])" office:value-type="float" office:value="0.717039187870427" calcext:value-type="float">
            <text:p>0.717039187870427</text:p>
          </table:table-cell>
        </table:table-row>
        <table:table-row table:style-name="ro1">
          <table:table-cell office:value-type="float" office:value="0.843716144561768" calcext:value-type="float">
            <text:p>0.843716144561768</text:p>
          </table:table-cell>
          <table:table-cell/>
          <table:table-cell office:value-type="float" office:value="0.664048681975617" calcext:value-type="float">
            <text:p>0.664048681975617</text:p>
          </table:table-cell>
          <table:table-cell table:number-columns-repeated="3"/>
          <table:table-cell table:formula="of:=MAX([.B272:.F272])" office:value-type="float" office:value="0.664048681975617" calcext:value-type="float">
            <text:p>0.664048681975617</text:p>
          </table:table-cell>
        </table:table-row>
        <table:table-row table:style-name="ro1">
          <table:table-cell office:value-type="float" office:value="0.844217300415039" calcext:value-type="float">
            <text:p>0.844217300415039</text:p>
          </table:table-cell>
          <table:table-cell/>
          <table:table-cell office:value-type="float" office:value="0.668390653830428" calcext:value-type="float">
            <text:p>0.668390653830428</text:p>
          </table:table-cell>
          <table:table-cell table:number-columns-repeated="3"/>
          <table:table-cell table:formula="of:=MAX([.B273:.F273])" office:value-type="float" office:value="0.668390653830428" calcext:value-type="float">
            <text:p>0.668390653830428</text:p>
          </table:table-cell>
        </table:table-row>
        <table:table-row table:style-name="ro1">
          <table:table-cell office:value-type="float" office:value="0.844745397567749" calcext:value-type="float">
            <text:p>0.844745397567749</text:p>
          </table:table-cell>
          <table:table-cell/>
          <table:table-cell office:value-type="float" office:value="0.74422660144437" calcext:value-type="float">
            <text:p>0.74422660144437</text:p>
          </table:table-cell>
          <table:table-cell table:number-columns-repeated="3"/>
          <table:table-cell table:formula="of:=MAX([.B274:.F274])" office:value-type="float" office:value="0.74422660144437" calcext:value-type="float">
            <text:p>0.74422660144437</text:p>
          </table:table-cell>
        </table:table-row>
        <table:table-row table:style-name="ro1">
          <table:table-cell office:value-type="float" office:value="0.844916105270386" calcext:value-type="float">
            <text:p>0.844916105270386</text:p>
          </table:table-cell>
          <table:table-cell/>
          <table:table-cell office:value-type="float" office:value="0.676987731581368" calcext:value-type="float">
            <text:p>0.676987731581368</text:p>
          </table:table-cell>
          <table:table-cell table:number-columns-repeated="3"/>
          <table:table-cell table:formula="of:=MAX([.B275:.F275])" office:value-type="float" office:value="0.676987731581368" calcext:value-type="float">
            <text:p>0.676987731581368</text:p>
          </table:table-cell>
        </table:table-row>
        <table:table-row table:style-name="ro1">
          <table:table-cell office:value-type="float" office:value="0.845237731933594" calcext:value-type="float">
            <text:p>0.845237731933594</text:p>
          </table:table-cell>
          <table:table-cell/>
          <table:table-cell office:value-type="float" office:value="0.700567343190601" calcext:value-type="float">
            <text:p>0.700567343190601</text:p>
          </table:table-cell>
          <table:table-cell table:number-columns-repeated="3"/>
          <table:table-cell table:formula="of:=MAX([.B276:.F276])" office:value-type="float" office:value="0.700567343190601" calcext:value-type="float">
            <text:p>0.700567343190601</text:p>
          </table:table-cell>
        </table:table-row>
        <table:table-row table:style-name="ro1">
          <table:table-cell office:value-type="float" office:value="0.846139669418335" calcext:value-type="float">
            <text:p>0.846139669418335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277:.F277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47471475601196" calcext:value-type="float">
            <text:p>0.847471475601196</text:p>
          </table:table-cell>
          <table:table-cell/>
          <table:table-cell office:value-type="float" office:value="0.667045877937509" calcext:value-type="float">
            <text:p>0.667045877937509</text:p>
          </table:table-cell>
          <table:table-cell table:number-columns-repeated="3"/>
          <table:table-cell table:formula="of:=MAX([.B278:.F278])" office:value-type="float" office:value="0.667045877937509" calcext:value-type="float">
            <text:p>0.667045877937509</text:p>
          </table:table-cell>
        </table:table-row>
        <table:table-row table:style-name="ro1">
          <table:table-cell office:value-type="float" office:value="0.847797632217407" calcext:value-type="float">
            <text:p>0.847797632217407</text:p>
          </table:table-cell>
          <table:table-cell/>
          <table:table-cell office:value-type="float" office:value="0.717961632037945" calcext:value-type="float">
            <text:p>0.717961632037945</text:p>
          </table:table-cell>
          <table:table-cell table:number-columns-repeated="3"/>
          <table:table-cell table:formula="of:=MAX([.B279:.F279])" office:value-type="float" office:value="0.717961632037945" calcext:value-type="float">
            <text:p>0.717961632037945</text:p>
          </table:table-cell>
        </table:table-row>
        <table:table-row table:style-name="ro1">
          <table:table-cell table:style-name="ce2" office:value-type="float" office:value="0.847902774810791" calcext:value-type="float">
            <text:p>0.847902774810791</text:p>
          </table:table-cell>
          <table:table-cell table:style-name="ce2" office:value-type="float" office:value="0.598735111438677" calcext:value-type="float">
            <text:p>0.598735111438677</text:p>
          </table:table-cell>
          <table:table-cell table:number-columns-repeated="4"/>
          <table:table-cell table:formula="of:=MAX([.B280:.F280])" office:value-type="float" office:value="0.598735111438677" calcext:value-type="float">
            <text:p>0.598735111438677</text:p>
          </table:table-cell>
        </table:table-row>
        <table:table-row table:style-name="ro1">
          <table:table-cell office:value-type="float" office:value="0.848828792572022" calcext:value-type="float">
            <text:p>0.848828792572022</text:p>
          </table:table-cell>
          <table:table-cell/>
          <table:table-cell office:value-type="float" office:value="0.679741136360716" calcext:value-type="float">
            <text:p>0.679741136360716</text:p>
          </table:table-cell>
          <table:table-cell table:number-columns-repeated="3"/>
          <table:table-cell table:formula="of:=MAX([.B281:.F281])" office:value-type="float" office:value="0.679741136360716" calcext:value-type="float">
            <text:p>0.679741136360716</text:p>
          </table:table-cell>
        </table:table-row>
        <table:table-row table:style-name="ro1">
          <table:table-cell office:value-type="float" office:value="0.849013328552246" calcext:value-type="float">
            <text:p>0.849013328552246</text:p>
          </table:table-cell>
          <table:table-cell/>
          <table:table-cell office:value-type="float" office:value="0.673301250214068" calcext:value-type="float">
            <text:p>0.673301250214068</text:p>
          </table:table-cell>
          <table:table-cell table:number-columns-repeated="3"/>
          <table:table-cell table:formula="of:=MAX([.B282:.F282])" office:value-type="float" office:value="0.673301250214068" calcext:value-type="float">
            <text:p>0.673301250214068</text:p>
          </table:table-cell>
        </table:table-row>
        <table:table-row table:style-name="ro1">
          <table:table-cell office:value-type="float" office:value="0.850258111953735" calcext:value-type="float">
            <text:p>0.850258111953735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283:.F283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54153633117676" calcext:value-type="float">
            <text:p>0.854153633117676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284:.F284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54154586791992" calcext:value-type="float">
            <text:p>0.854154586791992</text:p>
          </table:table-cell>
          <table:table-cell/>
          <table:table-cell office:value-type="float" office:value="0.73394115970479" calcext:value-type="float">
            <text:p>0.73394115970479</text:p>
          </table:table-cell>
          <table:table-cell table:number-columns-repeated="3"/>
          <table:table-cell table:formula="of:=MAX([.B285:.F285])" office:value-type="float" office:value="0.73394115970479" calcext:value-type="float">
            <text:p>0.73394115970479</text:p>
          </table:table-cell>
        </table:table-row>
        <table:table-row table:style-name="ro1">
          <table:table-cell office:value-type="float" office:value="0.856034278869629" calcext:value-type="float">
            <text:p>0.856034278869629</text:p>
          </table:table-cell>
          <table:table-cell/>
          <table:table-cell office:value-type="float" office:value="0.736491975379252" calcext:value-type="float">
            <text:p>0.736491975379252</text:p>
          </table:table-cell>
          <table:table-cell table:number-columns-repeated="3"/>
          <table:table-cell table:formula="of:=MAX([.B286:.F286])" office:value-type="float" office:value="0.736491975379252" calcext:value-type="float">
            <text:p>0.736491975379252</text:p>
          </table:table-cell>
        </table:table-row>
        <table:table-row table:style-name="ro1">
          <table:table-cell office:value-type="float" office:value="0.857437133789063" calcext:value-type="float">
            <text:p>0.857437133789063</text:p>
          </table:table-cell>
          <table:table-cell/>
          <table:table-cell office:value-type="float" office:value="0.669044154587386" calcext:value-type="float">
            <text:p>0.669044154587386</text:p>
          </table:table-cell>
          <table:table-cell table:number-columns-repeated="3"/>
          <table:table-cell table:formula="of:=MAX([.B287:.F287])" office:value-type="float" office:value="0.669044154587386" calcext:value-type="float">
            <text:p>0.669044154587386</text:p>
          </table:table-cell>
        </table:table-row>
        <table:table-row table:style-name="ro1">
          <table:table-cell office:value-type="float" office:value="0.860884428024292" calcext:value-type="float">
            <text:p>0.860884428024292</text:p>
          </table:table-cell>
          <table:table-cell/>
          <table:table-cell office:value-type="float" office:value="0.681444303964519" calcext:value-type="float">
            <text:p>0.681444303964519</text:p>
          </table:table-cell>
          <table:table-cell table:number-columns-repeated="3"/>
          <table:table-cell table:formula="of:=MAX([.B288:.F288])" office:value-type="float" office:value="0.681444303964519" calcext:value-type="float">
            <text:p>0.681444303964519</text:p>
          </table:table-cell>
        </table:table-row>
        <table:table-row table:style-name="ro1">
          <table:table-cell office:value-type="float" office:value="0.861145496368408" calcext:value-type="float">
            <text:p>0.861145496368408</text:p>
          </table:table-cell>
          <table:table-cell/>
          <table:table-cell office:value-type="float" office:value="0.712401731508511" calcext:value-type="float">
            <text:p>0.712401731508511</text:p>
          </table:table-cell>
          <table:table-cell table:number-columns-repeated="3"/>
          <table:table-cell table:formula="of:=MAX([.B289:.F289])" office:value-type="float" office:value="0.712401731508511" calcext:value-type="float">
            <text:p>0.712401731508511</text:p>
          </table:table-cell>
        </table:table-row>
        <table:table-row table:style-name="ro1">
          <table:table-cell office:value-type="float" office:value="0.864833831787109" calcext:value-type="float">
            <text:p>0.864833831787109</text:p>
          </table:table-cell>
          <table:table-cell/>
          <table:table-cell office:value-type="float" office:value="0.678583115724444" calcext:value-type="float">
            <text:p>0.678583115724444</text:p>
          </table:table-cell>
          <table:table-cell table:number-columns-repeated="3"/>
          <table:table-cell table:formula="of:=MAX([.B290:.F290])" office:value-type="float" office:value="0.678583115724444" calcext:value-type="float">
            <text:p>0.678583115724444</text:p>
          </table:table-cell>
        </table:table-row>
        <table:table-row table:style-name="ro1">
          <table:table-cell office:value-type="float" office:value="0.870593309402466" calcext:value-type="float">
            <text:p>0.870593309402466</text:p>
          </table:table-cell>
          <table:table-cell/>
          <table:table-cell office:value-type="float" office:value="0.7000079320026" calcext:value-type="float">
            <text:p>0.7000079320026</text:p>
          </table:table-cell>
          <table:table-cell table:number-columns-repeated="3"/>
          <table:table-cell table:formula="of:=MAX([.B291:.F291])" office:value-type="float" office:value="0.7000079320026" calcext:value-type="float">
            <text:p>0.7000079320026</text:p>
          </table:table-cell>
        </table:table-row>
        <table:table-row table:style-name="ro1">
          <table:table-cell office:value-type="float" office:value="0.870779514312744" calcext:value-type="float">
            <text:p>0.870779514312744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292:.F29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71312141418457" calcext:value-type="float">
            <text:p>0.871312141418457</text:p>
          </table:table-cell>
          <table:table-cell/>
          <table:table-cell office:value-type="float" office:value="0.668262324840459" calcext:value-type="float">
            <text:p>0.668262324840459</text:p>
          </table:table-cell>
          <table:table-cell table:number-columns-repeated="3"/>
          <table:table-cell table:formula="of:=MAX([.B293:.F293])" office:value-type="float" office:value="0.668262324840459" calcext:value-type="float">
            <text:p>0.668262324840459</text:p>
          </table:table-cell>
        </table:table-row>
        <table:table-row table:style-name="ro1">
          <table:table-cell office:value-type="float" office:value="0.871322870254517" calcext:value-type="float">
            <text:p>0.871322870254517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294:.F294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7194037437439" calcext:value-type="float">
            <text:p>0.87194037437439</text:p>
          </table:table-cell>
          <table:table-cell/>
          <table:table-cell office:value-type="float" office:value="0.725475042468955" calcext:value-type="float">
            <text:p>0.725475042468955</text:p>
          </table:table-cell>
          <table:table-cell table:number-columns-repeated="3"/>
          <table:table-cell table:formula="of:=MAX([.B295:.F295])" office:value-type="float" office:value="0.725475042468955" calcext:value-type="float">
            <text:p>0.725475042468955</text:p>
          </table:table-cell>
        </table:table-row>
        <table:table-row table:style-name="ro1">
          <table:table-cell office:value-type="float" office:value="0.872650861740112" calcext:value-type="float">
            <text:p>0.872650861740112</text:p>
          </table:table-cell>
          <table:table-cell/>
          <table:table-cell office:value-type="float" office:value="0.668370523023652" calcext:value-type="float">
            <text:p>0.668370523023652</text:p>
          </table:table-cell>
          <table:table-cell table:number-columns-repeated="3"/>
          <table:table-cell table:formula="of:=MAX([.B296:.F296])" office:value-type="float" office:value="0.668370523023652" calcext:value-type="float">
            <text:p>0.668370523023652</text:p>
          </table:table-cell>
        </table:table-row>
        <table:table-row table:style-name="ro1">
          <table:table-cell office:value-type="float" office:value="0.87282133102417" calcext:value-type="float">
            <text:p>0.87282133102417</text:p>
          </table:table-cell>
          <table:table-cell/>
          <table:table-cell office:value-type="float" office:value="0.669489928194411" calcext:value-type="float">
            <text:p>0.669489928194411</text:p>
          </table:table-cell>
          <table:table-cell table:number-columns-repeated="3"/>
          <table:table-cell table:formula="of:=MAX([.B297:.F297])" office:value-type="float" office:value="0.669489928194411" calcext:value-type="float">
            <text:p>0.669489928194411</text:p>
          </table:table-cell>
        </table:table-row>
        <table:table-row table:style-name="ro1">
          <table:table-cell office:value-type="float" office:value="0.874607563018799" calcext:value-type="float">
            <text:p>0.874607563018799</text:p>
          </table:table-cell>
          <table:table-cell/>
          <table:table-cell office:value-type="float" office:value="0.713230841000336" calcext:value-type="float">
            <text:p>0.713230841000336</text:p>
          </table:table-cell>
          <table:table-cell table:number-columns-repeated="3"/>
          <table:table-cell table:formula="of:=MAX([.B298:.F298])" office:value-type="float" office:value="0.713230841000336" calcext:value-type="float">
            <text:p>0.713230841000336</text:p>
          </table:table-cell>
        </table:table-row>
        <table:table-row table:style-name="ro1">
          <table:table-cell office:value-type="float" office:value="0.877276182174683" calcext:value-type="float">
            <text:p>0.877276182174683</text:p>
          </table:table-cell>
          <table:table-cell/>
          <table:table-cell office:value-type="float" office:value="0.689905248614771" calcext:value-type="float">
            <text:p>0.689905248614771</text:p>
          </table:table-cell>
          <table:table-cell table:number-columns-repeated="3"/>
          <table:table-cell table:formula="of:=MAX([.B299:.F299])" office:value-type="float" office:value="0.689905248614771" calcext:value-type="float">
            <text:p>0.689905248614771</text:p>
          </table:table-cell>
        </table:table-row>
        <table:table-row table:style-name="ro1">
          <table:table-cell office:value-type="float" office:value="0.87938928604126" calcext:value-type="float">
            <text:p>0.87938928604126</text:p>
          </table:table-cell>
          <table:table-cell/>
          <table:table-cell office:value-type="float" office:value="0.721551224100146" calcext:value-type="float">
            <text:p>0.721551224100146</text:p>
          </table:table-cell>
          <table:table-cell table:number-columns-repeated="3"/>
          <table:table-cell table:formula="of:=MAX([.B300:.F300])" office:value-type="float" office:value="0.721551224100146" calcext:value-type="float">
            <text:p>0.721551224100146</text:p>
          </table:table-cell>
        </table:table-row>
        <table:table-row table:style-name="ro1">
          <table:table-cell office:value-type="float" office:value="0.87987208366394" calcext:value-type="float">
            <text:p>0.87987208366394</text:p>
          </table:table-cell>
          <table:table-cell office:value-type="float" office:value="0.664378954616333" calcext:value-type="float">
            <text:p>0.664378954616333</text:p>
          </table:table-cell>
          <table:table-cell table:number-columns-repeated="4"/>
          <table:table-cell table:formula="of:=MAX([.B301:.F301])" office:value-type="float" office:value="0.664378954616333" calcext:value-type="float">
            <text:p>0.664378954616333</text:p>
          </table:table-cell>
        </table:table-row>
        <table:table-row table:style-name="ro1">
          <table:table-cell office:value-type="float" office:value="0.879890203475952" calcext:value-type="float">
            <text:p>0.879890203475952</text:p>
          </table:table-cell>
          <table:table-cell/>
          <table:table-cell office:value-type="float" office:value="0.723947367652698" calcext:value-type="float">
            <text:p>0.723947367652698</text:p>
          </table:table-cell>
          <table:table-cell table:number-columns-repeated="3"/>
          <table:table-cell table:formula="of:=MAX([.B302:.F302])" office:value-type="float" office:value="0.723947367652698" calcext:value-type="float">
            <text:p>0.723947367652698</text:p>
          </table:table-cell>
        </table:table-row>
        <table:table-row table:style-name="ro1">
          <table:table-cell office:value-type="float" office:value="0.881665706634522" calcext:value-type="float">
            <text:p>0.881665706634522</text:p>
          </table:table-cell>
          <table:table-cell/>
          <table:table-cell office:value-type="float" office:value="0.668502561941009" calcext:value-type="float">
            <text:p>0.668502561941009</text:p>
          </table:table-cell>
          <table:table-cell table:number-columns-repeated="3"/>
          <table:table-cell table:formula="of:=MAX([.B303:.F303])" office:value-type="float" office:value="0.668502561941009" calcext:value-type="float">
            <text:p>0.668502561941009</text:p>
          </table:table-cell>
        </table:table-row>
        <table:table-row table:style-name="ro1">
          <table:table-cell office:value-type="float" office:value="0.881822347640991" calcext:value-type="float">
            <text:p>0.881822347640991</text:p>
          </table:table-cell>
          <table:table-cell/>
          <table:table-cell office:value-type="float" office:value="0.688912836543644" calcext:value-type="float">
            <text:p>0.688912836543644</text:p>
          </table:table-cell>
          <table:table-cell table:number-columns-repeated="3"/>
          <table:table-cell table:formula="of:=MAX([.B304:.F304])" office:value-type="float" office:value="0.688912836543644" calcext:value-type="float">
            <text:p>0.688912836543644</text:p>
          </table:table-cell>
        </table:table-row>
        <table:table-row table:style-name="ro1">
          <table:table-cell office:value-type="float" office:value="0.884990215301514" calcext:value-type="float">
            <text:p>0.884990215301514</text:p>
          </table:table-cell>
          <table:table-cell/>
          <table:table-cell office:value-type="float" office:value="0.77173563948068" calcext:value-type="float">
            <text:p>0.77173563948068</text:p>
          </table:table-cell>
          <table:table-cell table:number-columns-repeated="3"/>
          <table:table-cell table:formula="of:=MAX([.B305:.F305])" office:value-type="float" office:value="0.77173563948068" calcext:value-type="float">
            <text:p>0.77173563948068</text:p>
          </table:table-cell>
        </table:table-row>
        <table:table-row table:style-name="ro1">
          <table:table-cell office:value-type="float" office:value="0.885323047637939" calcext:value-type="float">
            <text:p>0.885323047637939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306:.F30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86436939239502" calcext:value-type="float">
            <text:p>0.886436939239502</text:p>
          </table:table-cell>
          <table:table-cell/>
          <table:table-cell office:value-type="float" office:value="0.727745562270751" calcext:value-type="float">
            <text:p>0.727745562270751</text:p>
          </table:table-cell>
          <table:table-cell table:number-columns-repeated="3"/>
          <table:table-cell table:formula="of:=MAX([.B307:.F307])" office:value-type="float" office:value="0.727745562270751" calcext:value-type="float">
            <text:p>0.727745562270751</text:p>
          </table:table-cell>
        </table:table-row>
        <table:table-row table:style-name="ro1">
          <table:table-cell office:value-type="float" office:value="0.891446828842163" calcext:value-type="float">
            <text:p>0.891446828842163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308:.F308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93290758132935" calcext:value-type="float">
            <text:p>0.893290758132935</text:p>
          </table:table-cell>
          <table:table-cell/>
          <table:table-cell office:value-type="float" office:value="0.730886835500264" calcext:value-type="float">
            <text:p>0.730886835500264</text:p>
          </table:table-cell>
          <table:table-cell table:number-columns-repeated="3"/>
          <table:table-cell table:formula="of:=MAX([.B309:.F309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897376775741577" calcext:value-type="float">
            <text:p>0.897376775741577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310:.F310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898111820220947" calcext:value-type="float">
            <text:p>0.898111820220947</text:p>
          </table:table-cell>
          <table:table-cell/>
          <table:table-cell office:value-type="float" office:value="0.667871015404117" calcext:value-type="float">
            <text:p>0.667871015404117</text:p>
          </table:table-cell>
          <table:table-cell table:number-columns-repeated="3"/>
          <table:table-cell table:formula="of:=MAX([.B311:.F311])" office:value-type="float" office:value="0.667871015404117" calcext:value-type="float">
            <text:p>0.667871015404117</text:p>
          </table:table-cell>
        </table:table-row>
        <table:table-row table:style-name="ro1">
          <table:table-cell office:value-type="float" office:value="0.902510166168213" calcext:value-type="float">
            <text:p>0.902510166168213</text:p>
          </table:table-cell>
          <table:table-cell/>
          <table:table-cell office:value-type="float" office:value="0.730886835500264" calcext:value-type="float">
            <text:p>0.730886835500264</text:p>
          </table:table-cell>
          <table:table-cell table:number-columns-repeated="3"/>
          <table:table-cell table:formula="of:=MAX([.B312:.F312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0.912707090377808" calcext:value-type="float">
            <text:p>0.912707090377808</text:p>
          </table:table-cell>
          <table:table-cell table:number-columns-repeated="2"/>
          <table:table-cell office:value-type="float" office:value="0.58743185382383" calcext:value-type="float">
            <text:p>0.58743185382383</text:p>
          </table:table-cell>
          <table:table-cell table:number-columns-repeated="2"/>
          <table:table-cell table:formula="of:=MAX([.B313:.F313])" office:value-type="float" office:value="0.58743185382383" calcext:value-type="float">
            <text:p>0.58743185382383</text:p>
          </table:table-cell>
        </table:table-row>
        <table:table-row table:style-name="ro1">
          <table:table-cell office:value-type="float" office:value="0.949933767318726" calcext:value-type="float">
            <text:p>0.949933767318726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314:.F314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0.970377206802368" calcext:value-type="float">
            <text:p>0.970377206802368</text:p>
          </table:table-cell>
          <table:table-cell/>
          <table:table-cell office:value-type="float" office:value="0.775789088749383" calcext:value-type="float">
            <text:p>0.775789088749383</text:p>
          </table:table-cell>
          <table:table-cell table:number-columns-repeated="3"/>
          <table:table-cell table:formula="of:=MAX([.B315:.F315])" office:value-type="float" office:value="0.775789088749383" calcext:value-type="float">
            <text:p>0.775789088749383</text:p>
          </table:table-cell>
        </table:table-row>
        <table:table-row table:style-name="ro1">
          <table:table-cell office:value-type="float" office:value="1.00872683525085" calcext:value-type="float">
            <text:p>1.00872683525085</text:p>
          </table:table-cell>
          <table:table-cell table:number-columns-repeated="2"/>
          <table:table-cell office:value-type="float" office:value="0.58689494393981" calcext:value-type="float">
            <text:p>0.58689494393981</text:p>
          </table:table-cell>
          <table:table-cell table:number-columns-repeated="2"/>
          <table:table-cell table:formula="of:=MAX([.B316:.F316])" office:value-type="float" office:value="0.58689494393981" calcext:value-type="float">
            <text:p>0.58689494393981</text:p>
          </table:table-cell>
        </table:table-row>
        <table:table-row table:style-name="ro1">
          <table:table-cell office:value-type="float" office:value="1.00911951065063" calcext:value-type="float">
            <text:p>1.00911951065063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317:.F317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1.0507435798645" calcext:value-type="float">
            <text:p>1.0507435798645</text:p>
          </table:table-cell>
          <table:table-cell table:number-columns-repeated="2"/>
          <table:table-cell office:value-type="float" office:value="0.59510042074799" calcext:value-type="float">
            <text:p>0.59510042074799</text:p>
          </table:table-cell>
          <table:table-cell table:number-columns-repeated="2"/>
          <table:table-cell table:formula="of:=MAX([.B318:.F318])" office:value-type="float" office:value="0.59510042074799" calcext:value-type="float">
            <text:p>0.59510042074799</text:p>
          </table:table-cell>
        </table:table-row>
        <table:table-row table:style-name="ro1">
          <table:table-cell office:value-type="float" office:value="1.11997866630554" calcext:value-type="float">
            <text:p>1.11997866630554</text:p>
          </table:table-cell>
          <table:table-cell table:number-columns-repeated="2"/>
          <table:table-cell office:value-type="float" office:value="0.591561664394754" calcext:value-type="float">
            <text:p>0.591561664394754</text:p>
          </table:table-cell>
          <table:table-cell table:number-columns-repeated="2"/>
          <table:table-cell table:formula="of:=MAX([.B319:.F319])" office:value-type="float" office:value="0.591561664394754" calcext:value-type="float">
            <text:p>0.591561664394754</text:p>
          </table:table-cell>
        </table:table-row>
        <table:table-row table:style-name="ro1">
          <table:table-cell office:value-type="float" office:value="1.15393376350403" calcext:value-type="float">
            <text:p>1.15393376350403</text:p>
          </table:table-cell>
          <table:table-cell office:value-type="float" office:value="0.678277081184747" calcext:value-type="float">
            <text:p>0.678277081184747</text:p>
          </table:table-cell>
          <table:table-cell table:number-columns-repeated="4"/>
          <table:table-cell table:formula="of:=MAX([.B320:.F320])" office:value-type="float" office:value="0.678277081184747" calcext:value-type="float">
            <text:p>0.678277081184747</text:p>
          </table:table-cell>
        </table:table-row>
        <table:table-row table:style-name="ro1">
          <table:table-cell office:value-type="float" office:value="1.19020247459412" calcext:value-type="float">
            <text:p>1.19020247459412</text:p>
          </table:table-cell>
          <table:table-cell table:number-columns-repeated="3"/>
          <table:table-cell office:value-type="float" office:value="0.665278522690548" calcext:value-type="float">
            <text:p>0.665278522690548</text:p>
          </table:table-cell>
          <table:table-cell/>
          <table:table-cell table:formula="of:=MAX([.B321:.F321])" office:value-type="float" office:value="0.665278522690548" calcext:value-type="float">
            <text:p>0.665278522690548</text:p>
          </table:table-cell>
        </table:table-row>
        <table:table-row table:style-name="ro1">
          <table:table-cell office:value-type="float" office:value="1.1922070980072" calcext:value-type="float">
            <text:p>1.1922070980072</text:p>
          </table:table-cell>
          <table:table-cell table:number-columns-repeated="3"/>
          <table:table-cell office:value-type="float" office:value="0.666057442054621" calcext:value-type="float">
            <text:p>0.666057442054621</text:p>
          </table:table-cell>
          <table:table-cell/>
          <table:table-cell table:formula="of:=MAX([.B322:.F322])" office:value-type="float" office:value="0.666057442054621" calcext:value-type="float">
            <text:p>0.666057442054621</text:p>
          </table:table-cell>
        </table:table-row>
        <table:table-row table:style-name="ro1">
          <table:table-cell office:value-type="float" office:value="1.20020318031311" calcext:value-type="float">
            <text:p>1.20020318031311</text:p>
          </table:table-cell>
          <table:table-cell table:number-columns-repeated="2"/>
          <table:table-cell office:value-type="float" office:value="0.586753796963247" calcext:value-type="float">
            <text:p>0.586753796963247</text:p>
          </table:table-cell>
          <table:table-cell table:number-columns-repeated="2"/>
          <table:table-cell table:formula="of:=MAX([.B323:.F323])" office:value-type="float" office:value="0.586753796963247" calcext:value-type="float">
            <text:p>0.586753796963247</text:p>
          </table:table-cell>
        </table:table-row>
        <table:table-row table:style-name="ro1">
          <table:table-cell office:value-type="float" office:value="1.2071578502655" calcext:value-type="float">
            <text:p>1.2071578502655</text:p>
          </table:table-cell>
          <table:table-cell table:number-columns-repeated="3"/>
          <table:table-cell office:value-type="float" office:value="0.66624156837142" calcext:value-type="float">
            <text:p>0.66624156837142</text:p>
          </table:table-cell>
          <table:table-cell/>
          <table:table-cell table:formula="of:=MAX([.B324:.F324])" office:value-type="float" office:value="0.66624156837142" calcext:value-type="float">
            <text:p>0.66624156837142</text:p>
          </table:table-cell>
        </table:table-row>
        <table:table-row table:style-name="ro1">
          <table:table-cell office:value-type="float" office:value="1.22439169883728" calcext:value-type="float">
            <text:p>1.22439169883728</text:p>
          </table:table-cell>
          <table:table-cell table:number-columns-repeated="3"/>
          <table:table-cell office:value-type="float" office:value="0.664592978809273" calcext:value-type="float">
            <text:p>0.664592978809273</text:p>
          </table:table-cell>
          <table:table-cell/>
          <table:table-cell table:formula="of:=MAX([.B325:.F325])" office:value-type="float" office:value="0.664592978809273" calcext:value-type="float">
            <text:p>0.664592978809273</text:p>
          </table:table-cell>
        </table:table-row>
        <table:table-row table:style-name="ro1">
          <table:table-cell office:value-type="float" office:value="1.23135447502136" calcext:value-type="float">
            <text:p>1.23135447502136</text:p>
          </table:table-cell>
          <table:table-cell table:number-columns-repeated="3"/>
          <table:table-cell office:value-type="float" office:value="0.676903723427933" calcext:value-type="float">
            <text:p>0.676903723427933</text:p>
          </table:table-cell>
          <table:table-cell/>
          <table:table-cell table:formula="of:=MAX([.B326:.F326])" office:value-type="float" office:value="0.676903723427933" calcext:value-type="float">
            <text:p>0.676903723427933</text:p>
          </table:table-cell>
        </table:table-row>
        <table:table-row table:style-name="ro1">
          <table:table-cell office:value-type="float" office:value="1.23707509040833" calcext:value-type="float">
            <text:p>1.23707509040833</text:p>
          </table:table-cell>
          <table:table-cell table:number-columns-repeated="3"/>
          <table:table-cell office:value-type="float" office:value="0.681438857084515" calcext:value-type="float">
            <text:p>0.681438857084515</text:p>
          </table:table-cell>
          <table:table-cell/>
          <table:table-cell table:formula="of:=MAX([.B327:.F327])" office:value-type="float" office:value="0.681438857084515" calcext:value-type="float">
            <text:p>0.681438857084515</text:p>
          </table:table-cell>
        </table:table-row>
        <table:table-row table:style-name="ro1">
          <table:table-cell office:value-type="float" office:value="1.24253106117249" calcext:value-type="float">
            <text:p>1.24253106117249</text:p>
          </table:table-cell>
          <table:table-cell table:number-columns-repeated="3"/>
          <table:table-cell office:value-type="float" office:value="0.66404619880661" calcext:value-type="float">
            <text:p>0.66404619880661</text:p>
          </table:table-cell>
          <table:table-cell/>
          <table:table-cell table:formula="of:=MAX([.B328:.F328])" office:value-type="float" office:value="0.66404619880661" calcext:value-type="float">
            <text:p>0.66404619880661</text:p>
          </table:table-cell>
        </table:table-row>
        <table:table-row table:style-name="ro1">
          <table:table-cell office:value-type="float" office:value="1.25582027435303" calcext:value-type="float">
            <text:p>1.25582027435303</text:p>
          </table:table-cell>
          <table:table-cell table:number-columns-repeated="3"/>
          <table:table-cell office:value-type="float" office:value="0.667201662410137" calcext:value-type="float">
            <text:p>0.667201662410137</text:p>
          </table:table-cell>
          <table:table-cell/>
          <table:table-cell table:formula="of:=MAX([.B329:.F329])" office:value-type="float" office:value="0.667201662410137" calcext:value-type="float">
            <text:p>0.667201662410137</text:p>
          </table:table-cell>
        </table:table-row>
        <table:table-row table:style-name="ro1">
          <table:table-cell office:value-type="float" office:value="1.25618052482605" calcext:value-type="float">
            <text:p>1.25618052482605</text:p>
          </table:table-cell>
          <table:table-cell office:value-type="float" office:value="0.613949803425264" calcext:value-type="float">
            <text:p>0.613949803425264</text:p>
          </table:table-cell>
          <table:table-cell table:number-columns-repeated="4"/>
          <table:table-cell table:formula="of:=MAX([.B330:.F330])" office:value-type="float" office:value="0.613949803425264" calcext:value-type="float">
            <text:p>0.613949803425264</text:p>
          </table:table-cell>
        </table:table-row>
        <table:table-row table:style-name="ro1">
          <table:table-cell office:value-type="float" office:value="1.27343606948853" calcext:value-type="float">
            <text:p>1.27343606948853</text:p>
          </table:table-cell>
          <table:table-cell table:number-columns-repeated="3"/>
          <table:table-cell office:value-type="float" office:value="0.667680622168311" calcext:value-type="float">
            <text:p>0.667680622168311</text:p>
          </table:table-cell>
          <table:table-cell/>
          <table:table-cell table:formula="of:=MAX([.B331:.F331])" office:value-type="float" office:value="0.667680622168311" calcext:value-type="float">
            <text:p>0.667680622168311</text:p>
          </table:table-cell>
        </table:table-row>
        <table:table-row table:style-name="ro1">
          <table:table-cell office:value-type="float" office:value="1.27347254753113" calcext:value-type="float">
            <text:p>1.27347254753113</text:p>
          </table:table-cell>
          <table:table-cell table:number-columns-repeated="3"/>
          <table:table-cell office:value-type="float" office:value="0.671531085836864" calcext:value-type="float">
            <text:p>0.671531085836864</text:p>
          </table:table-cell>
          <table:table-cell/>
          <table:table-cell table:formula="of:=MAX([.B332:.F332])" office:value-type="float" office:value="0.671531085836864" calcext:value-type="float">
            <text:p>0.671531085836864</text:p>
          </table:table-cell>
        </table:table-row>
        <table:table-row table:style-name="ro1">
          <table:table-cell office:value-type="float" office:value="1.27519154548645" calcext:value-type="float">
            <text:p>1.27519154548645</text:p>
          </table:table-cell>
          <table:table-cell table:number-columns-repeated="3"/>
          <table:table-cell office:value-type="float" office:value="0.673899265014522" calcext:value-type="float">
            <text:p>0.673899265014522</text:p>
          </table:table-cell>
          <table:table-cell/>
          <table:table-cell table:formula="of:=MAX([.B333:.F333])" office:value-type="float" office:value="0.673899265014522" calcext:value-type="float">
            <text:p>0.673899265014522</text:p>
          </table:table-cell>
        </table:table-row>
        <table:table-row table:style-name="ro1">
          <table:table-cell office:value-type="float" office:value="1.28080201148987" calcext:value-type="float">
            <text:p>1.28080201148987</text:p>
          </table:table-cell>
          <table:table-cell table:number-columns-repeated="2"/>
          <table:table-cell office:value-type="float" office:value="0.57890864740781" calcext:value-type="float">
            <text:p>0.57890864740781</text:p>
          </table:table-cell>
          <table:table-cell table:number-columns-repeated="2"/>
          <table:table-cell table:formula="of:=MAX([.B334:.F334])" office:value-type="float" office:value="0.57890864740781" calcext:value-type="float">
            <text:p>0.57890864740781</text:p>
          </table:table-cell>
        </table:table-row>
        <table:table-row table:style-name="ro1">
          <table:table-cell office:value-type="float" office:value="1.28749680519104" calcext:value-type="float">
            <text:p>1.28749680519104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335:.F335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1.3193941116333" calcext:value-type="float">
            <text:p>1.3193941116333</text:p>
          </table:table-cell>
          <table:table-cell table:number-columns-repeated="3"/>
          <table:table-cell office:value-type="float" office:value="0.664025441119937" calcext:value-type="float">
            <text:p>0.664025441119937</text:p>
          </table:table-cell>
          <table:table-cell/>
          <table:table-cell table:formula="of:=MAX([.B336:.F336])" office:value-type="float" office:value="0.664025441119937" calcext:value-type="float">
            <text:p>0.664025441119937</text:p>
          </table:table-cell>
        </table:table-row>
        <table:table-row table:style-name="ro1">
          <table:table-cell office:value-type="float" office:value="1.3210973739624" calcext:value-type="float">
            <text:p>1.3210973739624</text:p>
          </table:table-cell>
          <table:table-cell table:number-columns-repeated="3"/>
          <table:table-cell office:value-type="float" office:value="0.692611939222126" calcext:value-type="float">
            <text:p>0.692611939222126</text:p>
          </table:table-cell>
          <table:table-cell/>
          <table:table-cell table:formula="of:=MAX([.B337:.F337])" office:value-type="float" office:value="0.692611939222126" calcext:value-type="float">
            <text:p>0.692611939222126</text:p>
          </table:table-cell>
        </table:table-row>
        <table:table-row table:style-name="ro1">
          <table:table-cell office:value-type="float" office:value="1.33374285697937" calcext:value-type="float">
            <text:p>1.33374285697937</text:p>
          </table:table-cell>
          <table:table-cell table:number-columns-repeated="3"/>
          <table:table-cell office:value-type="float" office:value="0.676903723427933" calcext:value-type="float">
            <text:p>0.676903723427933</text:p>
          </table:table-cell>
          <table:table-cell/>
          <table:table-cell table:formula="of:=MAX([.B338:.F338])" office:value-type="float" office:value="0.676903723427933" calcext:value-type="float">
            <text:p>0.676903723427933</text:p>
          </table:table-cell>
        </table:table-row>
        <table:table-row table:style-name="ro1">
          <table:table-cell office:value-type="float" office:value="1.3619875907898" calcext:value-type="float">
            <text:p>1.3619875907898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339:.F339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1.37974405288696" calcext:value-type="float">
            <text:p>1.37974405288696</text:p>
          </table:table-cell>
          <table:table-cell table:number-columns-repeated="2"/>
          <table:table-cell office:value-type="float" office:value="0.589766096355516" calcext:value-type="float">
            <text:p>0.589766096355516</text:p>
          </table:table-cell>
          <table:table-cell table:number-columns-repeated="2"/>
          <table:table-cell table:formula="of:=MAX([.B340:.F340])" office:value-type="float" office:value="0.589766096355516" calcext:value-type="float">
            <text:p>0.589766096355516</text:p>
          </table:table-cell>
        </table:table-row>
        <table:table-row table:style-name="ro1">
          <table:table-cell office:value-type="float" office:value="1.48568034172058" calcext:value-type="float">
            <text:p>1.48568034172058</text:p>
          </table:table-cell>
          <table:table-cell table:number-columns-repeated="2"/>
          <table:table-cell office:value-type="float" office:value="0.635902015610126" calcext:value-type="float">
            <text:p>0.635902015610126</text:p>
          </table:table-cell>
          <table:table-cell table:number-columns-repeated="2"/>
          <table:table-cell table:formula="of:=MAX([.B341:.F341])" office:value-type="float" office:value="0.635902015610126" calcext:value-type="float">
            <text:p>0.635902015610126</text:p>
          </table:table-cell>
        </table:table-row>
        <table:table-row table:style-name="ro1">
          <table:table-cell office:value-type="float" office:value="1.51238369941711" calcext:value-type="float">
            <text:p>1.51238369941711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342:.F342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1.5517578125" calcext:value-type="float">
            <text:p>1.5517578125</text:p>
          </table:table-cell>
          <table:table-cell/>
          <table:table-cell office:value-type="float" office:value="0.668802341046077" calcext:value-type="float">
            <text:p>0.668802341046077</text:p>
          </table:table-cell>
          <table:table-cell table:number-columns-repeated="3"/>
          <table:table-cell table:formula="of:=MAX([.B343:.F343])" office:value-type="float" office:value="0.668802341046077" calcext:value-type="float">
            <text:p>0.668802341046077</text:p>
          </table:table-cell>
        </table:table-row>
        <table:table-row table:style-name="ro1">
          <table:table-cell office:value-type="float" office:value="1.55374073982239" calcext:value-type="float">
            <text:p>1.55374073982239</text:p>
          </table:table-cell>
          <table:table-cell/>
          <table:table-cell office:value-type="float" office:value="0.712327375406837" calcext:value-type="float">
            <text:p>0.712327375406837</text:p>
          </table:table-cell>
          <table:table-cell table:number-columns-repeated="3"/>
          <table:table-cell table:formula="of:=MAX([.B344:.F344])" office:value-type="float" office:value="0.712327375406837" calcext:value-type="float">
            <text:p>0.712327375406837</text:p>
          </table:table-cell>
        </table:table-row>
        <table:table-row table:style-name="ro1">
          <table:table-cell office:value-type="float" office:value="1.55462861061096" calcext:value-type="float">
            <text:p>1.55462861061096</text:p>
          </table:table-cell>
          <table:table-cell/>
          <table:table-cell office:value-type="float" office:value="0.676987697492787" calcext:value-type="float">
            <text:p>0.676987697492787</text:p>
          </table:table-cell>
          <table:table-cell table:number-columns-repeated="3"/>
          <table:table-cell table:formula="of:=MAX([.B345:.F345])" office:value-type="float" office:value="0.676987697492787" calcext:value-type="float">
            <text:p>0.676987697492787</text:p>
          </table:table-cell>
        </table:table-row>
        <table:table-row table:style-name="ro1">
          <table:table-cell office:value-type="float" office:value="1.5661084651947" calcext:value-type="float">
            <text:p>1.5661084651947</text:p>
          </table:table-cell>
          <table:table-cell/>
          <table:table-cell office:value-type="float" office:value="0.604856640642903" calcext:value-type="float">
            <text:p>0.604856640642903</text:p>
          </table:table-cell>
          <table:table-cell table:number-columns-repeated="3"/>
          <table:table-cell table:formula="of:=MAX([.B346:.F346])" office:value-type="float" office:value="0.604856640642903" calcext:value-type="float">
            <text:p>0.604856640642903</text:p>
          </table:table-cell>
        </table:table-row>
        <table:table-row table:style-name="ro1">
          <table:table-cell office:value-type="float" office:value="1.56971335411072" calcext:value-type="float">
            <text:p>1.56971335411072</text:p>
          </table:table-cell>
          <table:table-cell/>
          <table:table-cell office:value-type="float" office:value="0.690097291063104" calcext:value-type="float">
            <text:p>0.690097291063104</text:p>
          </table:table-cell>
          <table:table-cell table:number-columns-repeated="3"/>
          <table:table-cell table:formula="of:=MAX([.B347:.F347])" office:value-type="float" office:value="0.690097291063104" calcext:value-type="float">
            <text:p>0.690097291063104</text:p>
          </table:table-cell>
        </table:table-row>
        <table:table-row table:style-name="ro1">
          <table:table-cell office:value-type="float" office:value="1.5716769695282" calcext:value-type="float">
            <text:p>1.5716769695282</text:p>
          </table:table-cell>
          <table:table-cell/>
          <table:table-cell office:value-type="float" office:value="0.669847339147451" calcext:value-type="float">
            <text:p>0.669847339147451</text:p>
          </table:table-cell>
          <table:table-cell table:number-columns-repeated="3"/>
          <table:table-cell table:formula="of:=MAX([.B348:.F348])" office:value-type="float" office:value="0.669847339147451" calcext:value-type="float">
            <text:p>0.669847339147451</text:p>
          </table:table-cell>
        </table:table-row>
        <table:table-row table:style-name="ro1">
          <table:table-cell office:value-type="float" office:value="1.57997751235962" calcext:value-type="float">
            <text:p>1.57997751235962</text:p>
          </table:table-cell>
          <table:table-cell table:number-columns-repeated="2"/>
          <table:table-cell office:value-type="float" office:value="0.586742926709393" calcext:value-type="float">
            <text:p>0.586742926709393</text:p>
          </table:table-cell>
          <table:table-cell table:number-columns-repeated="2"/>
          <table:table-cell table:formula="of:=MAX([.B349:.F349])" office:value-type="float" office:value="0.586742926709393" calcext:value-type="float">
            <text:p>0.586742926709393</text:p>
          </table:table-cell>
        </table:table-row>
        <table:table-row table:style-name="ro1">
          <table:table-cell office:value-type="float" office:value="1.58677959442139" calcext:value-type="float">
            <text:p>1.58677959442139</text:p>
          </table:table-cell>
          <table:table-cell/>
          <table:table-cell office:value-type="float" office:value="0.665126785053628" calcext:value-type="float">
            <text:p>0.665126785053628</text:p>
          </table:table-cell>
          <table:table-cell table:number-columns-repeated="3"/>
          <table:table-cell table:formula="of:=MAX([.B350:.F350])" office:value-type="float" office:value="0.665126785053628" calcext:value-type="float">
            <text:p>0.665126785053628</text:p>
          </table:table-cell>
        </table:table-row>
        <table:table-row table:style-name="ro1">
          <table:table-cell office:value-type="float" office:value="1.58969831466675" calcext:value-type="float">
            <text:p>1.58969831466675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351:.F351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1.59309887886047" calcext:value-type="float">
            <text:p>1.59309887886047</text:p>
          </table:table-cell>
          <table:table-cell/>
          <table:table-cell office:value-type="float" office:value="0.674640757523393" calcext:value-type="float">
            <text:p>0.674640757523393</text:p>
          </table:table-cell>
          <table:table-cell table:number-columns-repeated="3"/>
          <table:table-cell table:formula="of:=MAX([.B352:.F352])" office:value-type="float" office:value="0.674640757523393" calcext:value-type="float">
            <text:p>0.674640757523393</text:p>
          </table:table-cell>
        </table:table-row>
        <table:table-row table:style-name="ro1">
          <table:table-cell office:value-type="float" office:value="1.60301661491394" calcext:value-type="float">
            <text:p>1.60301661491394</text:p>
          </table:table-cell>
          <table:table-cell/>
          <table:table-cell office:value-type="float" office:value="0.712327375406837" calcext:value-type="float">
            <text:p>0.712327375406837</text:p>
          </table:table-cell>
          <table:table-cell table:number-columns-repeated="3"/>
          <table:table-cell table:formula="of:=MAX([.B353:.F353])" office:value-type="float" office:value="0.712327375406837" calcext:value-type="float">
            <text:p>0.712327375406837</text:p>
          </table:table-cell>
        </table:table-row>
        <table:table-row table:style-name="ro1">
          <table:table-cell office:value-type="float" office:value="1.62176489830017" calcext:value-type="float">
            <text:p>1.62176489830017</text:p>
          </table:table-cell>
          <table:table-cell office:value-type="float" office:value="0.712327375406837" calcext:value-type="float">
            <text:p>0.712327375406837</text:p>
          </table:table-cell>
          <table:table-cell table:number-columns-repeated="4"/>
          <table:table-cell table:formula="of:=MAX([.B354:.F354])" office:value-type="float" office:value="0.712327375406837" calcext:value-type="float">
            <text:p>0.712327375406837</text:p>
          </table:table-cell>
        </table:table-row>
        <table:table-row table:style-name="ro1">
          <table:table-cell office:value-type="float" office:value="1.68701386451721" calcext:value-type="float">
            <text:p>1.68701386451721</text:p>
          </table:table-cell>
          <table:table-cell table:number-columns-repeated="2"/>
          <table:table-cell office:value-type="float" office:value="0.574785548512506" calcext:value-type="float">
            <text:p>0.574785548512506</text:p>
          </table:table-cell>
          <table:table-cell table:number-columns-repeated="2"/>
          <table:table-cell table:formula="of:=MAX([.B355:.F355])" office:value-type="float" office:value="0.574785548512506" calcext:value-type="float">
            <text:p>0.574785548512506</text:p>
          </table:table-cell>
        </table:table-row>
        <table:table-row table:style-name="ro1">
          <table:table-cell office:value-type="float" office:value="1.71484112739563" calcext:value-type="float">
            <text:p>1.71484112739563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356:.F35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1.81947827339172" calcext:value-type="float">
            <text:p>1.81947827339172</text:p>
          </table:table-cell>
          <table:table-cell table:number-columns-repeated="2"/>
          <table:table-cell office:value-type="float" office:value="0.582804413726162" calcext:value-type="float">
            <text:p>0.582804413726162</text:p>
          </table:table-cell>
          <table:table-cell table:number-columns-repeated="2"/>
          <table:table-cell table:formula="of:=MAX([.B357:.F357])" office:value-type="float" office:value="0.582804413726162" calcext:value-type="float">
            <text:p>0.582804413726162</text:p>
          </table:table-cell>
        </table:table-row>
        <table:table-row table:style-name="ro1">
          <table:table-cell office:value-type="float" office:value="1.84641742706299" calcext:value-type="float">
            <text:p>1.84641742706299</text:p>
          </table:table-cell>
          <table:table-cell table:number-columns-repeated="3"/>
          <table:table-cell office:value-type="float" office:value="0.664391764756436" calcext:value-type="float">
            <text:p>0.664391764756436</text:p>
          </table:table-cell>
          <table:table-cell/>
          <table:table-cell table:formula="of:=MAX([.B358:.F358])" office:value-type="float" office:value="0.664391764756436" calcext:value-type="float">
            <text:p>0.664391764756436</text:p>
          </table:table-cell>
        </table:table-row>
        <table:table-row table:style-name="ro1">
          <table:table-cell office:value-type="float" office:value="1.86193799972534" calcext:value-type="float">
            <text:p>1.86193799972534</text:p>
          </table:table-cell>
          <table:table-cell table:number-columns-repeated="3"/>
          <table:table-cell office:value-type="float" office:value="0.665592414779795" calcext:value-type="float">
            <text:p>0.665592414779795</text:p>
          </table:table-cell>
          <table:table-cell/>
          <table:table-cell table:formula="of:=MAX([.B359:.F359])" office:value-type="float" office:value="0.665592414779795" calcext:value-type="float">
            <text:p>0.665592414779795</text:p>
          </table:table-cell>
        </table:table-row>
        <table:table-row table:style-name="ro1">
          <table:table-cell office:value-type="float" office:value="1.87131834030151" calcext:value-type="float">
            <text:p>1.87131834030151</text:p>
          </table:table-cell>
          <table:table-cell table:number-columns-repeated="3"/>
          <table:table-cell office:value-type="float" office:value="0.666365413794539" calcext:value-type="float">
            <text:p>0.666365413794539</text:p>
          </table:table-cell>
          <table:table-cell/>
          <table:table-cell table:formula="of:=MAX([.B360:.F360])" office:value-type="float" office:value="0.666365413794539" calcext:value-type="float">
            <text:p>0.666365413794539</text:p>
          </table:table-cell>
        </table:table-row>
        <table:table-row table:style-name="ro1">
          <table:table-cell office:value-type="float" office:value="1.87581372261047" calcext:value-type="float">
            <text:p>1.87581372261047</text:p>
          </table:table-cell>
          <table:table-cell office:value-type="float" office:value="0.670810409459573" calcext:value-type="float">
            <text:p>0.670810409459573</text:p>
          </table:table-cell>
          <table:table-cell table:number-columns-repeated="4"/>
          <table:table-cell table:formula="of:=MAX([.B361:.F361])" office:value-type="float" office:value="0.670810409459573" calcext:value-type="float">
            <text:p>0.670810409459573</text:p>
          </table:table-cell>
        </table:table-row>
        <table:table-row table:style-name="ro1">
          <table:table-cell office:value-type="float" office:value="1.90603828430176" calcext:value-type="float">
            <text:p>1.90603828430176</text:p>
          </table:table-cell>
          <table:table-cell table:number-columns-repeated="3"/>
          <table:table-cell office:value-type="float" office:value="0.678973418482361" calcext:value-type="float">
            <text:p>0.678973418482361</text:p>
          </table:table-cell>
          <table:table-cell/>
          <table:table-cell table:formula="of:=MAX([.B362:.F362])" office:value-type="float" office:value="0.678973418482361" calcext:value-type="float">
            <text:p>0.678973418482361</text:p>
          </table:table-cell>
        </table:table-row>
        <table:table-row table:style-name="ro1">
          <table:table-cell office:value-type="float" office:value="1.91466403007507" calcext:value-type="float">
            <text:p>1.91466403007507</text:p>
          </table:table-cell>
          <table:table-cell table:number-columns-repeated="2"/>
          <table:table-cell office:value-type="float" office:value="0.594225855072663" calcext:value-type="float">
            <text:p>0.594225855072663</text:p>
          </table:table-cell>
          <table:table-cell table:number-columns-repeated="2"/>
          <table:table-cell table:formula="of:=MAX([.B363:.F363])" office:value-type="float" office:value="0.594225855072663" calcext:value-type="float">
            <text:p>0.594225855072663</text:p>
          </table:table-cell>
        </table:table-row>
        <table:table-row table:style-name="ro1">
          <table:table-cell office:value-type="float" office:value="1.91831254959106" calcext:value-type="float">
            <text:p>1.91831254959106</text:p>
          </table:table-cell>
          <table:table-cell table:number-columns-repeated="3"/>
          <table:table-cell office:value-type="float" office:value="0.623534294932598" calcext:value-type="float">
            <text:p>0.623534294932598</text:p>
          </table:table-cell>
          <table:table-cell/>
          <table:table-cell table:formula="of:=MAX([.B364:.F364])" office:value-type="float" office:value="0.623534294932598" calcext:value-type="float">
            <text:p>0.623534294932598</text:p>
          </table:table-cell>
        </table:table-row>
        <table:table-row table:style-name="ro1">
          <table:table-cell office:value-type="float" office:value="1.9205219745636" calcext:value-type="float">
            <text:p>1.9205219745636</text:p>
          </table:table-cell>
          <table:table-cell table:number-columns-repeated="3"/>
          <table:table-cell office:value-type="float" office:value="0.665545737596031" calcext:value-type="float">
            <text:p>0.665545737596031</text:p>
          </table:table-cell>
          <table:table-cell/>
          <table:table-cell table:formula="of:=MAX([.B365:.F365])" office:value-type="float" office:value="0.665545737596031" calcext:value-type="float">
            <text:p>0.665545737596031</text:p>
          </table:table-cell>
        </table:table-row>
        <table:table-row table:style-name="ro1">
          <table:table-cell office:value-type="float" office:value="1.96323561668396" calcext:value-type="float">
            <text:p>1.96323561668396</text:p>
          </table:table-cell>
          <table:table-cell table:number-columns-repeated="3"/>
          <table:table-cell office:value-type="float" office:value="0.687147630819909" calcext:value-type="float">
            <text:p>0.687147630819909</text:p>
          </table:table-cell>
          <table:table-cell/>
          <table:table-cell table:formula="of:=MAX([.B366:.F366])" office:value-type="float" office:value="0.687147630819909" calcext:value-type="float">
            <text:p>0.687147630819909</text:p>
          </table:table-cell>
        </table:table-row>
        <table:table-row table:style-name="ro1">
          <table:table-cell office:value-type="float" office:value="2.01073098182678" calcext:value-type="float">
            <text:p>2.01073098182678</text:p>
          </table:table-cell>
          <table:table-cell table:number-columns-repeated="3"/>
          <table:table-cell office:value-type="float" office:value="0.676903723427933" calcext:value-type="float">
            <text:p>0.676903723427933</text:p>
          </table:table-cell>
          <table:table-cell/>
          <table:table-cell table:formula="of:=MAX([.B367:.F367])" office:value-type="float" office:value="0.676903723427933" calcext:value-type="float">
            <text:p>0.676903723427933</text:p>
          </table:table-cell>
        </table:table-row>
        <table:table-row table:style-name="ro1">
          <table:table-cell office:value-type="float" office:value="2.0139946937561" calcext:value-type="float">
            <text:p>2.0139946937561</text:p>
          </table:table-cell>
          <table:table-cell table:number-columns-repeated="3"/>
          <table:table-cell office:value-type="float" office:value="0.665648326831761" calcext:value-type="float">
            <text:p>0.665648326831761</text:p>
          </table:table-cell>
          <table:table-cell/>
          <table:table-cell table:formula="of:=MAX([.B368:.F368])" office:value-type="float" office:value="0.665648326831761" calcext:value-type="float">
            <text:p>0.665648326831761</text:p>
          </table:table-cell>
        </table:table-row>
        <table:table-row table:style-name="ro1">
          <table:table-cell office:value-type="float" office:value="2.05417895317078" calcext:value-type="float">
            <text:p>2.05417895317078</text:p>
          </table:table-cell>
          <table:table-cell office:value-type="float" office:value="0.666657624394222" calcext:value-type="float">
            <text:p>0.666657624394222</text:p>
          </table:table-cell>
          <table:table-cell table:number-columns-repeated="4"/>
          <table:table-cell table:formula="of:=MAX([.B369:.F369])" office:value-type="float" office:value="0.666657624394222" calcext:value-type="float">
            <text:p>0.666657624394222</text:p>
          </table:table-cell>
        </table:table-row>
        <table:table-row table:style-name="ro1">
          <table:table-cell office:value-type="float" office:value="2.06799221038818" calcext:value-type="float">
            <text:p>2.06799221038818</text:p>
          </table:table-cell>
          <table:table-cell table:number-columns-repeated="2"/>
          <table:table-cell office:value-type="float" office:value="0.580763078109173" calcext:value-type="float">
            <text:p>0.580763078109173</text:p>
          </table:table-cell>
          <table:table-cell table:number-columns-repeated="2"/>
          <table:table-cell table:formula="of:=MAX([.B370:.F370])" office:value-type="float" office:value="0.580763078109173" calcext:value-type="float">
            <text:p>0.580763078109173</text:p>
          </table:table-cell>
        </table:table-row>
        <table:table-row table:style-name="ro1">
          <table:table-cell office:value-type="float" office:value="2.08424592018127" calcext:value-type="float">
            <text:p>2.08424592018127</text:p>
          </table:table-cell>
          <table:table-cell office:value-type="float" office:value="0.822146623511829" calcext:value-type="float">
            <text:p>0.822146623511829</text:p>
          </table:table-cell>
          <table:table-cell table:number-columns-repeated="4"/>
          <table:table-cell table:formula="of:=MAX([.B371:.F371])" office:value-type="float" office:value="0.822146623511829" calcext:value-type="float">
            <text:p>0.822146623511829</text:p>
          </table:table-cell>
        </table:table-row>
        <table:table-row table:style-name="ro1">
          <table:table-cell office:value-type="float" office:value="2.19146275520325" calcext:value-type="float">
            <text:p>2.19146275520325</text:p>
          </table:table-cell>
          <table:table-cell/>
          <table:table-cell office:value-type="float" office:value="0.664385367265864" calcext:value-type="float">
            <text:p>0.664385367265864</text:p>
          </table:table-cell>
          <table:table-cell table:number-columns-repeated="3"/>
          <table:table-cell table:formula="of:=MAX([.B372:.F372])" office:value-type="float" office:value="0.664385367265864" calcext:value-type="float">
            <text:p>0.664385367265864</text:p>
          </table:table-cell>
        </table:table-row>
        <table:table-row table:style-name="ro1">
          <table:table-cell office:value-type="float" office:value="2.20770049095154" calcext:value-type="float">
            <text:p>2.20770049095154</text:p>
          </table:table-cell>
          <table:table-cell/>
          <table:table-cell office:value-type="float" office:value="0.664090696472269" calcext:value-type="float">
            <text:p>0.664090696472269</text:p>
          </table:table-cell>
          <table:table-cell table:number-columns-repeated="3"/>
          <table:table-cell table:formula="of:=MAX([.B373:.F373])" office:value-type="float" office:value="0.664090696472269" calcext:value-type="float">
            <text:p>0.664090696472269</text:p>
          </table:table-cell>
        </table:table-row>
        <table:table-row table:style-name="ro1">
          <table:table-cell office:value-type="float" office:value="2.21778726577759" calcext:value-type="float">
            <text:p>2.21778726577759</text:p>
          </table:table-cell>
          <table:table-cell/>
          <table:table-cell office:value-type="float" office:value="0.699934292882399" calcext:value-type="float">
            <text:p>0.699934292882399</text:p>
          </table:table-cell>
          <table:table-cell table:number-columns-repeated="3"/>
          <table:table-cell table:formula="of:=MAX([.B374:.F374])" office:value-type="float" office:value="0.699934292882399" calcext:value-type="float">
            <text:p>0.699934292882399</text:p>
          </table:table-cell>
        </table:table-row>
        <table:table-row table:style-name="ro1">
          <table:table-cell office:value-type="float" office:value="2.22369933128357" calcext:value-type="float">
            <text:p>2.22369933128357</text:p>
          </table:table-cell>
          <table:table-cell table:number-columns-repeated="2"/>
          <table:table-cell office:value-type="float" office:value="0.58150783969345" calcext:value-type="float">
            <text:p>0.58150783969345</text:p>
          </table:table-cell>
          <table:table-cell table:number-columns-repeated="2"/>
          <table:table-cell table:formula="of:=MAX([.B375:.F375])" office:value-type="float" office:value="0.58150783969345" calcext:value-type="float">
            <text:p>0.58150783969345</text:p>
          </table:table-cell>
        </table:table-row>
        <table:table-row table:style-name="ro1">
          <table:table-cell office:value-type="float" office:value="2.24392700195312" calcext:value-type="float">
            <text:p>2.24392700195312</text:p>
          </table:table-cell>
          <table:table-cell/>
          <table:table-cell office:value-type="float" office:value="0.666882223468995" calcext:value-type="float">
            <text:p>0.666882223468995</text:p>
          </table:table-cell>
          <table:table-cell table:number-columns-repeated="3"/>
          <table:table-cell table:formula="of:=MAX([.B376:.F376])" office:value-type="float" office:value="0.666882223468995" calcext:value-type="float">
            <text:p>0.666882223468995</text:p>
          </table:table-cell>
        </table:table-row>
        <table:table-row table:style-name="ro1">
          <table:table-cell office:value-type="float" office:value="2.25481104850769" calcext:value-type="float">
            <text:p>2.25481104850769</text:p>
          </table:table-cell>
          <table:table-cell/>
          <table:table-cell office:value-type="float" office:value="0.664759021440105" calcext:value-type="float">
            <text:p>0.664759021440105</text:p>
          </table:table-cell>
          <table:table-cell table:number-columns-repeated="3"/>
          <table:table-cell table:formula="of:=MAX([.B377:.F377])" office:value-type="float" office:value="0.664759021440105" calcext:value-type="float">
            <text:p>0.664759021440105</text:p>
          </table:table-cell>
        </table:table-row>
        <table:table-row table:style-name="ro1">
          <table:table-cell office:value-type="float" office:value="2.27091217041016" calcext:value-type="float">
            <text:p>2.27091217041016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378:.F378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2.31637239456177" calcext:value-type="float">
            <text:p>2.31637239456177</text:p>
          </table:table-cell>
          <table:table-cell/>
          <table:table-cell office:value-type="float" office:value="0.608897763635787" calcext:value-type="float">
            <text:p>0.608897763635787</text:p>
          </table:table-cell>
          <table:table-cell table:number-columns-repeated="3"/>
          <table:table-cell table:formula="of:=MAX([.B379:.F379])" office:value-type="float" office:value="0.608897763635787" calcext:value-type="float">
            <text:p>0.608897763635787</text:p>
          </table:table-cell>
        </table:table-row>
        <table:table-row table:style-name="ro1">
          <table:table-cell office:value-type="float" office:value="2.38522410392761" calcext:value-type="float">
            <text:p>2.38522410392761</text:p>
          </table:table-cell>
          <table:table-cell table:number-columns-repeated="2"/>
          <table:table-cell office:value-type="float" office:value="0.57990025041267" calcext:value-type="float">
            <text:p>0.57990025041267</text:p>
          </table:table-cell>
          <table:table-cell table:number-columns-repeated="2"/>
          <table:table-cell table:formula="of:=MAX([.B380:.F380])" office:value-type="float" office:value="0.57990025041267" calcext:value-type="float">
            <text:p>0.57990025041267</text:p>
          </table:table-cell>
        </table:table-row>
        <table:table-row table:style-name="ro1">
          <table:table-cell office:value-type="float" office:value="2.43110609054565" calcext:value-type="float">
            <text:p>2.43110609054565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381:.F381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2.48963737487793" calcext:value-type="float">
            <text:p>2.48963737487793</text:p>
          </table:table-cell>
          <table:table-cell table:number-columns-repeated="3"/>
          <table:table-cell office:value-type="float" office:value="0.697388421203963" calcext:value-type="float">
            <text:p>0.697388421203963</text:p>
          </table:table-cell>
          <table:table-cell/>
          <table:table-cell table:formula="of:=MAX([.B382:.F382])" office:value-type="float" office:value="0.697388421203963" calcext:value-type="float">
            <text:p>0.697388421203963</text:p>
          </table:table-cell>
        </table:table-row>
        <table:table-row table:style-name="ro1">
          <table:table-cell office:value-type="float" office:value="2.49619174003601" calcext:value-type="float">
            <text:p>2.49619174003601</text:p>
          </table:table-cell>
          <table:table-cell table:number-columns-repeated="3"/>
          <table:table-cell office:value-type="float" office:value="0.668753084882578" calcext:value-type="float">
            <text:p>0.668753084882578</text:p>
          </table:table-cell>
          <table:table-cell/>
          <table:table-cell table:formula="of:=MAX([.B383:.F383])" office:value-type="float" office:value="0.668753084882578" calcext:value-type="float">
            <text:p>0.668753084882578</text:p>
          </table:table-cell>
        </table:table-row>
        <table:table-row table:style-name="ro1">
          <table:table-cell office:value-type="float" office:value="2.54190611839294" calcext:value-type="float">
            <text:p>2.54190611839294</text:p>
          </table:table-cell>
          <table:table-cell table:number-columns-repeated="2"/>
          <table:table-cell office:value-type="float" office:value="0.569722337798897" calcext:value-type="float">
            <text:p>0.569722337798897</text:p>
          </table:table-cell>
          <table:table-cell table:number-columns-repeated="2"/>
          <table:table-cell table:formula="of:=MAX([.B384:.F384])" office:value-type="float" office:value="0.569722337798897" calcext:value-type="float">
            <text:p>0.569722337798897</text:p>
          </table:table-cell>
        </table:table-row>
        <table:table-row table:style-name="ro1">
          <table:table-cell office:value-type="float" office:value="2.59453201293945" calcext:value-type="float">
            <text:p>2.59453201293945</text:p>
          </table:table-cell>
          <table:table-cell table:number-columns-repeated="3"/>
          <table:table-cell office:value-type="float" office:value="0.666995812232421" calcext:value-type="float">
            <text:p>0.666995812232421</text:p>
          </table:table-cell>
          <table:table-cell/>
          <table:table-cell table:formula="of:=MAX([.B385:.F385])" office:value-type="float" office:value="0.666995812232421" calcext:value-type="float">
            <text:p>0.666995812232421</text:p>
          </table:table-cell>
        </table:table-row>
        <table:table-row table:style-name="ro1">
          <table:table-cell office:value-type="float" office:value="2.62507438659668" calcext:value-type="float">
            <text:p>2.62507438659668</text:p>
          </table:table-cell>
          <table:table-cell table:number-columns-repeated="3"/>
          <table:table-cell office:value-type="float" office:value="0.671527573508276" calcext:value-type="float">
            <text:p>0.671527573508276</text:p>
          </table:table-cell>
          <table:table-cell/>
          <table:table-cell table:formula="of:=MAX([.B386:.F386])" office:value-type="float" office:value="0.671527573508276" calcext:value-type="float">
            <text:p>0.671527573508276</text:p>
          </table:table-cell>
        </table:table-row>
        <table:table-row table:style-name="ro1">
          <table:table-cell office:value-type="float" office:value="2.68066358566284" calcext:value-type="float">
            <text:p>2.68066358566284</text:p>
          </table:table-cell>
          <table:table-cell table:number-columns-repeated="3"/>
          <table:table-cell office:value-type="float" office:value="0.664339547646951" calcext:value-type="float">
            <text:p>0.664339547646951</text:p>
          </table:table-cell>
          <table:table-cell/>
          <table:table-cell table:formula="of:=MAX([.B387:.F387])" office:value-type="float" office:value="0.664339547646951" calcext:value-type="float">
            <text:p>0.664339547646951</text:p>
          </table:table-cell>
        </table:table-row>
        <table:table-row table:style-name="ro1">
          <table:table-cell office:value-type="float" office:value="2.69008684158325" calcext:value-type="float">
            <text:p>2.69008684158325</text:p>
          </table:table-cell>
          <table:table-cell office:value-type="float" office:value="0.664670810328922" calcext:value-type="float">
            <text:p>0.664670810328922</text:p>
          </table:table-cell>
          <table:table-cell table:number-columns-repeated="4"/>
          <table:table-cell table:formula="of:=MAX([.B388:.F388])" office:value-type="float" office:value="0.664670810328922" calcext:value-type="float">
            <text:p>0.664670810328922</text:p>
          </table:table-cell>
        </table:table-row>
        <table:table-row table:style-name="ro1">
          <table:table-cell office:value-type="float" office:value="2.72104978561401" calcext:value-type="float">
            <text:p>2.72104978561401</text:p>
          </table:table-cell>
          <table:table-cell table:number-columns-repeated="2"/>
          <table:table-cell office:value-type="float" office:value="0.578511652664637" calcext:value-type="float">
            <text:p>0.578511652664637</text:p>
          </table:table-cell>
          <table:table-cell table:number-columns-repeated="2"/>
          <table:table-cell table:formula="of:=MAX([.B389:.F389])" office:value-type="float" office:value="0.578511652664637" calcext:value-type="float">
            <text:p>0.578511652664637</text:p>
          </table:table-cell>
        </table:table-row>
        <table:table-row table:style-name="ro1">
          <table:table-cell office:value-type="float" office:value="2.8349928855896" calcext:value-type="float">
            <text:p>2.8349928855896</text:p>
          </table:table-cell>
          <table:table-cell/>
          <table:table-cell office:value-type="float" office:value="0.60415234572284" calcext:value-type="float">
            <text:p>0.60415234572284</text:p>
          </table:table-cell>
          <table:table-cell table:number-columns-repeated="3"/>
          <table:table-cell table:formula="of:=MAX([.B390:.F390])" office:value-type="float" office:value="0.60415234572284" calcext:value-type="float">
            <text:p>0.60415234572284</text:p>
          </table:table-cell>
        </table:table-row>
        <table:table-row table:style-name="ro1">
          <table:table-cell office:value-type="float" office:value="2.8506121635437" calcext:value-type="float">
            <text:p>2.8506121635437</text:p>
          </table:table-cell>
          <table:table-cell/>
          <table:table-cell office:value-type="float" office:value="0.665493449899492" calcext:value-type="float">
            <text:p>0.665493449899492</text:p>
          </table:table-cell>
          <table:table-cell table:number-columns-repeated="3"/>
          <table:table-cell table:formula="of:=MAX([.B391:.F391])" office:value-type="float" office:value="0.665493449899492" calcext:value-type="float">
            <text:p>0.665493449899492</text:p>
          </table:table-cell>
        </table:table-row>
        <table:table-row table:style-name="ro1">
          <table:table-cell office:value-type="float" office:value="2.87061429023743" calcext:value-type="float">
            <text:p>2.87061429023743</text:p>
          </table:table-cell>
          <table:table-cell/>
          <table:table-cell office:value-type="float" office:value="0.664055248486238" calcext:value-type="float">
            <text:p>0.664055248486238</text:p>
          </table:table-cell>
          <table:table-cell table:number-columns-repeated="3"/>
          <table:table-cell table:formula="of:=MAX([.B392:.F392])" office:value-type="float" office:value="0.664055248486238" calcext:value-type="float">
            <text:p>0.664055248486238</text:p>
          </table:table-cell>
        </table:table-row>
        <table:table-row table:style-name="ro1">
          <table:table-cell office:value-type="float" office:value="2.91798567771912" calcext:value-type="float">
            <text:p>2.91798567771912</text:p>
          </table:table-cell>
          <table:table-cell office:value-type="float" office:value="0.709388764597187" calcext:value-type="float">
            <text:p>0.709388764597187</text:p>
          </table:table-cell>
          <table:table-cell table:number-columns-repeated="4"/>
          <table:table-cell table:formula="of:=MAX([.B393:.F393])" office:value-type="float" office:value="0.709388764597187" calcext:value-type="float">
            <text:p>0.709388764597187</text:p>
          </table:table-cell>
        </table:table-row>
        <table:table-row table:style-name="ro1">
          <table:table-cell office:value-type="float" office:value="2.98938703536987" calcext:value-type="float">
            <text:p>2.98938703536987</text:p>
          </table:table-cell>
          <table:table-cell table:number-columns-repeated="2"/>
          <table:table-cell office:value-type="float" office:value="0.575519647596794" calcext:value-type="float">
            <text:p>0.575519647596794</text:p>
          </table:table-cell>
          <table:table-cell table:number-columns-repeated="2"/>
          <table:table-cell table:formula="of:=MAX([.B394:.F394])" office:value-type="float" office:value="0.575519647596794" calcext:value-type="float">
            <text:p>0.575519647596794</text:p>
          </table:table-cell>
        </table:table-row>
        <table:table-row table:style-name="ro1">
          <table:table-cell office:value-type="float" office:value="3.01917052268982" calcext:value-type="float">
            <text:p>3.01917052268982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395:.F395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3.02607440948486" calcext:value-type="float">
            <text:p>3.02607440948486</text:p>
          </table:table-cell>
          <table:table-cell/>
          <table:table-cell office:value-type="float" office:value="0.600434932727356" calcext:value-type="float">
            <text:p>0.600434932727356</text:p>
          </table:table-cell>
          <table:table-cell table:number-columns-repeated="3"/>
          <table:table-cell table:formula="of:=MAX([.B396:.F396])" office:value-type="float" office:value="0.600434932727356" calcext:value-type="float">
            <text:p>0.600434932727356</text:p>
          </table:table-cell>
        </table:table-row>
        <table:table-row table:style-name="ro1">
          <table:table-cell office:value-type="float" office:value="3.11427211761475" calcext:value-type="float">
            <text:p>3.11427211761475</text:p>
          </table:table-cell>
          <table:table-cell table:number-columns-repeated="2"/>
          <table:table-cell office:value-type="float" office:value="0.590635773011832" calcext:value-type="float">
            <text:p>0.590635773011832</text:p>
          </table:table-cell>
          <table:table-cell table:number-columns-repeated="2"/>
          <table:table-cell table:formula="of:=MAX([.B397:.F397])" office:value-type="float" office:value="0.590635773011832" calcext:value-type="float">
            <text:p>0.590635773011832</text:p>
          </table:table-cell>
        </table:table-row>
        <table:table-row table:style-name="ro1">
          <table:table-cell office:value-type="float" office:value="3.18957138061523" calcext:value-type="float">
            <text:p>3.18957138061523</text:p>
          </table:table-cell>
          <table:table-cell table:number-columns-repeated="3"/>
          <table:table-cell office:value-type="float" office:value="0.666378145456504" calcext:value-type="float">
            <text:p>0.666378145456504</text:p>
          </table:table-cell>
          <table:table-cell/>
          <table:table-cell table:formula="of:=MAX([.B398:.F398])" office:value-type="float" office:value="0.666378145456504" calcext:value-type="float">
            <text:p>0.666378145456504</text:p>
          </table:table-cell>
        </table:table-row>
        <table:table-row table:style-name="ro1">
          <table:table-cell office:value-type="float" office:value="3.22899341583252" calcext:value-type="float">
            <text:p>3.22899341583252</text:p>
          </table:table-cell>
          <table:table-cell table:number-columns-repeated="3"/>
          <table:table-cell office:value-type="float" office:value="0.667747680169851" calcext:value-type="float">
            <text:p>0.667747680169851</text:p>
          </table:table-cell>
          <table:table-cell/>
          <table:table-cell table:formula="of:=MAX([.B399:.F399])" office:value-type="float" office:value="0.667747680169851" calcext:value-type="float">
            <text:p>0.667747680169851</text:p>
          </table:table-cell>
        </table:table-row>
        <table:table-row table:style-name="ro1">
          <table:table-cell office:value-type="float" office:value="3.26312804222107" calcext:value-type="float">
            <text:p>3.26312804222107</text:p>
          </table:table-cell>
          <table:table-cell table:number-columns-repeated="3"/>
          <table:table-cell office:value-type="float" office:value="0.660323134520906" calcext:value-type="float">
            <text:p>0.660323134520906</text:p>
          </table:table-cell>
          <table:table-cell/>
          <table:table-cell table:formula="of:=MAX([.B400:.F400])" office:value-type="float" office:value="0.660323134520906" calcext:value-type="float">
            <text:p>0.660323134520906</text:p>
          </table:table-cell>
        </table:table-row>
        <table:table-row table:style-name="ro1">
          <table:table-cell office:value-type="float" office:value="3.30954909324646" calcext:value-type="float">
            <text:p>3.30954909324646</text:p>
          </table:table-cell>
          <table:table-cell table:number-columns-repeated="3"/>
          <table:table-cell office:value-type="float" office:value="0.666932956497102" calcext:value-type="float">
            <text:p>0.666932956497102</text:p>
          </table:table-cell>
          <table:table-cell/>
          <table:table-cell table:formula="of:=MAX([.B401:.F401])" office:value-type="float" office:value="0.666932956497102" calcext:value-type="float">
            <text:p>0.666932956497102</text:p>
          </table:table-cell>
        </table:table-row>
        <table:table-row table:style-name="ro1">
          <table:table-cell office:value-type="float" office:value="3.31831979751587" calcext:value-type="float">
            <text:p>3.31831979751587</text:p>
          </table:table-cell>
          <table:table-cell table:number-columns-repeated="3"/>
          <table:table-cell office:value-type="float" office:value="0.665926371520945" calcext:value-type="float">
            <text:p>0.665926371520945</text:p>
          </table:table-cell>
          <table:table-cell/>
          <table:table-cell table:formula="of:=MAX([.B402:.F402])" office:value-type="float" office:value="0.665926371520945" calcext:value-type="float">
            <text:p>0.665926371520945</text:p>
          </table:table-cell>
        </table:table-row>
        <table:table-row table:style-name="ro1">
          <table:table-cell office:value-type="float" office:value="3.34999299049377" calcext:value-type="float">
            <text:p>3.34999299049377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03:.F403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3.37554597854614" calcext:value-type="float">
            <text:p>3.37554597854614</text:p>
          </table:table-cell>
          <table:table-cell table:number-columns-repeated="2"/>
          <table:table-cell office:value-type="float" office:value="0.569417951846639" calcext:value-type="float">
            <text:p>0.569417951846639</text:p>
          </table:table-cell>
          <table:table-cell table:number-columns-repeated="2"/>
          <table:table-cell table:formula="of:=MAX([.B404:.F404])" office:value-type="float" office:value="0.569417951846639" calcext:value-type="float">
            <text:p>0.569417951846639</text:p>
          </table:table-cell>
        </table:table-row>
        <table:table-row table:style-name="ro1">
          <table:table-cell office:value-type="float" office:value="3.5586256980896" calcext:value-type="float">
            <text:p>3.5586256980896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05:.F405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3.5903697013855" calcext:value-type="float">
            <text:p>3.5903697013855</text:p>
          </table:table-cell>
          <table:table-cell/>
          <table:table-cell office:value-type="float" office:value="0.609340632037181" calcext:value-type="float">
            <text:p>0.609340632037181</text:p>
          </table:table-cell>
          <table:table-cell table:number-columns-repeated="3"/>
          <table:table-cell table:formula="of:=MAX([.B406:.F406])" office:value-type="float" office:value="0.609340632037181" calcext:value-type="float">
            <text:p>0.609340632037181</text:p>
          </table:table-cell>
        </table:table-row>
        <table:table-row table:style-name="ro1">
          <table:table-cell office:value-type="float" office:value="3.59092807769775" calcext:value-type="float">
            <text:p>3.59092807769775</text:p>
          </table:table-cell>
          <table:table-cell/>
          <table:table-cell office:value-type="float" office:value="0.661283625732242" calcext:value-type="float">
            <text:p>0.661283625732242</text:p>
          </table:table-cell>
          <table:table-cell table:number-columns-repeated="3"/>
          <table:table-cell table:formula="of:=MAX([.B407:.F407])" office:value-type="float" office:value="0.661283625732242" calcext:value-type="float">
            <text:p>0.661283625732242</text:p>
          </table:table-cell>
        </table:table-row>
        <table:table-row table:style-name="ro1">
          <table:table-cell office:value-type="float" office:value="3.60534238815308" calcext:value-type="float">
            <text:p>3.60534238815308</text:p>
          </table:table-cell>
          <table:table-cell table:number-columns-repeated="2"/>
          <table:table-cell office:value-type="float" office:value="0.567991748574899" calcext:value-type="float">
            <text:p>0.567991748574899</text:p>
          </table:table-cell>
          <table:table-cell table:number-columns-repeated="2"/>
          <table:table-cell table:formula="of:=MAX([.B408:.F408])" office:value-type="float" office:value="0.567991748574899" calcext:value-type="float">
            <text:p>0.567991748574899</text:p>
          </table:table-cell>
        </table:table-row>
        <table:table-row table:style-name="ro1">
          <table:table-cell office:value-type="float" office:value="3.63852429389954" calcext:value-type="float">
            <text:p>3.63852429389954</text:p>
          </table:table-cell>
          <table:table-cell/>
          <table:table-cell office:value-type="float" office:value="0.61552478750197" calcext:value-type="float">
            <text:p>0.61552478750197</text:p>
          </table:table-cell>
          <table:table-cell table:number-columns-repeated="3"/>
          <table:table-cell table:formula="of:=MAX([.B409:.F409])" office:value-type="float" office:value="0.61552478750197" calcext:value-type="float">
            <text:p>0.61552478750197</text:p>
          </table:table-cell>
        </table:table-row>
        <table:table-row table:style-name="ro1">
          <table:table-cell office:value-type="float" office:value="3.74922728538513" calcext:value-type="float">
            <text:p>3.74922728538513</text:p>
          </table:table-cell>
          <table:table-cell table:number-columns-repeated="3"/>
          <table:table-cell office:value-type="float" office:value="0.66563595921117" calcext:value-type="float">
            <text:p>0.66563595921117</text:p>
          </table:table-cell>
          <table:table-cell/>
          <table:table-cell table:formula="of:=MAX([.B410:.F410])" office:value-type="float" office:value="0.66563595921117" calcext:value-type="float">
            <text:p>0.66563595921117</text:p>
          </table:table-cell>
        </table:table-row>
        <table:table-row table:style-name="ro1">
          <table:table-cell office:value-type="float" office:value="3.75706315040588" calcext:value-type="float">
            <text:p>3.75706315040588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4"/>
          <table:table-cell table:formula="of:=MAX([.B411:.F411])" office:value-type="float" office:value="0.730886835500264" calcext:value-type="float">
            <text:p>0.730886835500264</text:p>
          </table:table-cell>
        </table:table-row>
        <table:table-row table:style-name="ro1">
          <table:table-cell office:value-type="float" office:value="3.92131543159485" calcext:value-type="float">
            <text:p>3.92131543159485</text:p>
          </table:table-cell>
          <table:table-cell table:number-columns-repeated="2"/>
          <table:table-cell office:value-type="float" office:value="0.57050648950351" calcext:value-type="float">
            <text:p>0.57050648950351</text:p>
          </table:table-cell>
          <table:table-cell table:number-columns-repeated="2"/>
          <table:table-cell table:formula="of:=MAX([.B412:.F412])" office:value-type="float" office:value="0.57050648950351" calcext:value-type="float">
            <text:p>0.57050648950351</text:p>
          </table:table-cell>
        </table:table-row>
        <table:table-row table:style-name="ro1">
          <table:table-cell office:value-type="float" office:value="3.94493103027344" calcext:value-type="float">
            <text:p>3.94493103027344</text:p>
          </table:table-cell>
          <table:table-cell table:number-columns-repeated="3"/>
          <table:table-cell office:value-type="float" office:value="0.665875988330973" calcext:value-type="float">
            <text:p>0.665875988330973</text:p>
          </table:table-cell>
          <table:table-cell/>
          <table:table-cell table:formula="of:=MAX([.B413:.F413])" office:value-type="float" office:value="0.665875988330973" calcext:value-type="float">
            <text:p>0.665875988330973</text:p>
          </table:table-cell>
        </table:table-row>
        <table:table-row table:style-name="ro1">
          <table:table-cell office:value-type="float" office:value="3.95591425895691" calcext:value-type="float">
            <text:p>3.95591425895691</text:p>
          </table:table-cell>
          <table:table-cell table:number-columns-repeated="3"/>
          <table:table-cell office:value-type="float" office:value="0.664129871415628" calcext:value-type="float">
            <text:p>0.664129871415628</text:p>
          </table:table-cell>
          <table:table-cell/>
          <table:table-cell table:formula="of:=MAX([.B414:.F414])" office:value-type="float" office:value="0.664129871415628" calcext:value-type="float">
            <text:p>0.664129871415628</text:p>
          </table:table-cell>
        </table:table-row>
        <table:table-row table:style-name="ro1">
          <table:table-cell office:value-type="float" office:value="4.12933564186096" calcext:value-type="float">
            <text:p>4.12933564186096</text:p>
          </table:table-cell>
          <table:table-cell table:number-columns-repeated="2"/>
          <table:table-cell office:value-type="float" office:value="0.571758496169941" calcext:value-type="float">
            <text:p>0.571758496169941</text:p>
          </table:table-cell>
          <table:table-cell table:number-columns-repeated="2"/>
          <table:table-cell table:formula="of:=MAX([.B415:.F415])" office:value-type="float" office:value="0.571758496169941" calcext:value-type="float">
            <text:p>0.571758496169941</text:p>
          </table:table-cell>
        </table:table-row>
        <table:table-row table:style-name="ro1">
          <table:table-cell office:value-type="float" office:value="4.13034796714783" calcext:value-type="float">
            <text:p>4.13034796714783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16:.F41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4.24759578704834" calcext:value-type="float">
            <text:p>4.24759578704834</text:p>
          </table:table-cell>
          <table:table-cell/>
          <table:table-cell office:value-type="float" office:value="0.604033618695938" calcext:value-type="float">
            <text:p>0.604033618695938</text:p>
          </table:table-cell>
          <table:table-cell table:number-columns-repeated="3"/>
          <table:table-cell table:formula="of:=MAX([.B417:.F417])" office:value-type="float" office:value="0.604033618695938" calcext:value-type="float">
            <text:p>0.604033618695938</text:p>
          </table:table-cell>
        </table:table-row>
        <table:table-row table:style-name="ro1">
          <table:table-cell office:value-type="float" office:value="4.31869029998779" calcext:value-type="float">
            <text:p>4.31869029998779</text:p>
          </table:table-cell>
          <table:table-cell/>
          <table:table-cell office:value-type="float" office:value="0.602848147821964" calcext:value-type="float">
            <text:p>0.602848147821964</text:p>
          </table:table-cell>
          <table:table-cell table:number-columns-repeated="3"/>
          <table:table-cell table:formula="of:=MAX([.B418:.F418])" office:value-type="float" office:value="0.602848147821964" calcext:value-type="float">
            <text:p>0.602848147821964</text:p>
          </table:table-cell>
        </table:table-row>
        <table:table-row table:style-name="ro1">
          <table:table-cell office:value-type="float" office:value="4.41983509063721" calcext:value-type="float">
            <text:p>4.41983509063721</text:p>
          </table:table-cell>
          <table:table-cell table:number-columns-repeated="2"/>
          <table:table-cell office:value-type="float" office:value="0.565960577421717" calcext:value-type="float">
            <text:p>0.565960577421717</text:p>
          </table:table-cell>
          <table:table-cell table:number-columns-repeated="2"/>
          <table:table-cell table:formula="of:=MAX([.B419:.F419])" office:value-type="float" office:value="0.565960577421717" calcext:value-type="float">
            <text:p>0.565960577421717</text:p>
          </table:table-cell>
        </table:table-row>
        <table:table-row table:style-name="ro1">
          <table:table-cell office:value-type="float" office:value="4.42202568054199" calcext:value-type="float">
            <text:p>4.42202568054199</text:p>
          </table:table-cell>
          <table:table-cell table:number-columns-repeated="3"/>
          <table:table-cell office:value-type="float" office:value="0.608105695590843" calcext:value-type="float">
            <text:p>0.608105695590843</text:p>
          </table:table-cell>
          <table:table-cell/>
          <table:table-cell table:formula="of:=MAX([.B420:.F420])" office:value-type="float" office:value="0.608105695590843" calcext:value-type="float">
            <text:p>0.608105695590843</text:p>
          </table:table-cell>
        </table:table-row>
        <table:table-row table:style-name="ro1">
          <table:table-cell office:value-type="float" office:value="4.44166588783264" calcext:value-type="float">
            <text:p>4.44166588783264</text:p>
          </table:table-cell>
          <table:table-cell/>
          <table:table-cell office:value-type="float" office:value="0.605567029090993" calcext:value-type="float">
            <text:p>0.605567029090993</text:p>
          </table:table-cell>
          <table:table-cell table:number-columns-repeated="3"/>
          <table:table-cell table:formula="of:=MAX([.B421:.F421])" office:value-type="float" office:value="0.605567029090993" calcext:value-type="float">
            <text:p>0.605567029090993</text:p>
          </table:table-cell>
        </table:table-row>
        <table:table-row table:style-name="ro1">
          <table:table-cell office:value-type="float" office:value="4.55911159515381" calcext:value-type="float">
            <text:p>4.55911159515381</text:p>
          </table:table-cell>
          <table:table-cell table:number-columns-repeated="3"/>
          <table:table-cell office:value-type="float" office:value="0.664120535353554" calcext:value-type="float">
            <text:p>0.664120535353554</text:p>
          </table:table-cell>
          <table:table-cell/>
          <table:table-cell table:formula="of:=MAX([.B422:.F422])" office:value-type="float" office:value="0.664120535353554" calcext:value-type="float">
            <text:p>0.664120535353554</text:p>
          </table:table-cell>
        </table:table-row>
        <table:table-row table:style-name="ro1">
          <table:table-cell office:value-type="float" office:value="4.57652091979981" calcext:value-type="float">
            <text:p>4.57652091979981</text:p>
          </table:table-cell>
          <table:table-cell table:number-columns-repeated="3"/>
          <table:table-cell office:value-type="float" office:value="0.66409645654184" calcext:value-type="float">
            <text:p>0.66409645654184</text:p>
          </table:table-cell>
          <table:table-cell/>
          <table:table-cell table:formula="of:=MAX([.B423:.F423])" office:value-type="float" office:value="0.66409645654184" calcext:value-type="float">
            <text:p>0.66409645654184</text:p>
          </table:table-cell>
        </table:table-row>
        <table:table-row table:style-name="ro1">
          <table:table-cell office:value-type="float" office:value="4.57849884033203" calcext:value-type="float">
            <text:p>4.57849884033203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24:.F424])" office:value-type="float" office:value="0.723633215890524" calcext:value-type="float">
            <text:p>0.723633215890524</text:p>
          </table:table-cell>
        </table:table-row>
        <table:table-row table:style-name="ro1">
          <table:table-cell table:style-name="ce2" office:value-type="float" office:value="4.7647078037262" calcext:value-type="float">
            <text:p>4.7647078037262</text:p>
          </table:table-cell>
          <table:table-cell table:style-name="ce2" table:number-columns-repeated="2"/>
          <table:table-cell table:style-name="ce2" office:value-type="float" office:value="0.54902080504712" calcext:value-type="float">
            <text:p>0.54902080504712</text:p>
          </table:table-cell>
          <table:table-cell table:number-columns-repeated="2"/>
          <table:table-cell table:formula="of:=MAX([.B425:.F425])" office:value-type="float" office:value="0.54902080504712" calcext:value-type="float">
            <text:p>0.54902080504712</text:p>
          </table:table-cell>
        </table:table-row>
        <table:table-row table:style-name="ro1">
          <table:table-cell office:value-type="float" office:value="4.77335977554321" calcext:value-type="float">
            <text:p>4.77335977554321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26:.F42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4.9458487033844" calcext:value-type="float">
            <text:p>4.9458487033844</text:p>
          </table:table-cell>
          <table:table-cell/>
          <table:table-cell office:value-type="float" office:value="0.681223251168327" calcext:value-type="float">
            <text:p>0.681223251168327</text:p>
          </table:table-cell>
          <table:table-cell table:number-columns-repeated="3"/>
          <table:table-cell table:formula="of:=MAX([.B427:.F427])" office:value-type="float" office:value="0.681223251168327" calcext:value-type="float">
            <text:p>0.681223251168327</text:p>
          </table:table-cell>
        </table:table-row>
        <table:table-row table:style-name="ro1">
          <table:table-cell office:value-type="float" office:value="5.01334595680237" calcext:value-type="float">
            <text:p>5.01334595680237</text:p>
          </table:table-cell>
          <table:table-cell/>
          <table:table-cell office:value-type="float" office:value="0.603969493024729" calcext:value-type="float">
            <text:p>0.603969493024729</text:p>
          </table:table-cell>
          <table:table-cell table:number-columns-repeated="3"/>
          <table:table-cell table:formula="of:=MAX([.B428:.F428])" office:value-type="float" office:value="0.603969493024729" calcext:value-type="float">
            <text:p>0.603969493024729</text:p>
          </table:table-cell>
        </table:table-row>
        <table:table-row table:style-name="ro1">
          <table:table-cell office:value-type="float" office:value="5.06703329086304" calcext:value-type="float">
            <text:p>5.06703329086304</text:p>
          </table:table-cell>
          <table:table-cell table:number-columns-repeated="3"/>
          <table:table-cell office:value-type="float" office:value="0.664017265680446" calcext:value-type="float">
            <text:p>0.664017265680446</text:p>
          </table:table-cell>
          <table:table-cell/>
          <table:table-cell table:formula="of:=MAX([.B429:.F429])" office:value-type="float" office:value="0.664017265680446" calcext:value-type="float">
            <text:p>0.664017265680446</text:p>
          </table:table-cell>
        </table:table-row>
        <table:table-row table:style-name="ro1">
          <table:table-cell office:value-type="float" office:value="5.07981967926025" calcext:value-type="float">
            <text:p>5.07981967926025</text:p>
          </table:table-cell>
          <table:table-cell table:number-columns-repeated="2"/>
          <table:table-cell office:value-type="float" office:value="0.580024284545334" calcext:value-type="float">
            <text:p>0.580024284545334</text:p>
          </table:table-cell>
          <table:table-cell table:number-columns-repeated="2"/>
          <table:table-cell table:formula="of:=MAX([.B430:.F430])" office:value-type="float" office:value="0.580024284545334" calcext:value-type="float">
            <text:p>0.580024284545334</text:p>
          </table:table-cell>
        </table:table-row>
        <table:table-row table:style-name="ro1">
          <table:table-cell office:value-type="float" office:value="5.14443707466126" calcext:value-type="float">
            <text:p>5.14443707466126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31:.F431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5.16837859153748" calcext:value-type="float">
            <text:p>5.16837859153748</text:p>
          </table:table-cell>
          <table:table-cell table:number-columns-repeated="3"/>
          <table:table-cell office:value-type="float" office:value="0.661815690708359" calcext:value-type="float">
            <text:p>0.661815690708359</text:p>
          </table:table-cell>
          <table:table-cell/>
          <table:table-cell table:formula="of:=MAX([.B432:.F432])" office:value-type="float" office:value="0.661815690708359" calcext:value-type="float">
            <text:p>0.661815690708359</text:p>
          </table:table-cell>
        </table:table-row>
        <table:table-row table:style-name="ro1">
          <table:table-cell office:value-type="float" office:value="5.43189859390259" calcext:value-type="float">
            <text:p>5.43189859390259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433:.F433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5.48682117462158" calcext:value-type="float">
            <text:p>5.48682117462158</text:p>
          </table:table-cell>
          <table:table-cell table:number-columns-repeated="2"/>
          <table:table-cell office:value-type="float" office:value="0.572801265467374" calcext:value-type="float">
            <text:p>0.572801265467374</text:p>
          </table:table-cell>
          <table:table-cell table:number-columns-repeated="2"/>
          <table:table-cell table:formula="of:=MAX([.B434:.F434])" office:value-type="float" office:value="0.572801265467374" calcext:value-type="float">
            <text:p>0.572801265467374</text:p>
          </table:table-cell>
        </table:table-row>
        <table:table-row table:style-name="ro1">
          <table:table-cell office:value-type="float" office:value="5.63754224777222" calcext:value-type="float">
            <text:p>5.63754224777222</text:p>
          </table:table-cell>
          <table:table-cell table:number-columns-repeated="3"/>
          <table:table-cell office:value-type="float" office:value="0.664103144601223" calcext:value-type="float">
            <text:p>0.664103144601223</text:p>
          </table:table-cell>
          <table:table-cell/>
          <table:table-cell table:formula="of:=MAX([.B435:.F435])" office:value-type="float" office:value="0.664103144601223" calcext:value-type="float">
            <text:p>0.664103144601223</text:p>
          </table:table-cell>
        </table:table-row>
        <table:table-row table:style-name="ro1">
          <table:table-cell office:value-type="float" office:value="5.66392946243286" calcext:value-type="float">
            <text:p>5.66392946243286</text:p>
          </table:table-cell>
          <table:table-cell office:value-type="float" office:value="0.64507837503123" calcext:value-type="float">
            <text:p>0.64507837503123</text:p>
          </table:table-cell>
          <table:table-cell table:number-columns-repeated="4"/>
          <table:table-cell table:formula="of:=MAX([.B436:.F436])" office:value-type="float" office:value="0.64507837503123" calcext:value-type="float">
            <text:p>0.64507837503123</text:p>
          </table:table-cell>
        </table:table-row>
        <table:table-row table:style-name="ro1">
          <table:table-cell office:value-type="float" office:value="5.66532921791077" calcext:value-type="float">
            <text:p>5.66532921791077</text:p>
          </table:table-cell>
          <table:table-cell table:number-columns-repeated="3"/>
          <table:table-cell office:value-type="float" office:value="0.634329998144244" calcext:value-type="float">
            <text:p>0.634329998144244</text:p>
          </table:table-cell>
          <table:table-cell/>
          <table:table-cell table:formula="of:=MAX([.B437:.F437])" office:value-type="float" office:value="0.634329998144244" calcext:value-type="float">
            <text:p>0.634329998144244</text:p>
          </table:table-cell>
        </table:table-row>
        <table:table-row table:style-name="ro1">
          <table:table-cell office:value-type="float" office:value="5.729984998703" calcext:value-type="float">
            <text:p>5.729984998703</text:p>
          </table:table-cell>
          <table:table-cell/>
          <table:table-cell office:value-type="float" office:value="0.60279513152268" calcext:value-type="float">
            <text:p>0.60279513152268</text:p>
          </table:table-cell>
          <table:table-cell table:number-columns-repeated="3"/>
          <table:table-cell table:formula="of:=MAX([.B438:.F438])" office:value-type="float" office:value="0.60279513152268" calcext:value-type="float">
            <text:p>0.60279513152268</text:p>
          </table:table-cell>
        </table:table-row>
        <table:table-row table:style-name="ro1">
          <table:table-cell office:value-type="float" office:value="5.85641717910767" calcext:value-type="float">
            <text:p>5.85641717910767</text:p>
          </table:table-cell>
          <table:table-cell table:number-columns-repeated="2"/>
          <table:table-cell office:value-type="float" office:value="0.564759180608676" calcext:value-type="float">
            <text:p>0.564759180608676</text:p>
          </table:table-cell>
          <table:table-cell table:number-columns-repeated="2"/>
          <table:table-cell table:formula="of:=MAX([.B439:.F439])" office:value-type="float" office:value="0.564759180608676" calcext:value-type="float">
            <text:p>0.564759180608676</text:p>
          </table:table-cell>
        </table:table-row>
        <table:table-row table:style-name="ro1">
          <table:table-cell office:value-type="float" office:value="5.97085022926331" calcext:value-type="float">
            <text:p>5.97085022926331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40:.F440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6.02497720718384" calcext:value-type="float">
            <text:p>6.02497720718384</text:p>
          </table:table-cell>
          <table:table-cell table:number-columns-repeated="3"/>
          <table:table-cell office:value-type="float" office:value="0.605025192748285" calcext:value-type="float">
            <text:p>0.605025192748285</text:p>
          </table:table-cell>
          <table:table-cell/>
          <table:table-cell table:formula="of:=MAX([.B441:.F441])" office:value-type="float" office:value="0.605025192748285" calcext:value-type="float">
            <text:p>0.605025192748285</text:p>
          </table:table-cell>
        </table:table-row>
        <table:table-row table:style-name="ro1">
          <table:table-cell office:value-type="float" office:value="6.20368719100952" calcext:value-type="float">
            <text:p>6.20368719100952</text:p>
          </table:table-cell>
          <table:table-cell/>
          <table:table-cell office:value-type="float" office:value="0.667450599340773" calcext:value-type="float">
            <text:p>0.667450599340773</text:p>
          </table:table-cell>
          <table:table-cell table:number-columns-repeated="3"/>
          <table:table-cell table:formula="of:=MAX([.B442:.F442])" office:value-type="float" office:value="0.667450599340773" calcext:value-type="float">
            <text:p>0.667450599340773</text:p>
          </table:table-cell>
        </table:table-row>
        <table:table-row table:style-name="ro1">
          <table:table-cell office:value-type="float" office:value="6.23220062255859" calcext:value-type="float">
            <text:p>6.23220062255859</text:p>
          </table:table-cell>
          <table:table-cell/>
          <table:table-cell office:value-type="float" office:value="0.668023626054381" calcext:value-type="float">
            <text:p>0.668023626054381</text:p>
          </table:table-cell>
          <table:table-cell table:number-columns-repeated="3"/>
          <table:table-cell table:formula="of:=MAX([.B443:.F443])" office:value-type="float" office:value="0.668023626054381" calcext:value-type="float">
            <text:p>0.668023626054381</text:p>
          </table:table-cell>
        </table:table-row>
        <table:table-row table:style-name="ro1">
          <table:table-cell office:value-type="float" office:value="6.26988530158997" calcext:value-type="float">
            <text:p>6.26988530158997</text:p>
          </table:table-cell>
          <table:table-cell table:number-columns-repeated="2"/>
          <table:table-cell office:value-type="float" office:value="0.576141828673959" calcext:value-type="float">
            <text:p>0.576141828673959</text:p>
          </table:table-cell>
          <table:table-cell table:number-columns-repeated="2"/>
          <table:table-cell table:formula="of:=MAX([.B444:.F444])" office:value-type="float" office:value="0.576141828673959" calcext:value-type="float">
            <text:p>0.576141828673959</text:p>
          </table:table-cell>
        </table:table-row>
        <table:table-row table:style-name="ro1">
          <table:table-cell office:value-type="float" office:value="6.46987962722778" calcext:value-type="float">
            <text:p>6.46987962722778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45:.F445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6.72627782821655" calcext:value-type="float">
            <text:p>6.72627782821655</text:p>
          </table:table-cell>
          <table:table-cell table:number-columns-repeated="2"/>
          <table:table-cell office:value-type="float" office:value="0.557334618859934" calcext:value-type="float">
            <text:p>0.557334618859934</text:p>
          </table:table-cell>
          <table:table-cell table:number-columns-repeated="2"/>
          <table:table-cell table:formula="of:=MAX([.B446:.F446])" office:value-type="float" office:value="0.557334618859934" calcext:value-type="float">
            <text:p>0.557334618859934</text:p>
          </table:table-cell>
        </table:table-row>
        <table:table-row table:style-name="ro1">
          <table:table-cell office:value-type="float" office:value="6.81137490272522" calcext:value-type="float">
            <text:p>6.81137490272522</text:p>
          </table:table-cell>
          <table:table-cell table:number-columns-repeated="3"/>
          <table:table-cell office:value-type="float" office:value="0.604816546793697" calcext:value-type="float">
            <text:p>0.604816546793697</text:p>
          </table:table-cell>
          <table:table-cell/>
          <table:table-cell table:formula="of:=MAX([.B447:.F447])" office:value-type="float" office:value="0.604816546793697" calcext:value-type="float">
            <text:p>0.604816546793697</text:p>
          </table:table-cell>
        </table:table-row>
        <table:table-row table:style-name="ro1">
          <table:table-cell office:value-type="float" office:value="6.85383486747742" calcext:value-type="float">
            <text:p>6.85383486747742</text:p>
          </table:table-cell>
          <table:table-cell/>
          <table:table-cell office:value-type="float" office:value="0.665883133271595" calcext:value-type="float">
            <text:p>0.665883133271595</text:p>
          </table:table-cell>
          <table:table-cell table:number-columns-repeated="3"/>
          <table:table-cell table:formula="of:=MAX([.B448:.F448])" office:value-type="float" office:value="0.665883133271595" calcext:value-type="float">
            <text:p>0.665883133271595</text:p>
          </table:table-cell>
        </table:table-row>
        <table:table-row table:style-name="ro1">
          <table:table-cell office:value-type="float" office:value="6.88659238815308" calcext:value-type="float">
            <text:p>6.88659238815308</text:p>
          </table:table-cell>
          <table:table-cell table:number-columns-repeated="3"/>
          <table:table-cell office:value-type="float" office:value="0.604374706104211" calcext:value-type="float">
            <text:p>0.604374706104211</text:p>
          </table:table-cell>
          <table:table-cell/>
          <table:table-cell table:formula="of:=MAX([.B449:.F449])" office:value-type="float" office:value="0.604374706104211" calcext:value-type="float">
            <text:p>0.604374706104211</text:p>
          </table:table-cell>
        </table:table-row>
        <table:table-row table:style-name="ro1">
          <table:table-cell office:value-type="float" office:value="7.20413541793823" calcext:value-type="float">
            <text:p>7.20413541793823</text:p>
          </table:table-cell>
          <table:table-cell table:number-columns-repeated="2"/>
          <table:table-cell office:value-type="float" office:value="0.555648301854652" calcext:value-type="float">
            <text:p>0.555648301854652</text:p>
          </table:table-cell>
          <table:table-cell table:number-columns-repeated="2"/>
          <table:table-cell table:formula="of:=MAX([.B450:.F450])" office:value-type="float" office:value="0.555648301854652" calcext:value-type="float">
            <text:p>0.555648301854652</text:p>
          </table:table-cell>
        </table:table-row>
        <table:table-row table:style-name="ro1">
          <table:table-cell office:value-type="float" office:value="7.37786102294922" calcext:value-type="float">
            <text:p>7.37786102294922</text:p>
          </table:table-cell>
          <table:table-cell table:number-columns-repeated="3"/>
          <table:table-cell office:value-type="float" office:value="0.633947289426886" calcext:value-type="float">
            <text:p>0.633947289426886</text:p>
          </table:table-cell>
          <table:table-cell/>
          <table:table-cell table:formula="of:=MAX([.B451:.F451])" office:value-type="float" office:value="0.633947289426886" calcext:value-type="float">
            <text:p>0.633947289426886</text:p>
          </table:table-cell>
        </table:table-row>
        <table:table-row table:style-name="ro1">
          <table:table-cell office:value-type="float" office:value="7.7422194480896" calcext:value-type="float">
            <text:p>7.7422194480896</text:p>
          </table:table-cell>
          <table:table-cell/>
          <table:table-cell office:value-type="float" office:value="0.623382494556878" calcext:value-type="float">
            <text:p>0.623382494556878</text:p>
          </table:table-cell>
          <table:table-cell table:number-columns-repeated="3"/>
          <table:table-cell table:formula="of:=MAX([.B452:.F452])" office:value-type="float" office:value="0.623382494556878" calcext:value-type="float">
            <text:p>0.623382494556878</text:p>
          </table:table-cell>
        </table:table-row>
        <table:table-row table:style-name="ro1">
          <table:table-cell office:value-type="float" office:value="7.7536518573761" calcext:value-type="float">
            <text:p>7.7536518573761</text:p>
          </table:table-cell>
          <table:table-cell table:number-columns-repeated="2"/>
          <table:table-cell office:value-type="float" office:value="0.562641481573692" calcext:value-type="float">
            <text:p>0.562641481573692</text:p>
          </table:table-cell>
          <table:table-cell table:number-columns-repeated="2"/>
          <table:table-cell table:formula="of:=MAX([.B453:.F453])" office:value-type="float" office:value="0.562641481573692" calcext:value-type="float">
            <text:p>0.562641481573692</text:p>
          </table:table-cell>
        </table:table-row>
        <table:table-row table:style-name="ro1">
          <table:table-cell office:value-type="float" office:value="7.88661575317383" calcext:value-type="float">
            <text:p>7.88661575317383</text:p>
          </table:table-cell>
          <table:table-cell table:number-columns-repeated="3"/>
          <table:table-cell office:value-type="float" office:value="0.609847274257088" calcext:value-type="float">
            <text:p>0.609847274257088</text:p>
          </table:table-cell>
          <table:table-cell/>
          <table:table-cell table:formula="of:=MAX([.B454:.F454])" office:value-type="float" office:value="0.609847274257088" calcext:value-type="float">
            <text:p>0.609847274257088</text:p>
          </table:table-cell>
        </table:table-row>
        <table:table-row table:style-name="ro1">
          <table:table-cell office:value-type="float" office:value="7.90415978431702" calcext:value-type="float">
            <text:p>7.90415978431702</text:p>
          </table:table-cell>
          <table:table-cell/>
          <table:table-cell office:value-type="float" office:value="0.60511705220178" calcext:value-type="float">
            <text:p>0.60511705220178</text:p>
          </table:table-cell>
          <table:table-cell table:number-columns-repeated="3"/>
          <table:table-cell table:formula="of:=MAX([.B455:.F455])" office:value-type="float" office:value="0.60511705220178" calcext:value-type="float">
            <text:p>0.60511705220178</text:p>
          </table:table-cell>
        </table:table-row>
        <table:table-row table:style-name="ro1">
          <table:table-cell office:value-type="float" office:value="7.93173408508301" calcext:value-type="float">
            <text:p>7.93173408508301</text:p>
          </table:table-cell>
          <table:table-cell office:value-type="float" office:value="0.665794700805356" calcext:value-type="float">
            <text:p>0.665794700805356</text:p>
          </table:table-cell>
          <table:table-cell table:number-columns-repeated="4"/>
          <table:table-cell table:formula="of:=MAX([.B456:.F456])" office:value-type="float" office:value="0.665794700805356" calcext:value-type="float">
            <text:p>0.665794700805356</text:p>
          </table:table-cell>
        </table:table-row>
        <table:table-row table:style-name="ro1">
          <table:table-cell office:value-type="float" office:value="8.24948358535767" calcext:value-type="float">
            <text:p>8.24948358535767</text:p>
          </table:table-cell>
          <table:table-cell/>
          <table:table-cell office:value-type="float" office:value="0.664168883326355" calcext:value-type="float">
            <text:p>0.664168883326355</text:p>
          </table:table-cell>
          <table:table-cell table:number-columns-repeated="3"/>
          <table:table-cell table:formula="of:=MAX([.B457:.F457])" office:value-type="float" office:value="0.664168883326355" calcext:value-type="float">
            <text:p>0.664168883326355</text:p>
          </table:table-cell>
        </table:table-row>
        <table:table-row table:style-name="ro1">
          <table:table-cell office:value-type="float" office:value="8.27686762809753" calcext:value-type="float">
            <text:p>8.27686762809753</text:p>
          </table:table-cell>
          <table:table-cell table:number-columns-repeated="2"/>
          <table:table-cell office:value-type="float" office:value="0.545577091445163" calcext:value-type="float">
            <text:p>0.545577091445163</text:p>
          </table:table-cell>
          <table:table-cell table:number-columns-repeated="2"/>
          <table:table-cell table:formula="of:=MAX([.B458:.F458])" office:value-type="float" office:value="0.545577091445163" calcext:value-type="float">
            <text:p>0.545577091445163</text:p>
          </table:table-cell>
        </table:table-row>
        <table:table-row table:style-name="ro1">
          <table:table-cell office:value-type="float" office:value="8.30912661552429" calcext:value-type="float">
            <text:p>8.30912661552429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59:.F459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8.3472580909729" calcext:value-type="float">
            <text:p>8.3472580909729</text:p>
          </table:table-cell>
          <table:table-cell office:value-type="float" office:value="0.660370369137281" calcext:value-type="float">
            <text:p>0.660370369137281</text:p>
          </table:table-cell>
          <table:table-cell table:number-columns-repeated="4"/>
          <table:table-cell table:formula="of:=MAX([.B460:.F460])" office:value-type="float" office:value="0.660370369137281" calcext:value-type="float">
            <text:p>0.660370369137281</text:p>
          </table:table-cell>
        </table:table-row>
        <table:table-row table:style-name="ro1">
          <table:table-cell office:value-type="float" office:value="8.50962567329407" calcext:value-type="float">
            <text:p>8.50962567329407</text:p>
          </table:table-cell>
          <table:table-cell table:number-columns-repeated="3"/>
          <table:table-cell office:value-type="float" office:value="0.601404963672864" calcext:value-type="float">
            <text:p>0.601404963672864</text:p>
          </table:table-cell>
          <table:table-cell/>
          <table:table-cell table:formula="of:=MAX([.B461:.F461])" office:value-type="float" office:value="0.601404963672864" calcext:value-type="float">
            <text:p>0.601404963672864</text:p>
          </table:table-cell>
        </table:table-row>
        <table:table-row table:style-name="ro1">
          <table:table-cell office:value-type="float" office:value="8.86420154571533" calcext:value-type="float">
            <text:p>8.86420154571533</text:p>
          </table:table-cell>
          <table:table-cell table:number-columns-repeated="2"/>
          <table:table-cell office:value-type="float" office:value="0.551238001620501" calcext:value-type="float">
            <text:p>0.551238001620501</text:p>
          </table:table-cell>
          <table:table-cell table:number-columns-repeated="2"/>
          <table:table-cell table:formula="of:=MAX([.B462:.F462])" office:value-type="float" office:value="0.551238001620501" calcext:value-type="float">
            <text:p>0.551238001620501</text:p>
          </table:table-cell>
        </table:table-row>
        <table:table-row table:style-name="ro1">
          <table:table-cell office:value-type="float" office:value="9.04063391685486" calcext:value-type="float">
            <text:p>9.04063391685486</text:p>
          </table:table-cell>
          <table:table-cell office:value-type="float" office:value="0.677280818087607" calcext:value-type="float">
            <text:p>0.677280818087607</text:p>
          </table:table-cell>
          <table:table-cell table:number-columns-repeated="4"/>
          <table:table-cell table:formula="of:=MAX([.B463:.F463])" office:value-type="float" office:value="0.677280818087607" calcext:value-type="float">
            <text:p>0.677280818087607</text:p>
          </table:table-cell>
        </table:table-row>
        <table:table-row table:style-name="ro1">
          <table:table-cell office:value-type="float" office:value="9.05646252632141" calcext:value-type="float">
            <text:p>9.05646252632141</text:p>
          </table:table-cell>
          <table:table-cell/>
          <table:table-cell office:value-type="float" office:value="0.666167251008887" calcext:value-type="float">
            <text:p>0.666167251008887</text:p>
          </table:table-cell>
          <table:table-cell table:number-columns-repeated="3"/>
          <table:table-cell table:formula="of:=MAX([.B464:.F464])" office:value-type="float" office:value="0.666167251008887" calcext:value-type="float">
            <text:p>0.666167251008887</text:p>
          </table:table-cell>
        </table:table-row>
        <table:table-row table:style-name="ro1">
          <table:table-cell office:value-type="float" office:value="9.16870450973511" calcext:value-type="float">
            <text:p>9.16870450973511</text:p>
          </table:table-cell>
          <table:table-cell table:number-columns-repeated="3"/>
          <table:table-cell office:value-type="float" office:value="0.598705261822369" calcext:value-type="float">
            <text:p>0.598705261822369</text:p>
          </table:table-cell>
          <table:table-cell/>
          <table:table-cell table:formula="of:=MAX([.B465:.F465])" office:value-type="float" office:value="0.598705261822369" calcext:value-type="float">
            <text:p>0.598705261822369</text:p>
          </table:table-cell>
        </table:table-row>
        <table:table-row table:style-name="ro1">
          <table:table-cell office:value-type="float" office:value="9.660964012146" calcext:value-type="float">
            <text:p>9.660964012146</text:p>
          </table:table-cell>
          <table:table-cell table:number-columns-repeated="2"/>
          <table:table-cell office:value-type="float" office:value="0.539905835910789" calcext:value-type="float">
            <text:p>0.539905835910789</text:p>
          </table:table-cell>
          <table:table-cell table:number-columns-repeated="2"/>
          <table:table-cell table:formula="of:=MAX([.B466:.F466])" office:value-type="float" office:value="0.539905835910789" calcext:value-type="float">
            <text:p>0.539905835910789</text:p>
          </table:table-cell>
        </table:table-row>
        <table:table-row table:style-name="ro1">
          <table:table-cell office:value-type="float" office:value="9.75276446342468" calcext:value-type="float">
            <text:p>9.75276446342468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67:.F467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9.83947515487671" calcext:value-type="float">
            <text:p>9.83947515487671</text:p>
          </table:table-cell>
          <table:table-cell table:number-columns-repeated="3"/>
          <table:table-cell office:value-type="float" office:value="0.604912594923141" calcext:value-type="float">
            <text:p>0.604912594923141</text:p>
          </table:table-cell>
          <table:table-cell/>
          <table:table-cell table:formula="of:=MAX([.B468:.F468])" office:value-type="float" office:value="0.604912594923141" calcext:value-type="float">
            <text:p>0.604912594923141</text:p>
          </table:table-cell>
        </table:table-row>
        <table:table-row table:style-name="ro1">
          <table:table-cell office:value-type="float" office:value="9.88779759407043" calcext:value-type="float">
            <text:p>9.88779759407043</text:p>
          </table:table-cell>
          <table:table-cell/>
          <table:table-cell office:value-type="float" office:value="0.66422650429669" calcext:value-type="float">
            <text:p>0.66422650429669</text:p>
          </table:table-cell>
          <table:table-cell table:number-columns-repeated="3"/>
          <table:table-cell table:formula="of:=MAX([.B469:.F469])" office:value-type="float" office:value="0.66422650429669" calcext:value-type="float">
            <text:p>0.66422650429669</text:p>
          </table:table-cell>
        </table:table-row>
        <table:table-row table:style-name="ro1">
          <table:table-cell office:value-type="float" office:value="10.2213220596313" calcext:value-type="float">
            <text:p>10.2213220596313</text:p>
          </table:table-cell>
          <table:table-cell table:number-columns-repeated="2"/>
          <table:table-cell office:value-type="float" office:value="0.536229814631554" calcext:value-type="float">
            <text:p>0.536229814631554</text:p>
          </table:table-cell>
          <table:table-cell table:number-columns-repeated="2"/>
          <table:table-cell table:formula="of:=MAX([.B470:.F470])" office:value-type="float" office:value="0.536229814631554" calcext:value-type="float">
            <text:p>0.536229814631554</text:p>
          </table:table-cell>
        </table:table-row>
        <table:table-row table:style-name="ro1">
          <table:table-cell office:value-type="float" office:value="10.4932770729065" calcext:value-type="float">
            <text:p>10.4932770729065</text:p>
          </table:table-cell>
          <table:table-cell table:number-columns-repeated="3"/>
          <table:table-cell office:value-type="float" office:value="0.596700240265542" calcext:value-type="float">
            <text:p>0.596700240265542</text:p>
          </table:table-cell>
          <table:table-cell/>
          <table:table-cell table:formula="of:=MAX([.B471:.F471])" office:value-type="float" office:value="0.596700240265542" calcext:value-type="float">
            <text:p>0.596700240265542</text:p>
          </table:table-cell>
        </table:table-row>
        <table:table-row table:style-name="ro1">
          <table:table-cell office:value-type="float" office:value="10.5792310237885" calcext:value-type="float">
            <text:p>10.5792310237885</text:p>
          </table:table-cell>
          <table:table-cell/>
          <table:table-cell office:value-type="float" office:value="0.668162417963174" calcext:value-type="float">
            <text:p>0.668162417963174</text:p>
          </table:table-cell>
          <table:table-cell table:number-columns-repeated="3"/>
          <table:table-cell table:formula="of:=MAX([.B472:.F472])" office:value-type="float" office:value="0.668162417963174" calcext:value-type="float">
            <text:p>0.668162417963174</text:p>
          </table:table-cell>
        </table:table-row>
        <table:table-row table:style-name="ro1">
          <table:table-cell office:value-type="float" office:value="10.6828629970551" calcext:value-type="float">
            <text:p>10.6828629970551</text:p>
          </table:table-cell>
          <table:table-cell office:value-type="float" office:value="0.689500896298031" calcext:value-type="float">
            <text:p>0.689500896298031</text:p>
          </table:table-cell>
          <table:table-cell table:number-columns-repeated="4"/>
          <table:table-cell table:formula="of:=MAX([.B473:.F473])" office:value-type="float" office:value="0.689500896298031" calcext:value-type="float">
            <text:p>0.689500896298031</text:p>
          </table:table-cell>
        </table:table-row>
        <table:table-row table:style-name="ro1">
          <table:table-cell office:value-type="float" office:value="10.9103519916534" calcext:value-type="float">
            <text:p>10.9103519916534</text:p>
          </table:table-cell>
          <table:table-cell table:number-columns-repeated="3"/>
          <table:table-cell office:value-type="float" office:value="0.603594811579005" calcext:value-type="float">
            <text:p>0.603594811579005</text:p>
          </table:table-cell>
          <table:table-cell/>
          <table:table-cell table:formula="of:=MAX([.B474:.F474])" office:value-type="float" office:value="0.603594811579005" calcext:value-type="float">
            <text:p>0.603594811579005</text:p>
          </table:table-cell>
        </table:table-row>
        <table:table-row table:style-name="ro1">
          <table:table-cell office:value-type="float" office:value="10.9229516983032" calcext:value-type="float">
            <text:p>10.9229516983032</text:p>
          </table:table-cell>
          <table:table-cell table:number-columns-repeated="2"/>
          <table:table-cell office:value-type="float" office:value="0.563362078650397" calcext:value-type="float">
            <text:p>0.563362078650397</text:p>
          </table:table-cell>
          <table:table-cell table:number-columns-repeated="2"/>
          <table:table-cell table:formula="of:=MAX([.B475:.F475])" office:value-type="float" office:value="0.563362078650397" calcext:value-type="float">
            <text:p>0.563362078650397</text:p>
          </table:table-cell>
        </table:table-row>
        <table:table-row table:style-name="ro1">
          <table:table-cell office:value-type="float" office:value="10.9302000999451" calcext:value-type="float">
            <text:p>10.9302000999451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 table:number-columns-repeated="3"/>
          <table:table-cell table:formula="of:=MAX([.B476:.F476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11.5286228656769" calcext:value-type="float">
            <text:p>11.5286228656769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77:.F477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11.6537759304047" calcext:value-type="float">
            <text:p>11.6537759304047</text:p>
          </table:table-cell>
          <table:table-cell table:number-columns-repeated="3"/>
          <table:table-cell office:value-type="float" office:value="0.603480665953237" calcext:value-type="float">
            <text:p>0.603480665953237</text:p>
          </table:table-cell>
          <table:table-cell/>
          <table:table-cell table:formula="of:=MAX([.B478:.F478])" office:value-type="float" office:value="0.603480665953237" calcext:value-type="float">
            <text:p>0.603480665953237</text:p>
          </table:table-cell>
        </table:table-row>
        <table:table-row table:style-name="ro1">
          <table:table-cell office:value-type="float" office:value="11.6946630477905" calcext:value-type="float">
            <text:p>11.6946630477905</text:p>
          </table:table-cell>
          <table:table-cell table:number-columns-repeated="2"/>
          <table:table-cell office:value-type="float" office:value="0.543877573955317" calcext:value-type="float">
            <text:p>0.543877573955317</text:p>
          </table:table-cell>
          <table:table-cell table:number-columns-repeated="2"/>
          <table:table-cell table:formula="of:=MAX([.B479:.F479])" office:value-type="float" office:value="0.543877573955317" calcext:value-type="float">
            <text:p>0.543877573955317</text:p>
          </table:table-cell>
        </table:table-row>
        <table:table-row table:style-name="ro1">
          <table:table-cell office:value-type="float" office:value="12.6216902732849" calcext:value-type="float">
            <text:p>12.6216902732849</text:p>
          </table:table-cell>
          <table:table-cell table:number-columns-repeated="2"/>
          <table:table-cell office:value-type="float" office:value="0.548364129032357" calcext:value-type="float">
            <text:p>0.548364129032357</text:p>
          </table:table-cell>
          <table:table-cell table:number-columns-repeated="2"/>
          <table:table-cell table:formula="of:=MAX([.B480:.F480])" office:value-type="float" office:value="0.548364129032357" calcext:value-type="float">
            <text:p>0.548364129032357</text:p>
          </table:table-cell>
        </table:table-row>
        <table:table-row table:style-name="ro1">
          <table:table-cell office:value-type="float" office:value="12.6469511985779" calcext:value-type="float">
            <text:p>12.6469511985779</text:p>
          </table:table-cell>
          <table:table-cell/>
          <table:table-cell office:value-type="float" office:value="0.593726864636368" calcext:value-type="float">
            <text:p>0.593726864636368</text:p>
          </table:table-cell>
          <table:table-cell table:number-columns-repeated="3"/>
          <table:table-cell table:formula="of:=MAX([.B481:.F481])" office:value-type="float" office:value="0.593726864636368" calcext:value-type="float">
            <text:p>0.593726864636368</text:p>
          </table:table-cell>
        </table:table-row>
        <table:table-row table:style-name="ro1">
          <table:table-cell office:value-type="float" office:value="12.6877198219299" calcext:value-type="float">
            <text:p>12.6877198219299</text:p>
          </table:table-cell>
          <table:table-cell office:value-type="float" office:value="0.664394378368182" calcext:value-type="float">
            <text:p>0.664394378368182</text:p>
          </table:table-cell>
          <table:table-cell table:number-columns-repeated="4"/>
          <table:table-cell table:formula="of:=MAX([.B482:.F482])" office:value-type="float" office:value="0.664394378368182" calcext:value-type="float">
            <text:p>0.664394378368182</text:p>
          </table:table-cell>
        </table:table-row>
        <table:table-row table:style-name="ro1">
          <table:table-cell office:value-type="float" office:value="12.7077584266663" calcext:value-type="float">
            <text:p>12.7077584266663</text:p>
          </table:table-cell>
          <table:table-cell table:number-columns-repeated="3"/>
          <table:table-cell office:value-type="float" office:value="0.593464790141429" calcext:value-type="float">
            <text:p>0.593464790141429</text:p>
          </table:table-cell>
          <table:table-cell/>
          <table:table-cell table:formula="of:=MAX([.B483:.F483])" office:value-type="float" office:value="0.593464790141429" calcext:value-type="float">
            <text:p>0.593464790141429</text:p>
          </table:table-cell>
        </table:table-row>
        <table:table-row table:style-name="ro1">
          <table:table-cell table:style-name="ce2" office:value-type="float" office:value="13.3811049461365" calcext:value-type="float">
            <text:p>13.3811049461365</text:p>
          </table:table-cell>
          <table:table-cell table:style-name="ce2"/>
          <table:table-cell table:style-name="ce2" office:value-type="float" office:value="0.586051149120845" calcext:value-type="float">
            <text:p>0.586051149120845</text:p>
          </table:table-cell>
          <table:table-cell table:number-columns-repeated="3"/>
          <table:table-cell table:formula="of:=MAX([.B484:.F484])" office:value-type="float" office:value="0.586051149120845" calcext:value-type="float">
            <text:p>0.586051149120845</text:p>
          </table:table-cell>
        </table:table-row>
        <table:table-row table:style-name="ro1">
          <table:table-cell office:value-type="float" office:value="13.4898507595062" calcext:value-type="float">
            <text:p>13.4898507595062</text:p>
          </table:table-cell>
          <table:table-cell table:number-columns-repeated="2"/>
          <table:table-cell office:value-type="float" office:value="0.551984835878448" calcext:value-type="float">
            <text:p>0.551984835878448</text:p>
          </table:table-cell>
          <table:table-cell table:number-columns-repeated="2"/>
          <table:table-cell table:formula="of:=MAX([.B485:.F485])" office:value-type="float" office:value="0.551984835878448" calcext:value-type="float">
            <text:p>0.551984835878448</text:p>
          </table:table-cell>
        </table:table-row>
        <table:table-row table:style-name="ro1">
          <table:table-cell office:value-type="float" office:value="13.5091257095337" calcext:value-type="float">
            <text:p>13.5091257095337</text:p>
          </table:table-cell>
          <table:table-cell table:number-columns-repeated="3"/>
          <table:table-cell office:value-type="float" office:value="0.588097989245817" calcext:value-type="float">
            <text:p>0.588097989245817</text:p>
          </table:table-cell>
          <table:table-cell/>
          <table:table-cell table:formula="of:=MAX([.B486:.F486])" office:value-type="float" office:value="0.588097989245817" calcext:value-type="float">
            <text:p>0.588097989245817</text:p>
          </table:table-cell>
        </table:table-row>
        <table:table-row table:style-name="ro1">
          <table:table-cell office:value-type="float" office:value="13.6974604129791" calcext:value-type="float">
            <text:p>13.6974604129791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87:.F487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14.2628741264343" calcext:value-type="float">
            <text:p>14.2628741264343</text:p>
          </table:table-cell>
          <table:table-cell/>
          <table:table-cell office:value-type="float" office:value="0.664017707332455" calcext:value-type="float">
            <text:p>0.664017707332455</text:p>
          </table:table-cell>
          <table:table-cell table:number-columns-repeated="3"/>
          <table:table-cell table:formula="of:=MAX([.B488:.F488])" office:value-type="float" office:value="0.664017707332455" calcext:value-type="float">
            <text:p>0.664017707332455</text:p>
          </table:table-cell>
        </table:table-row>
        <table:table-row table:style-name="ro1">
          <table:table-cell office:value-type="float" office:value="14.4330170154572" calcext:value-type="float">
            <text:p>14.4330170154572</text:p>
          </table:table-cell>
          <table:table-cell table:number-columns-repeated="2"/>
          <table:table-cell office:value-type="float" office:value="0.558591756547535" calcext:value-type="float">
            <text:p>0.558591756547535</text:p>
          </table:table-cell>
          <table:table-cell table:number-columns-repeated="2"/>
          <table:table-cell table:formula="of:=MAX([.B489:.F489])" office:value-type="float" office:value="0.558591756547535" calcext:value-type="float">
            <text:p>0.558591756547535</text:p>
          </table:table-cell>
        </table:table-row>
        <table:table-row table:style-name="ro1">
          <table:table-cell office:value-type="float" office:value="14.5733971595764" calcext:value-type="float">
            <text:p>14.5733971595764</text:p>
          </table:table-cell>
          <table:table-cell table:number-columns-repeated="3"/>
          <table:table-cell office:value-type="float" office:value="0.591185452811967" calcext:value-type="float">
            <text:p>0.591185452811967</text:p>
          </table:table-cell>
          <table:table-cell/>
          <table:table-cell table:formula="of:=MAX([.B490:.F490])" office:value-type="float" office:value="0.591185452811967" calcext:value-type="float">
            <text:p>0.591185452811967</text:p>
          </table:table-cell>
        </table:table-row>
        <table:table-row table:style-name="ro1">
          <table:table-cell office:value-type="float" office:value="15.1546859741211" calcext:value-type="float">
            <text:p>15.1546859741211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91:.F491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15.1856775283813" calcext:value-type="float">
            <text:p>15.1856775283813</text:p>
          </table:table-cell>
          <table:table-cell table:number-columns-repeated="3"/>
          <table:table-cell office:value-type="float" office:value="0.590560503971549" calcext:value-type="float">
            <text:p>0.590560503971549</text:p>
          </table:table-cell>
          <table:table-cell/>
          <table:table-cell table:formula="of:=MAX([.B492:.F492])" office:value-type="float" office:value="0.590560503971549" calcext:value-type="float">
            <text:p>0.590560503971549</text:p>
          </table:table-cell>
        </table:table-row>
        <table:table-row table:style-name="ro1">
          <table:table-cell office:value-type="float" office:value="15.6545989513397" calcext:value-type="float">
            <text:p>15.6545989513397</text:p>
          </table:table-cell>
          <table:table-cell table:number-columns-repeated="2"/>
          <table:table-cell office:value-type="float" office:value="0.543936111853212" calcext:value-type="float">
            <text:p>0.543936111853212</text:p>
          </table:table-cell>
          <table:table-cell table:number-columns-repeated="2"/>
          <table:table-cell table:formula="of:=MAX([.B493:.F493])" office:value-type="float" office:value="0.543936111853212" calcext:value-type="float">
            <text:p>0.543936111853212</text:p>
          </table:table-cell>
        </table:table-row>
        <table:table-row table:style-name="ro1">
          <table:table-cell office:value-type="float" office:value="16.4436094760895" calcext:value-type="float">
            <text:p>16.4436094760895</text:p>
          </table:table-cell>
          <table:table-cell table:number-columns-repeated="3"/>
          <table:table-cell office:value-type="float" office:value="0.594024147788331" calcext:value-type="float">
            <text:p>0.594024147788331</text:p>
          </table:table-cell>
          <table:table-cell/>
          <table:table-cell table:formula="of:=MAX([.B494:.F494])" office:value-type="float" office:value="0.594024147788331" calcext:value-type="float">
            <text:p>0.594024147788331</text:p>
          </table:table-cell>
        </table:table-row>
        <table:table-row table:style-name="ro1">
          <table:table-cell office:value-type="float" office:value="16.5205252170563" calcext:value-type="float">
            <text:p>16.5205252170563</text:p>
          </table:table-cell>
          <table:table-cell office:value-type="float" office:value="0.723633215890524" calcext:value-type="float">
            <text:p>0.723633215890524</text:p>
          </table:table-cell>
          <table:table-cell table:number-columns-repeated="4"/>
          <table:table-cell table:formula="of:=MAX([.B495:.F495])" office:value-type="float" office:value="0.723633215890524" calcext:value-type="float">
            <text:p>0.723633215890524</text:p>
          </table:table-cell>
        </table:table-row>
        <table:table-row table:style-name="ro1">
          <table:table-cell office:value-type="float" office:value="16.5718059539795" calcext:value-type="float">
            <text:p>16.5718059539795</text:p>
          </table:table-cell>
          <table:table-cell table:number-columns-repeated="2"/>
          <table:table-cell office:value-type="float" office:value="0.545080079764547" calcext:value-type="float">
            <text:p>0.545080079764547</text:p>
          </table:table-cell>
          <table:table-cell table:number-columns-repeated="2"/>
          <table:table-cell table:formula="of:=MAX([.B496:.F496])" office:value-type="float" office:value="0.545080079764547" calcext:value-type="float">
            <text:p>0.545080079764547</text:p>
          </table:table-cell>
        </table:table-row>
        <table:table-row table:style-name="ro1">
          <table:table-cell office:value-type="float" office:value="17.8785092830658" calcext:value-type="float">
            <text:p>17.8785092830658</text:p>
          </table:table-cell>
          <table:table-cell table:number-columns-repeated="2"/>
          <table:table-cell office:value-type="float" office:value="0.536737632305879" calcext:value-type="float">
            <text:p>0.536737632305879</text:p>
          </table:table-cell>
          <table:table-cell table:number-columns-repeated="2"/>
          <table:table-cell table:formula="of:=MAX([.B497:.F497])" office:value-type="float" office:value="0.536737632305879" calcext:value-type="float">
            <text:p>0.536737632305879</text:p>
          </table:table-cell>
        </table:table-row>
        <table:table-row table:style-name="ro1">
          <table:table-cell office:value-type="float" office:value="17.9689552783966" calcext:value-type="float">
            <text:p>17.9689552783966</text:p>
          </table:table-cell>
          <table:table-cell table:number-columns-repeated="3"/>
          <table:table-cell office:value-type="float" office:value="0.587824169679401" calcext:value-type="float">
            <text:p>0.587824169679401</text:p>
          </table:table-cell>
          <table:table-cell/>
          <table:table-cell table:formula="of:=MAX([.B498:.F498])" office:value-type="float" office:value="0.587824169679401" calcext:value-type="float">
            <text:p>0.587824169679401</text:p>
          </table:table-cell>
        </table:table-row>
        <table:table-row table:style-name="ro1">
          <table:table-cell office:value-type="float" office:value="19.0629372596741" calcext:value-type="float">
            <text:p>19.0629372596741</text:p>
          </table:table-cell>
          <table:table-cell table:number-columns-repeated="3"/>
          <table:table-cell office:value-type="float" office:value="0.593654310817617" calcext:value-type="float">
            <text:p>0.593654310817617</text:p>
          </table:table-cell>
          <table:table-cell/>
          <table:table-cell table:formula="of:=MAX([.B499:.F499])" office:value-type="float" office:value="0.593654310817617" calcext:value-type="float">
            <text:p>0.593654310817617</text:p>
          </table:table-cell>
        </table:table-row>
        <table:table-row table:style-name="ro1">
          <table:table-cell office:value-type="float" office:value="19.7606649398804" calcext:value-type="float">
            <text:p>19.7606649398804</text:p>
          </table:table-cell>
          <table:table-cell table:number-columns-repeated="2"/>
          <table:table-cell office:value-type="float" office:value="0.549882392195169" calcext:value-type="float">
            <text:p>0.549882392195169</text:p>
          </table:table-cell>
          <table:table-cell table:number-columns-repeated="2"/>
          <table:table-cell table:formula="of:=MAX([.B500:.F500])" office:value-type="float" office:value="0.549882392195169" calcext:value-type="float">
            <text:p>0.549882392195169</text:p>
          </table:table-cell>
        </table:table-row>
        <table:table-row table:style-name="ro1">
          <table:table-cell office:value-type="float" office:value="20.3988337516785" calcext:value-type="float">
            <text:p>20.3988337516785</text:p>
          </table:table-cell>
          <table:table-cell table:number-columns-repeated="3"/>
          <table:table-cell office:value-type="float" office:value="0.591866677611797" calcext:value-type="float">
            <text:p>0.591866677611797</text:p>
          </table:table-cell>
          <table:table-cell/>
          <table:table-cell table:formula="of:=MAX([.B501:.F501])" office:value-type="float" office:value="0.591866677611797" calcext:value-type="float">
            <text:p>0.591866677611797</text:p>
          </table:table-cell>
        </table:table-row>
      </table:table>
      <table:named-expressions/>
      <table:database-ranges>
        <table:database-range table:name="__Anonymous_Sheet_DB__0" table:target-range-address="Sheet1.A1:Sheet1.G5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8:40:53.322403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0:35:41.631260469</meta:creation-date>
    <dc:date>2020-12-01T18:50:12.806531819</dc:date>
    <meta:editing-duration>PT2H33M35S</meta:editing-duration>
    <meta:editing-cycles>24</meta:editing-cycles>
    <meta:generator>LibreOffice/7.0.3.1$Linux_X86_64 LibreOffice_project/00$Build-1</meta:generator>
    <meta:document-statistic meta:table-count="1" meta:cell-count="15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dddddd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2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2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acb20c" draw:fill-color="#acb20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281cm" svg:height="9cm" xlink:href=".." xlink:type="simple" chart:class="chart:scatter" chart:style-name="ch1">
        <chart:title svg:x="2.215cm" svg:y="0.316cm" chart:style-name="ch2">
          <text:p>Performance on sklearn diabetes</text:p>
        </chart:title>
        <chart:legend chart:legend-position="end" svg:x="1.961cm" svg:y="1.122cm" style:legend-expansion="custom" svg:width="6.674cm" svg:height="2.319cm" style:legend-expansion-aspect-ratio="2.877964639931" chart:style-name="ch3"/>
        <chart:plot-area chart:style-name="ch4" table:cell-range-address="Sheet1.A2:Sheet1.F501 Sheet1.B1:Sheet1.F1" chart:data-source-has-labels="row" svg:x="0.811cm" svg:y="0.923cm" svg:width="11.306cm" svg:height="7.311cm">
          <chart:coordinate-region svg:x="1.634cm" svg:y="1.136cm" svg:width="10.132cm" svg:height="6.424cm"/>
          <chart:axis chart:dimension="x" chart:name="primary-x" chart:style-name="ch5">
            <chart:title svg:x="4.502cm" svg:y="8.415cm" chart:style-name="ch6">
              <text:p>Training time (seconds)</text:p>
            </chart:title>
            <chart:grid chart:style-name="ch7" chart:class="major"/>
          </chart:axis>
          <chart:axis chart:dimension="y" chart:name="primary-y" chart:style-name="ch8">
            <chart:title svg:x="0.148cm" svg:y="5.462cm" chart:style-name="ch9">
              <text:p>Error (MAE)</text:p>
            </chart:title>
            <chart:grid chart:style-name="ch7" chart:class="major"/>
          </chart:axis>
          <chart:series chart:style-name="ch10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series chart:style-name="ch11" chart:values-cell-range-address="Sheet1.C2:Sheet1.C501" chart:label-cell-address="Sheet1.C1:Sheet1.C1" chart:class="chart:scatter">
            <chart:data-point chart:repeated="500"/>
          </chart:series>
          <chart:series chart:style-name="ch12" chart:values-cell-range-address="Sheet1.D2:Sheet1.D501" chart:label-cell-address="Sheet1.D1:Sheet1.D1" chart:class="chart:scatter">
            <chart:data-point chart:repeated="500"/>
          </chart:series>
          <chart:series chart:style-name="ch13" chart:values-cell-range-address="Sheet1.E2:Sheet1.E501" chart:label-cell-address="Sheet1.E1:Sheet1.E1" chart:class="chart:scatter">
            <chart:data-point chart:repeated="500"/>
          </chart:series>
          <chart:series chart:style-name="ch14" chart:values-cell-range-address="Sheet1.F2:Sheet1.F501" chart:label-cell-address="Sheet1.F1:Sheet1.F1" chart:class="chart:scatter">
            <chart:data-point chart:repeated="5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learn (pop size 50)</text:p>
                <draw:g>
                  <svg:desc>Sheet1.B1:Sheet1.B1</svg:desc>
                </draw:g>
              </table:table-cell>
              <table:table-cell office:value-type="string">
                <text:p>gplearn (default popsize 1000)</text:p>
                <draw:g>
                  <svg:desc>Sheet1.C1:Sheet1.C1</svg:desc>
                </draw:g>
              </table:table-cell>
              <table:table-cell office:value-type="string">
                <text:p>SymReg (default popsize 50)</text:p>
                <draw:g>
                  <svg:desc>Sheet1.D1:Sheet1.D1</svg:desc>
                </draw:g>
              </table:table-cell>
              <table:table-cell office:value-type="string">
                <text:p>SymReg (popsize 1000)</text:p>
                <draw:g>
                  <svg:desc>Sheet1.E1:Sheet1.E1</svg:desc>
                </draw:g>
              </table:table-cell>
              <table:table-cell office:value-type="string">
                <text:p>linea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65118408203125">
                <text:p>0.000965118408203125</text:p>
                <draw:g>
                  <svg:desc>Sheet1.A2:Sheet1.A501</svg:desc>
                </draw:g>
              </table:table-cell>
              <table:table-cell office:value-type="float" office:value="NaN">
                <text:p>NaN</text:p>
                <draw:g>
                  <svg:desc>Sheet1.B2:Sheet1.B501</svg:desc>
                </draw:g>
              </table:table-cell>
              <table:table-cell office:value-type="float" office:value="NaN">
                <text:p>NaN</text:p>
                <draw:g>
                  <svg:desc>Sheet1.C2:Sheet1.C501</svg:desc>
                </draw:g>
              </table:table-cell>
              <table:table-cell office:value-type="float" office:value="NaN">
                <text:p>NaN</text:p>
                <draw:g>
                  <svg:desc>Sheet1.D2:Sheet1.D501</svg:desc>
                </draw:g>
              </table:table-cell>
              <table:table-cell office:value-type="float" office:value="NaN">
                <text:p>NaN</text:p>
                <draw:g>
                  <svg:desc>Sheet1.E2:Sheet1.E501</svg:desc>
                </draw:g>
              </table:table-cell>
              <table:table-cell office:value-type="float" office:value="0.561366045413755">
                <text:p>0.561366045413755</text:p>
                <draw:g>
                  <svg:desc>Sheet1.F2:Sheet1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65595245361328">
                <text:p>0.00096559524536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66310501098633">
                <text:p>0.00096631050109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66548919677734">
                <text:p>0.00096654891967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967025756835938">
                <text:p>0.00096702575683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67502593994141">
                <text:p>0.00096750259399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67741012573242">
                <text:p>0.00096774101257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68694686889648">
                <text:p>0.00096869468688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69409942626953">
                <text:p>0.000969409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69409942626953">
                <text:p>0.000969409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969409942626953">
                <text:p>0.000969409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69648361206055">
                <text:p>0.00096964836120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969886779785156">
                <text:p>0.0009698867797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970125198364258">
                <text:p>0.00097012519836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970363616943359">
                <text:p>0.00097036361694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970363616943359">
                <text:p>0.00097036361694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970602035522461">
                <text:p>0.00097060203552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70602035522461">
                <text:p>0.00097060203552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971078872680664">
                <text:p>0.00097107887268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971078872680664">
                <text:p>0.00097107887268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71078872680664">
                <text:p>0.00097107887268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971317291259766">
                <text:p>0.00097131729125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971317291259766">
                <text:p>0.00097131729125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971555709838867">
                <text:p>0.00097155570983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971555709838867">
                <text:p>0.00097155570983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97203254699707">
                <text:p>0.0009720325469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72270965576172">
                <text:p>0.0009722709655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72270965576172">
                <text:p>0.0009722709655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72270965576172">
                <text:p>0.0009722709655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72270965576172">
                <text:p>0.0009722709655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72509384155273">
                <text:p>0.00097250938415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72509384155273">
                <text:p>0.00097250938415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972747802734375">
                <text:p>0.00097274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72747802734375">
                <text:p>0.00097274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972747802734375">
                <text:p>0.00097274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972747802734375">
                <text:p>0.00097274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972986221313477">
                <text:p>0.00097298622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973224639892578">
                <text:p>0.00097322463989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97346305847168">
                <text:p>0.000973463058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7346305847168">
                <text:p>0.000973463058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73939895629883">
                <text:p>0.00097393989562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74178314208984">
                <text:p>0.00097417831420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74178314208984">
                <text:p>0.00097417831420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74416732788086">
                <text:p>0.00097441673278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974655151367188">
                <text:p>0.0009746551513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974655151367188">
                <text:p>0.0009746551513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974893569946289">
                <text:p>0.00097489356994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975131988525391">
                <text:p>0.00097513198852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975131988525391">
                <text:p>0.00097513198852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975370407104492">
                <text:p>0.0009753704071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75370407104492">
                <text:p>0.0009753704071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75370407104492">
                <text:p>0.0009753704071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975370407104492">
                <text:p>0.0009753704071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975847244262695">
                <text:p>0.00097584724426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975847244262695">
                <text:p>0.00097584724426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976800918579102">
                <text:p>0.00097680091857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977039337158203">
                <text:p>0.00097703933715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977039337158203">
                <text:p>0.00097703933715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77516174316406">
                <text:p>0.00097751617431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977516174316406">
                <text:p>0.00097751617431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977754592895508">
                <text:p>0.00097775459289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977754592895508">
                <text:p>0.00097775459289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978231430053711">
                <text:p>0.00097823143005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978946685791016">
                <text:p>0.00097894668579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979423522949219">
                <text:p>0.000979423522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97966194152832">
                <text:p>0.0009796619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97966194152832">
                <text:p>0.0009796619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97966194152832">
                <text:p>0.0009796619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979900360107422">
                <text:p>0.00097990036010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979900360107422">
                <text:p>0.00097990036010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980138778686523">
                <text:p>0.00098013877868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980615615844727">
                <text:p>0.00098061561584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980854034423828">
                <text:p>0.00098085403442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981330871582031">
                <text:p>0.00098133087158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982999801635742">
                <text:p>0.00098299980163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986337661743164">
                <text:p>0.00098633766174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986337661743164">
                <text:p>0.00098633766174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986576080322266">
                <text:p>0.00098657608032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98729133605957">
                <text:p>0.0009872913360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987529754638672">
                <text:p>0.00098752975463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987768173217773">
                <text:p>0.00098776817321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988006591796875">
                <text:p>0.000988006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99945068359375">
                <text:p>0.000999450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00088119506836">
                <text:p>0.0010008811950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0278854370117">
                <text:p>0.0010027885437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00350379943848">
                <text:p>0.001003503799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00445747375488">
                <text:p>0.0010044574737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00517272949219">
                <text:p>0.001005172729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01351737976074">
                <text:p>0.0010135173797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01375579833984">
                <text:p>0.001013755798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02686882019043">
                <text:p>0.0010268688201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3282928466797">
                <text:p>0.0010328292846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04331970214844">
                <text:p>0.0010433197021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08242034912109">
                <text:p>0.0010824203491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8432769775391">
                <text:p>0.0010843276977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11103057861328">
                <text:p>0.0011110305786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16539001464844">
                <text:p>0.00116539001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31654739379883">
                <text:p>0.0013165473937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90489196777344">
                <text:p>0.002904891967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73506641387939">
                <text:p>0.0273506641387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13212871551514">
                <text:p>0.031321287155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19094657897949">
                <text:p>0.031909465789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34289073944092">
                <text:p>0.0334289073944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36837768554687">
                <text:p>0.033683776855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56438159942627">
                <text:p>0.035643815994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8268940151086">
                <text:p>0.71826894015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77063751220703">
                <text:p>0.0377063751220703</text:p>
              </table:table-cell>
              <table:table-cell office:value-type="float" office:value="0.794972589287879">
                <text:p>0.7949725892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83362770080566">
                <text:p>0.038336277008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87213230133057">
                <text:p>0.038721323013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93359661102295">
                <text:p>0.0393359661102295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03907299041748">
                <text:p>0.0403907299041748</text:p>
              </table:table-cell>
              <table:table-cell office:value-type="float" office:value="0.839674271537755">
                <text:p>0.839674271537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0494441986084">
                <text:p>0.040494441986084</text:p>
              </table:table-cell>
              <table:table-cell office:value-type="float" office:value="0.712504195751092">
                <text:p>0.71250419575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06348705291748">
                <text:p>0.0406348705291748</text:p>
              </table:table-cell>
              <table:table-cell office:value-type="float" office:value="0.964705163331477">
                <text:p>0.96470516333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1677713394165">
                <text:p>0.041677713394165</text:p>
              </table:table-cell>
              <table:table-cell office:value-type="float" office:value="0.776823525560999">
                <text:p>0.77682352556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21521663665772">
                <text:p>0.0421521663665772</text:p>
              </table:table-cell>
              <table:table-cell office:value-type="float" office:value="0.989814857650122">
                <text:p>0.98981485765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38990592956543">
                <text:p>0.043899059295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071117686536">
                <text:p>0.66407111768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45625782012939">
                <text:p>0.0445625782012939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49035167694092">
                <text:p>0.0449035167694092</text:p>
              </table:table-cell>
              <table:table-cell office:value-type="float" office:value="1.05245937778799">
                <text:p>1.0524593777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49974536895752">
                <text:p>0.044997453689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475425430342">
                <text:p>0.66547542543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50596809387207">
                <text:p>0.0450596809387207</text:p>
              </table:table-cell>
              <table:table-cell office:value-type="float" office:value="0.831525204795315">
                <text:p>0.83152520479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67042922973633">
                <text:p>0.0467042922973633</text:p>
              </table:table-cell>
              <table:table-cell office:value-type="float" office:value="0.854899072755561">
                <text:p>0.85489907275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70545291900635">
                <text:p>0.047054529190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484605123413">
                <text:p>0.68148460512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71034049987793">
                <text:p>0.0471034049987793</text:p>
              </table:table-cell>
              <table:table-cell office:value-type="float" office:value="0.849405354045708">
                <text:p>0.84940535404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73172664642334">
                <text:p>0.0473172664642334</text:p>
              </table:table-cell>
              <table:table-cell office:value-type="float" office:value="0.850204904811443">
                <text:p>0.85020490481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88157272338867">
                <text:p>0.048815727233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9135684967041">
                <text:p>0.049135684967041</text:p>
              </table:table-cell>
              <table:table-cell office:value-type="float" office:value="0.875190765887268">
                <text:p>0.87519076588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60293197631836">
                <text:p>0.056029319763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96639050893">
                <text:p>0.68996639050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6178092956543">
                <text:p>0.05617809295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29439353942871">
                <text:p>0.062943935394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273021525093">
                <text:p>0.68427302152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36272430419922">
                <text:p>0.063627243041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057442054621">
                <text:p>0.66605744205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94346427917481">
                <text:p>0.0694346427917481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710263252258301">
                <text:p>0.0710263252258301</text:p>
              </table:table-cell>
              <table:table-cell office:value-type="float" office:value="0.83588572785723">
                <text:p>0.8358857278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15513229370117">
                <text:p>0.071551322937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1106892213007">
                <text:p>0.67110689221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29629993438721">
                <text:p>0.0729629993438721</text:p>
              </table:table-cell>
              <table:table-cell office:value-type="float" office:value="0.675833038783194">
                <text:p>0.67583303878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47077465057373">
                <text:p>0.0747077465057373</text:p>
              </table:table-cell>
              <table:table-cell office:value-type="float" office:value="0.709398728593082">
                <text:p>0.70939872859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57827758789063">
                <text:p>0.0757827758789063</text:p>
              </table:table-cell>
              <table:table-cell office:value-type="float" office:value="0.787958916537713">
                <text:p>0.787958916537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63208866119385">
                <text:p>0.0763208866119385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83603191375732">
                <text:p>0.0783603191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330579892844">
                <text:p>0.61033057989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785467624664307">
                <text:p>0.078546762466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553884417091">
                <text:p>0.66655388441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94072151184082">
                <text:p>0.0794072151184082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804100036621094">
                <text:p>0.0804100036621094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05611610412598">
                <text:p>0.0805611610412598</text:p>
              </table:table-cell>
              <table:table-cell office:value-type="float" office:value="0.675985621362195">
                <text:p>0.67598562136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12036991119385">
                <text:p>0.081203699111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638650459931">
                <text:p>0.68363865045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45730304718018">
                <text:p>0.0845730304718018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73463153839111">
                <text:p>0.087346315383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76500511169434">
                <text:p>0.097650051116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017762119345">
                <text:p>0.66401776211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77282524108887">
                <text:p>0.097728252410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434975746505">
                <text:p>0.608434975746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2917671203613">
                <text:p>0.102917671203613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05314493179321">
                <text:p>0.10531449317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03723427933">
                <text:p>0.67690372342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582423210144">
                <text:p>0.10582423210144</text:p>
              </table:table-cell>
              <table:table-cell office:value-type="float" office:value="0.730807854223759">
                <text:p>0.73080785422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08787775039673">
                <text:p>0.108787775039673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08923673629761">
                <text:p>0.108923673629761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12126588821411">
                <text:p>0.112126588821411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13126277923584">
                <text:p>0.113126277923584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18918657302856">
                <text:p>0.11891865730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330579892844">
                <text:p>0.61033057989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1335029602051">
                <text:p>0.12133502960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1441125869751">
                <text:p>0.12144112586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21641159057617">
                <text:p>0.12164115905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22289180755615">
                <text:p>0.12228918075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22574329376221">
                <text:p>0.122574329376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23018264770508">
                <text:p>0.12301826477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763670844395">
                <text:p>0.683763670844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3172044754028">
                <text:p>0.12317204475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969086745038">
                <text:p>0.66496908674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3334407806396">
                <text:p>0.123334407806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2557053565979">
                <text:p>0.1255705356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871180474018">
                <text:p>0.665871180474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26072645187378">
                <text:p>0.12607264518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26135349273682">
                <text:p>0.12613534927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26254081726074">
                <text:p>0.12625408172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26685857772827">
                <text:p>0.12668585777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885544231951">
                <text:p>0.665885544231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27050638198853">
                <text:p>0.12705063819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27179622650146">
                <text:p>0.12717962265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7519369125366">
                <text:p>0.12751936912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27820014953613">
                <text:p>0.12782001495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27849817276001">
                <text:p>0.12784981727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933703124715">
                <text:p>0.62893370312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28110647201538">
                <text:p>0.12811064720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2903361214398">
                <text:p>0.722903361214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28359317779541">
                <text:p>0.1283593177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29014015197754">
                <text:p>0.129014015197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29230260848999">
                <text:p>0.12923026084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9401683807373">
                <text:p>0.12940168380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0065679550171">
                <text:p>0.13006567955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85835853308">
                <text:p>0.68785835853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0450010299683">
                <text:p>0.13045001029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566255569458">
                <text:p>0.1356625556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5879993438721">
                <text:p>0.135879993438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6467456817627">
                <text:p>0.13646745681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6768579483032">
                <text:p>0.136768579483032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0344619750977">
                <text:p>0.14034461975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740639636203">
                <text:p>0.66574063963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1560316085815">
                <text:p>0.141560316085815</text:p>
              </table:table-cell>
              <table:table-cell office:value-type="float" office:value="0.739490205785149">
                <text:p>0.73949020578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46803855895996">
                <text:p>0.146803855895996</text:p>
              </table:table-cell>
              <table:table-cell office:value-type="float" office:value="0.822146623511829">
                <text:p>0.82214662351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47936105728149">
                <text:p>0.14793610572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844994147211">
                <text:p>0.61884499414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9971723556519">
                <text:p>0.149971723556519</text:p>
              </table:table-cell>
              <table:table-cell office:value-type="float" office:value="0.692701085338488">
                <text:p>0.69270108533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0635957717896">
                <text:p>0.15063595771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04626531515">
                <text:p>0.6910462653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9750699996948">
                <text:p>0.15975069999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692914410813">
                <text:p>0.61469291441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1049604415894">
                <text:p>0.16104960441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03723427933">
                <text:p>0.676903723427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425633430481">
                <text:p>0.16425633430481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6099071502686">
                <text:p>0.16609907150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232877740932">
                <text:p>0.64123287774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74008131027222">
                <text:p>0.174008131027222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7622184753418">
                <text:p>0.17622184753418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86283111572266">
                <text:p>0.18628311157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654902573342">
                <text:p>0.61565490257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88572406768799">
                <text:p>0.18857240676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019993817088">
                <text:p>0.640019993817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02374935150146">
                <text:p>0.202374935150146</text:p>
              </table:table-cell>
              <table:table-cell office:value-type="float" office:value="0.822146623511829">
                <text:p>0.82214662351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03400373458862">
                <text:p>0.203400373458862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7568168640137">
                <text:p>0.20756816864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255436562292">
                <text:p>0.60925543656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20274925231934">
                <text:p>0.220274925231934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20389604568481">
                <text:p>0.22038960456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122582941411">
                <text:p>0.60412258294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93381690979">
                <text:p>0.229338169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974183748192">
                <text:p>0.66197418374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31939792633057">
                <text:p>0.231939792633057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35538244247437">
                <text:p>0.235538244247437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44444608688354">
                <text:p>0.24444460868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797209745707">
                <text:p>0.61479720974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3695955276489">
                <text:p>0.26369595527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720375342469">
                <text:p>0.59872037534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63887643814087">
                <text:p>0.263887643814087</text:p>
              </table:table-cell>
              <table:table-cell office:value-type="float" office:value="0.846377245269288">
                <text:p>0.846377245269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64377593994141">
                <text:p>0.264377593994141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8900408744812">
                <text:p>0.2890040874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719643005832">
                <text:p>0.59971964300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90857315063477">
                <text:p>0.290857315063477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03987503051758">
                <text:p>0.303987503051758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3953876495361">
                <text:p>0.31395387649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137202183956">
                <text:p>0.60513720218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6640605926514">
                <text:p>0.326640605926514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7742099761963">
                <text:p>0.32774209976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829434322501">
                <text:p>0.60282943432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45727682113647">
                <text:p>0.345727682113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620664439407">
                <text:p>0.627620664439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6304864883423">
                <text:p>0.376304864883423</text:p>
              </table:table-cell>
              <table:table-cell office:value-type="float" office:value="0.712327375406837">
                <text:p>0.71232737540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6874923706055">
                <text:p>0.37687492370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890683048">
                <text:p>0.58889068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78162384033203">
                <text:p>0.378162384033203</text:p>
              </table:table-cell>
              <table:table-cell office:value-type="float" office:value="0.88067478648435">
                <text:p>0.8806747864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93654346466064">
                <text:p>0.39365434646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625134798807">
                <text:p>0.61062513479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6904945373535">
                <text:p>0.396904945373535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36597347259522">
                <text:p>0.43659734725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6916428448">
                <text:p>0.5961691642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37669038772583">
                <text:p>0.437669038772583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9341058731079">
                <text:p>0.44934105873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290916219283">
                <text:p>0.60129091621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84199523925781">
                <text:p>0.484199523925781</text:p>
              </table:table-cell>
              <table:table-cell office:value-type="float" office:value="0.775802178234178">
                <text:p>0.77580217823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90449666976929">
                <text:p>0.49044966697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154184553101">
                <text:p>0.60415418455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2098560333252">
                <text:p>0.52098560333252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25922060012817">
                <text:p>0.52592206001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03723427933">
                <text:p>0.676903723427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26991367340088">
                <text:p>0.52699136734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465087762232">
                <text:p>0.64746508776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28396368026733">
                <text:p>0.528396368026733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3362250328064">
                <text:p>0.5336225032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856072562913">
                <text:p>0.66785607256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37890672683716">
                <text:p>0.53789067268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278907928822">
                <text:p>0.669278907928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56359529495239">
                <text:p>0.55635952949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119628572834">
                <text:p>0.58911962857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60597896575928">
                <text:p>0.560597896575928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7578444480896">
                <text:p>0.5757844448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03723427933">
                <text:p>0.676903723427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85124969482422">
                <text:p>0.58512496948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03723427933">
                <text:p>0.676903723427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7181558609009">
                <text:p>0.597181558609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639441105585">
                <text:p>0.58963944110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01428747177124">
                <text:p>0.60142874717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336879765194">
                <text:p>0.701336879765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06818437576294">
                <text:p>0.6068184375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9122539016487">
                <text:p>0.66912253901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08160257339478">
                <text:p>0.608160257339478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18584394454956">
                <text:p>0.61858439445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32455348968506">
                <text:p>0.632455348968506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44690990447998">
                <text:p>0.64469099044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679358972085">
                <text:p>0.59667935897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60430431365967">
                <text:p>0.66043043136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7095600537851">
                <text:p>0.69709560053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81416034698486">
                <text:p>0.68141603469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455614860387">
                <text:p>0.59545561486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96288824081421">
                <text:p>0.696288824081421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25856781005859">
                <text:p>0.72585678100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563762956276">
                <text:p>0.68356376295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30149507522583">
                <text:p>0.73014950752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037296413608">
                <text:p>0.59103729641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308509349823">
                <text:p>0.7308509349823</text:p>
              </table:table-cell>
              <table:table-cell office:value-type="float" office:value="0.822146623511829">
                <text:p>0.82214662351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00569295883179">
                <text:p>0.800569295883179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1724433898926">
                <text:p>0.80172443389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03663114124">
                <text:p>0.5860366311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07925462722778">
                <text:p>0.807925462722778</text:p>
              </table:table-cell>
              <table:table-cell office:value-type="float" office:value="NaN">
                <text:p>NaN</text:p>
              </table:table-cell>
              <table:table-cell office:value-type="float" office:value="0.666218473826645">
                <text:p>0.66621847382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1350564956665">
                <text:p>0.81350564956665</text:p>
              </table:table-cell>
              <table:table-cell office:value-type="float" office:value="NaN">
                <text:p>NaN</text:p>
              </table:table-cell>
              <table:table-cell office:value-type="float" office:value="0.66971743823554">
                <text:p>0.6697174382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15685749053955">
                <text:p>0.815685749053955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23107004165649">
                <text:p>0.823107004165649</text:p>
              </table:table-cell>
              <table:table-cell office:value-type="float" office:value="NaN">
                <text:p>NaN</text:p>
              </table:table-cell>
              <table:table-cell office:value-type="float" office:value="0.665564106583025">
                <text:p>0.66556410658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27643871307373">
                <text:p>0.827643871307373</text:p>
              </table:table-cell>
              <table:table-cell office:value-type="float" office:value="NaN">
                <text:p>NaN</text:p>
              </table:table-cell>
              <table:table-cell office:value-type="float" office:value="0.665126908771681">
                <text:p>0.66512690877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28203678131104">
                <text:p>0.828203678131104</text:p>
              </table:table-cell>
              <table:table-cell office:value-type="float" office:value="NaN">
                <text:p>NaN</text:p>
              </table:table-cell>
              <table:table-cell office:value-type="float" office:value="0.694914489137898">
                <text:p>0.69491448913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29389095306397">
                <text:p>0.829389095306397</text:p>
              </table:table-cell>
              <table:table-cell office:value-type="float" office:value="NaN">
                <text:p>NaN</text:p>
              </table:table-cell>
              <table:table-cell office:value-type="float" office:value="0.703199941909203">
                <text:p>0.703199941909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31447124481201">
                <text:p>0.831447124481201</text:p>
              </table:table-cell>
              <table:table-cell office:value-type="float" office:value="NaN">
                <text:p>NaN</text:p>
              </table:table-cell>
              <table:table-cell office:value-type="float" office:value="0.680123468215899">
                <text:p>0.6801234682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31568002700806">
                <text:p>0.831568002700806</text:p>
              </table:table-cell>
              <table:table-cell office:value-type="float" office:value="NaN">
                <text:p>NaN</text:p>
              </table:table-cell>
              <table:table-cell office:value-type="float" office:value="0.66960969649578">
                <text:p>0.6696096964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32454919815064">
                <text:p>0.832454919815064</text:p>
              </table:table-cell>
              <table:table-cell office:value-type="float" office:value="NaN">
                <text:p>NaN</text:p>
              </table:table-cell>
              <table:table-cell office:value-type="float" office:value="0.667071815566632">
                <text:p>0.66707181556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35724115371704">
                <text:p>0.835724115371704</text:p>
              </table:table-cell>
              <table:table-cell office:value-type="float" office:value="NaN">
                <text:p>NaN</text:p>
              </table:table-cell>
              <table:table-cell office:value-type="float" office:value="0.67675893681766">
                <text:p>0.6767589368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36519956588745">
                <text:p>0.836519956588745</text:p>
              </table:table-cell>
              <table:table-cell office:value-type="float" office:value="NaN">
                <text:p>NaN</text:p>
              </table:table-cell>
              <table:table-cell office:value-type="float" office:value="0.761059742955821">
                <text:p>0.761059742955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37456703186035">
                <text:p>0.837456703186035</text:p>
              </table:table-cell>
              <table:table-cell office:value-type="float" office:value="NaN">
                <text:p>NaN</text:p>
              </table:table-cell>
              <table:table-cell office:value-type="float" office:value="0.693461682531267">
                <text:p>0.69346168253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7675333023071">
                <text:p>0.837675333023071</text:p>
              </table:table-cell>
              <table:table-cell office:value-type="float" office:value="NaN">
                <text:p>NaN</text:p>
              </table:table-cell>
              <table:table-cell office:value-type="float" office:value="0.665669997913792">
                <text:p>0.66566999791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42054128646851">
                <text:p>0.842054128646851</text:p>
              </table:table-cell>
              <table:table-cell office:value-type="float" office:value="NaN">
                <text:p>NaN</text:p>
              </table:table-cell>
              <table:table-cell office:value-type="float" office:value="0.665614931131973">
                <text:p>0.66561493113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4307599067688">
                <text:p>0.84307599067688</text:p>
              </table:table-cell>
              <table:table-cell office:value-type="float" office:value="NaN">
                <text:p>NaN</text:p>
              </table:table-cell>
              <table:table-cell office:value-type="float" office:value="0.667019571335263">
                <text:p>0.66701957133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43270063400269">
                <text:p>0.84327006340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471356819847">
                <text:p>0.59047135681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3500852584839">
                <text:p>0.843500852584839</text:p>
              </table:table-cell>
              <table:table-cell office:value-type="float" office:value="NaN">
                <text:p>NaN</text:p>
              </table:table-cell>
              <table:table-cell office:value-type="float" office:value="0.717039187870427">
                <text:p>0.71703918787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3716144561768">
                <text:p>0.843716144561768</text:p>
              </table:table-cell>
              <table:table-cell office:value-type="float" office:value="NaN">
                <text:p>NaN</text:p>
              </table:table-cell>
              <table:table-cell office:value-type="float" office:value="0.664048681975617">
                <text:p>0.66404868197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4217300415039">
                <text:p>0.844217300415039</text:p>
              </table:table-cell>
              <table:table-cell office:value-type="float" office:value="NaN">
                <text:p>NaN</text:p>
              </table:table-cell>
              <table:table-cell office:value-type="float" office:value="0.668390653830428">
                <text:p>0.66839065383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4745397567749">
                <text:p>0.844745397567749</text:p>
              </table:table-cell>
              <table:table-cell office:value-type="float" office:value="NaN">
                <text:p>NaN</text:p>
              </table:table-cell>
              <table:table-cell office:value-type="float" office:value="0.74422660144437">
                <text:p>0.7442266014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4916105270386">
                <text:p>0.844916105270386</text:p>
              </table:table-cell>
              <table:table-cell office:value-type="float" office:value="NaN">
                <text:p>NaN</text:p>
              </table:table-cell>
              <table:table-cell office:value-type="float" office:value="0.676987731581368">
                <text:p>0.67698773158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5237731933594">
                <text:p>0.845237731933594</text:p>
              </table:table-cell>
              <table:table-cell office:value-type="float" office:value="NaN">
                <text:p>NaN</text:p>
              </table:table-cell>
              <table:table-cell office:value-type="float" office:value="0.700567343190601">
                <text:p>0.70056734319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46139669418335">
                <text:p>0.846139669418335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47471475601196">
                <text:p>0.847471475601196</text:p>
              </table:table-cell>
              <table:table-cell office:value-type="float" office:value="NaN">
                <text:p>NaN</text:p>
              </table:table-cell>
              <table:table-cell office:value-type="float" office:value="0.667045877937509">
                <text:p>0.66704587793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7797632217407">
                <text:p>0.847797632217407</text:p>
              </table:table-cell>
              <table:table-cell office:value-type="float" office:value="NaN">
                <text:p>NaN</text:p>
              </table:table-cell>
              <table:table-cell office:value-type="float" office:value="0.717961632037945">
                <text:p>0.717961632037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47902774810791">
                <text:p>0.847902774810791</text:p>
              </table:table-cell>
              <table:table-cell office:value-type="float" office:value="0.598735111438677">
                <text:p>0.598735111438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48828792572022">
                <text:p>0.848828792572022</text:p>
              </table:table-cell>
              <table:table-cell office:value-type="float" office:value="NaN">
                <text:p>NaN</text:p>
              </table:table-cell>
              <table:table-cell office:value-type="float" office:value="0.679741136360716">
                <text:p>0.67974113636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9013328552246">
                <text:p>0.849013328552246</text:p>
              </table:table-cell>
              <table:table-cell office:value-type="float" office:value="NaN">
                <text:p>NaN</text:p>
              </table:table-cell>
              <table:table-cell office:value-type="float" office:value="0.673301250214068">
                <text:p>0.67330125021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50258111953735">
                <text:p>0.850258111953735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54153633117676">
                <text:p>0.854153633117676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54154586791992">
                <text:p>0.854154586791992</text:p>
              </table:table-cell>
              <table:table-cell office:value-type="float" office:value="NaN">
                <text:p>NaN</text:p>
              </table:table-cell>
              <table:table-cell office:value-type="float" office:value="0.73394115970479">
                <text:p>0.7339411597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56034278869629">
                <text:p>0.856034278869629</text:p>
              </table:table-cell>
              <table:table-cell office:value-type="float" office:value="NaN">
                <text:p>NaN</text:p>
              </table:table-cell>
              <table:table-cell office:value-type="float" office:value="0.736491975379252">
                <text:p>0.73649197537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7437133789063">
                <text:p>0.857437133789063</text:p>
              </table:table-cell>
              <table:table-cell office:value-type="float" office:value="NaN">
                <text:p>NaN</text:p>
              </table:table-cell>
              <table:table-cell office:value-type="float" office:value="0.669044154587386">
                <text:p>0.669044154587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60884428024292">
                <text:p>0.860884428024292</text:p>
              </table:table-cell>
              <table:table-cell office:value-type="float" office:value="NaN">
                <text:p>NaN</text:p>
              </table:table-cell>
              <table:table-cell office:value-type="float" office:value="0.681444303964519">
                <text:p>0.68144430396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61145496368408">
                <text:p>0.861145496368408</text:p>
              </table:table-cell>
              <table:table-cell office:value-type="float" office:value="NaN">
                <text:p>NaN</text:p>
              </table:table-cell>
              <table:table-cell office:value-type="float" office:value="0.712401731508511">
                <text:p>0.7124017315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64833831787109">
                <text:p>0.864833831787109</text:p>
              </table:table-cell>
              <table:table-cell office:value-type="float" office:value="NaN">
                <text:p>NaN</text:p>
              </table:table-cell>
              <table:table-cell office:value-type="float" office:value="0.678583115724444">
                <text:p>0.67858311572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70593309402466">
                <text:p>0.870593309402466</text:p>
              </table:table-cell>
              <table:table-cell office:value-type="float" office:value="NaN">
                <text:p>NaN</text:p>
              </table:table-cell>
              <table:table-cell office:value-type="float" office:value="0.7000079320026">
                <text:p>0.700007932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70779514312744">
                <text:p>0.870779514312744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71312141418457">
                <text:p>0.871312141418457</text:p>
              </table:table-cell>
              <table:table-cell office:value-type="float" office:value="NaN">
                <text:p>NaN</text:p>
              </table:table-cell>
              <table:table-cell office:value-type="float" office:value="0.668262324840459">
                <text:p>0.66826232484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71322870254517">
                <text:p>0.871322870254517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7194037437439">
                <text:p>0.87194037437439</text:p>
              </table:table-cell>
              <table:table-cell office:value-type="float" office:value="NaN">
                <text:p>NaN</text:p>
              </table:table-cell>
              <table:table-cell office:value-type="float" office:value="0.725475042468955">
                <text:p>0.72547504246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72650861740112">
                <text:p>0.872650861740112</text:p>
              </table:table-cell>
              <table:table-cell office:value-type="float" office:value="NaN">
                <text:p>NaN</text:p>
              </table:table-cell>
              <table:table-cell office:value-type="float" office:value="0.668370523023652">
                <text:p>0.66837052302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7282133102417">
                <text:p>0.87282133102417</text:p>
              </table:table-cell>
              <table:table-cell office:value-type="float" office:value="NaN">
                <text:p>NaN</text:p>
              </table:table-cell>
              <table:table-cell office:value-type="float" office:value="0.669489928194411">
                <text:p>0.66948992819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74607563018799">
                <text:p>0.874607563018799</text:p>
              </table:table-cell>
              <table:table-cell office:value-type="float" office:value="NaN">
                <text:p>NaN</text:p>
              </table:table-cell>
              <table:table-cell office:value-type="float" office:value="0.713230841000336">
                <text:p>0.71323084100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77276182174683">
                <text:p>0.877276182174683</text:p>
              </table:table-cell>
              <table:table-cell office:value-type="float" office:value="NaN">
                <text:p>NaN</text:p>
              </table:table-cell>
              <table:table-cell office:value-type="float" office:value="0.689905248614771">
                <text:p>0.689905248614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7938928604126">
                <text:p>0.87938928604126</text:p>
              </table:table-cell>
              <table:table-cell office:value-type="float" office:value="NaN">
                <text:p>NaN</text:p>
              </table:table-cell>
              <table:table-cell office:value-type="float" office:value="0.721551224100146">
                <text:p>0.7215512241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7987208366394">
                <text:p>0.87987208366394</text:p>
              </table:table-cell>
              <table:table-cell office:value-type="float" office:value="0.664378954616333">
                <text:p>0.66437895461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79890203475952">
                <text:p>0.879890203475952</text:p>
              </table:table-cell>
              <table:table-cell office:value-type="float" office:value="NaN">
                <text:p>NaN</text:p>
              </table:table-cell>
              <table:table-cell office:value-type="float" office:value="0.723947367652698">
                <text:p>0.72394736765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81665706634522">
                <text:p>0.881665706634522</text:p>
              </table:table-cell>
              <table:table-cell office:value-type="float" office:value="NaN">
                <text:p>NaN</text:p>
              </table:table-cell>
              <table:table-cell office:value-type="float" office:value="0.668502561941009">
                <text:p>0.66850256194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81822347640991">
                <text:p>0.881822347640991</text:p>
              </table:table-cell>
              <table:table-cell office:value-type="float" office:value="NaN">
                <text:p>NaN</text:p>
              </table:table-cell>
              <table:table-cell office:value-type="float" office:value="0.688912836543644">
                <text:p>0.68891283654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84990215301514">
                <text:p>0.884990215301514</text:p>
              </table:table-cell>
              <table:table-cell office:value-type="float" office:value="NaN">
                <text:p>NaN</text:p>
              </table:table-cell>
              <table:table-cell office:value-type="float" office:value="0.77173563948068">
                <text:p>0.77173563948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85323047637939">
                <text:p>0.885323047637939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86436939239502">
                <text:p>0.886436939239502</text:p>
              </table:table-cell>
              <table:table-cell office:value-type="float" office:value="NaN">
                <text:p>NaN</text:p>
              </table:table-cell>
              <table:table-cell office:value-type="float" office:value="0.727745562270751">
                <text:p>0.72774556227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91446828842163">
                <text:p>0.891446828842163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93290758132935">
                <text:p>0.893290758132935</text:p>
              </table:table-cell>
              <table:table-cell office:value-type="float" office:value="NaN">
                <text:p>NaN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97376775741577">
                <text:p>0.897376775741577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98111820220947">
                <text:p>0.898111820220947</text:p>
              </table:table-cell>
              <table:table-cell office:value-type="float" office:value="NaN">
                <text:p>NaN</text:p>
              </table:table-cell>
              <table:table-cell office:value-type="float" office:value="0.667871015404117">
                <text:p>0.66787101540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02510166168213">
                <text:p>0.902510166168213</text:p>
              </table:table-cell>
              <table:table-cell office:value-type="float" office:value="NaN">
                <text:p>NaN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12707090377808">
                <text:p>0.91270709037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43185382383">
                <text:p>0.5874318538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49933767318726">
                <text:p>0.949933767318726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0377206802368">
                <text:p>0.970377206802368</text:p>
              </table:table-cell>
              <table:table-cell office:value-type="float" office:value="NaN">
                <text:p>NaN</text:p>
              </table:table-cell>
              <table:table-cell office:value-type="float" office:value="0.775789088749383">
                <text:p>0.77578908874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00872683525085">
                <text:p>1.00872683525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89494393981">
                <text:p>0.5868949439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0911951065063">
                <text:p>1.00911951065063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507435798645">
                <text:p>1.0507435798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10042074799">
                <text:p>0.5951004207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1997866630554">
                <text:p>1.11997866630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561664394754">
                <text:p>0.59156166439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5393376350403">
                <text:p>1.15393376350403</text:p>
              </table:table-cell>
              <table:table-cell office:value-type="float" office:value="0.678277081184747">
                <text:p>0.67827708118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9020247459412">
                <text:p>1.1902024745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278522690548">
                <text:p>0.665278522690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922070980072">
                <text:p>1.192207098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057442054621">
                <text:p>0.666057442054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20020318031311">
                <text:p>1.2002031803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753796963247">
                <text:p>0.58675379696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071578502655">
                <text:p>1.207157850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24156837142">
                <text:p>0.66624156837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2439169883728">
                <text:p>1.2243916988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592978809273">
                <text:p>0.664592978809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3135447502136">
                <text:p>1.2313544750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03723427933">
                <text:p>0.676903723427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23707509040833">
                <text:p>1.2370750904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438857084515">
                <text:p>0.681438857084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24253106117249">
                <text:p>1.24253106117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04619880661">
                <text:p>0.66404619880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5582027435303">
                <text:p>1.2558202743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201662410137">
                <text:p>0.667201662410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25618052482605">
                <text:p>1.25618052482605</text:p>
              </table:table-cell>
              <table:table-cell office:value-type="float" office:value="0.613949803425264">
                <text:p>0.61394980342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27343606948853">
                <text:p>1.2734360694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680622168311">
                <text:p>0.667680622168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7347254753113">
                <text:p>1.2734725475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1531085836864">
                <text:p>0.67153108583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27519154548645">
                <text:p>1.27519154548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3899265014522">
                <text:p>0.673899265014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28080201148987">
                <text:p>1.2808020114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890864740781">
                <text:p>0.5789086474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8749680519104">
                <text:p>1.28749680519104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193941116333">
                <text:p>1.319394111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025441119937">
                <text:p>0.66402544111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210973739624">
                <text:p>1.321097373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2611939222126">
                <text:p>0.69261193922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3374285697937">
                <text:p>1.33374285697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03723427933">
                <text:p>0.676903723427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619875907898">
                <text:p>1.3619875907898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7974405288696">
                <text:p>1.37974405288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766096355516">
                <text:p>0.58976609635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48568034172058">
                <text:p>1.4856803417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902015610126">
                <text:p>0.63590201561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1238369941711">
                <text:p>1.51238369941711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517578125">
                <text:p>1.5517578125</text:p>
              </table:table-cell>
              <table:table-cell office:value-type="float" office:value="NaN">
                <text:p>NaN</text:p>
              </table:table-cell>
              <table:table-cell office:value-type="float" office:value="0.668802341046077">
                <text:p>0.66880234104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5374073982239">
                <text:p>1.55374073982239</text:p>
              </table:table-cell>
              <table:table-cell office:value-type="float" office:value="NaN">
                <text:p>NaN</text:p>
              </table:table-cell>
              <table:table-cell office:value-type="float" office:value="0.712327375406837">
                <text:p>0.71232737540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5462861061096">
                <text:p>1.55462861061096</text:p>
              </table:table-cell>
              <table:table-cell office:value-type="float" office:value="NaN">
                <text:p>NaN</text:p>
              </table:table-cell>
              <table:table-cell office:value-type="float" office:value="0.676987697492787">
                <text:p>0.67698769749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661084651947">
                <text:p>1.5661084651947</text:p>
              </table:table-cell>
              <table:table-cell office:value-type="float" office:value="NaN">
                <text:p>NaN</text:p>
              </table:table-cell>
              <table:table-cell office:value-type="float" office:value="0.604856640642903">
                <text:p>0.60485664064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6971335411072">
                <text:p>1.56971335411072</text:p>
              </table:table-cell>
              <table:table-cell office:value-type="float" office:value="NaN">
                <text:p>NaN</text:p>
              </table:table-cell>
              <table:table-cell office:value-type="float" office:value="0.690097291063104">
                <text:p>0.69009729106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716769695282">
                <text:p>1.5716769695282</text:p>
              </table:table-cell>
              <table:table-cell office:value-type="float" office:value="NaN">
                <text:p>NaN</text:p>
              </table:table-cell>
              <table:table-cell office:value-type="float" office:value="0.669847339147451">
                <text:p>0.66984733914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7997751235962">
                <text:p>1.5799775123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742926709393">
                <text:p>0.58674292670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8677959442139">
                <text:p>1.58677959442139</text:p>
              </table:table-cell>
              <table:table-cell office:value-type="float" office:value="NaN">
                <text:p>NaN</text:p>
              </table:table-cell>
              <table:table-cell office:value-type="float" office:value="0.665126785053628">
                <text:p>0.66512678505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8969831466675">
                <text:p>1.58969831466675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9309887886047">
                <text:p>1.59309887886047</text:p>
              </table:table-cell>
              <table:table-cell office:value-type="float" office:value="NaN">
                <text:p>NaN</text:p>
              </table:table-cell>
              <table:table-cell office:value-type="float" office:value="0.674640757523393">
                <text:p>0.674640757523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0301661491394">
                <text:p>1.60301661491394</text:p>
              </table:table-cell>
              <table:table-cell office:value-type="float" office:value="NaN">
                <text:p>NaN</text:p>
              </table:table-cell>
              <table:table-cell office:value-type="float" office:value="0.712327375406837">
                <text:p>0.71232737540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62176489830017">
                <text:p>1.62176489830017</text:p>
              </table:table-cell>
              <table:table-cell office:value-type="float" office:value="0.712327375406837">
                <text:p>0.71232737540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68701386451721">
                <text:p>1.6870138645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785548512506">
                <text:p>0.57478554851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1484112739563">
                <text:p>1.71484112739563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81947827339172">
                <text:p>1.8194782733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804413726162">
                <text:p>0.58280441372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84641742706299">
                <text:p>1.8464174270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391764756436">
                <text:p>0.664391764756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86193799972534">
                <text:p>1.8619379997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592414779795">
                <text:p>0.665592414779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7131834030151">
                <text:p>1.8713183403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365413794539">
                <text:p>0.666365413794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87581372261047">
                <text:p>1.87581372261047</text:p>
              </table:table-cell>
              <table:table-cell office:value-type="float" office:value="0.670810409459573">
                <text:p>0.67081040945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90603828430176">
                <text:p>1.9060382843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973418482361">
                <text:p>0.678973418482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91466403007507">
                <text:p>1.9146640300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225855072663">
                <text:p>0.59422585507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91831254959106">
                <text:p>1.91831254959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534294932598">
                <text:p>0.623534294932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9205219745636">
                <text:p>1.9205219745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545737596031">
                <text:p>0.665545737596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96323561668396">
                <text:p>1.96323561668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147630819909">
                <text:p>0.687147630819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01073098182678">
                <text:p>2.0107309818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903723427933">
                <text:p>0.676903723427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0139946937561">
                <text:p>2.013994693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48326831761">
                <text:p>0.66564832683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05417895317078">
                <text:p>2.05417895317078</text:p>
              </table:table-cell>
              <table:table-cell office:value-type="float" office:value="0.666657624394222">
                <text:p>0.66665762439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06799221038818">
                <text:p>2.0679922103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763078109173">
                <text:p>0.580763078109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08424592018127">
                <text:p>2.08424592018127</text:p>
              </table:table-cell>
              <table:table-cell office:value-type="float" office:value="0.822146623511829">
                <text:p>0.82214662351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19146275520325">
                <text:p>2.19146275520325</text:p>
              </table:table-cell>
              <table:table-cell office:value-type="float" office:value="NaN">
                <text:p>NaN</text:p>
              </table:table-cell>
              <table:table-cell office:value-type="float" office:value="0.664385367265864">
                <text:p>0.66438536726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20770049095154">
                <text:p>2.20770049095154</text:p>
              </table:table-cell>
              <table:table-cell office:value-type="float" office:value="NaN">
                <text:p>NaN</text:p>
              </table:table-cell>
              <table:table-cell office:value-type="float" office:value="0.664090696472269">
                <text:p>0.66409069647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21778726577759">
                <text:p>2.21778726577759</text:p>
              </table:table-cell>
              <table:table-cell office:value-type="float" office:value="NaN">
                <text:p>NaN</text:p>
              </table:table-cell>
              <table:table-cell office:value-type="float" office:value="0.699934292882399">
                <text:p>0.69993429288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22369933128357">
                <text:p>2.223699331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50783969345">
                <text:p>0.5815078396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24392700195312">
                <text:p>2.24392700195312</text:p>
              </table:table-cell>
              <table:table-cell office:value-type="float" office:value="NaN">
                <text:p>NaN</text:p>
              </table:table-cell>
              <table:table-cell office:value-type="float" office:value="0.666882223468995">
                <text:p>0.666882223468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25481104850769">
                <text:p>2.25481104850769</text:p>
              </table:table-cell>
              <table:table-cell office:value-type="float" office:value="NaN">
                <text:p>NaN</text:p>
              </table:table-cell>
              <table:table-cell office:value-type="float" office:value="0.664759021440105">
                <text:p>0.66475902144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27091217041016">
                <text:p>2.27091217041016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31637239456177">
                <text:p>2.31637239456177</text:p>
              </table:table-cell>
              <table:table-cell office:value-type="float" office:value="NaN">
                <text:p>NaN</text:p>
              </table:table-cell>
              <table:table-cell office:value-type="float" office:value="0.608897763635787">
                <text:p>0.60889776363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38522410392761">
                <text:p>2.3852241039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90025041267">
                <text:p>0.5799002504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43110609054565">
                <text:p>2.43110609054565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48963737487793">
                <text:p>2.4896373748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7388421203963">
                <text:p>0.697388421203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49619174003601">
                <text:p>2.4961917400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53084882578">
                <text:p>0.66875308488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54190611839294">
                <text:p>2.5419061183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722337798897">
                <text:p>0.56972233779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59453201293945">
                <text:p>2.5945320129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995812232421">
                <text:p>0.666995812232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62507438659668">
                <text:p>2.6250743865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1527573508276">
                <text:p>0.67152757350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68066358566284">
                <text:p>2.68066358566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339547646951">
                <text:p>0.664339547646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9008684158325">
                <text:p>2.69008684158325</text:p>
              </table:table-cell>
              <table:table-cell office:value-type="float" office:value="0.664670810328922">
                <text:p>0.66467081032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2104978561401">
                <text:p>2.7210497856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8511652664637">
                <text:p>0.57851165266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8349928855896">
                <text:p>2.8349928855896</text:p>
              </table:table-cell>
              <table:table-cell office:value-type="float" office:value="NaN">
                <text:p>NaN</text:p>
              </table:table-cell>
              <table:table-cell office:value-type="float" office:value="0.60415234572284">
                <text:p>0.6041523457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8506121635437">
                <text:p>2.8506121635437</text:p>
              </table:table-cell>
              <table:table-cell office:value-type="float" office:value="NaN">
                <text:p>NaN</text:p>
              </table:table-cell>
              <table:table-cell office:value-type="float" office:value="0.665493449899492">
                <text:p>0.66549344989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87061429023743">
                <text:p>2.87061429023743</text:p>
              </table:table-cell>
              <table:table-cell office:value-type="float" office:value="NaN">
                <text:p>NaN</text:p>
              </table:table-cell>
              <table:table-cell office:value-type="float" office:value="0.664055248486238">
                <text:p>0.664055248486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91798567771912">
                <text:p>2.91798567771912</text:p>
              </table:table-cell>
              <table:table-cell office:value-type="float" office:value="0.709388764597187">
                <text:p>0.70938876459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8938703536987">
                <text:p>2.9893870353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519647596794">
                <text:p>0.57551964759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01917052268982">
                <text:p>3.01917052268982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02607440948486">
                <text:p>3.02607440948486</text:p>
              </table:table-cell>
              <table:table-cell office:value-type="float" office:value="NaN">
                <text:p>NaN</text:p>
              </table:table-cell>
              <table:table-cell office:value-type="float" office:value="0.600434932727356">
                <text:p>0.60043493272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11427211761475">
                <text:p>3.1142721176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635773011832">
                <text:p>0.59063577301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18957138061523">
                <text:p>3.1895713806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378145456504">
                <text:p>0.666378145456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22899341583252">
                <text:p>3.2289934158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747680169851">
                <text:p>0.667747680169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6312804222107">
                <text:p>3.2631280422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323134520906">
                <text:p>0.660323134520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30954909324646">
                <text:p>3.3095490932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932956497102">
                <text:p>0.666932956497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31831979751587">
                <text:p>3.3183197975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926371520945">
                <text:p>0.665926371520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34999299049377">
                <text:p>3.34999299049377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37554597854614">
                <text:p>3.3755459785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417951846639">
                <text:p>0.56941795184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5586256980896">
                <text:p>3.5586256980896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5903697013855">
                <text:p>3.5903697013855</text:p>
              </table:table-cell>
              <table:table-cell office:value-type="float" office:value="NaN">
                <text:p>NaN</text:p>
              </table:table-cell>
              <table:table-cell office:value-type="float" office:value="0.609340632037181">
                <text:p>0.60934063203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59092807769775">
                <text:p>3.59092807769775</text:p>
              </table:table-cell>
              <table:table-cell office:value-type="float" office:value="NaN">
                <text:p>NaN</text:p>
              </table:table-cell>
              <table:table-cell office:value-type="float" office:value="0.661283625732242">
                <text:p>0.66128362573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60534238815308">
                <text:p>3.6053423881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91748574899">
                <text:p>0.56799174857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63852429389954">
                <text:p>3.63852429389954</text:p>
              </table:table-cell>
              <table:table-cell office:value-type="float" office:value="NaN">
                <text:p>NaN</text:p>
              </table:table-cell>
              <table:table-cell office:value-type="float" office:value="0.61552478750197">
                <text:p>0.6155247875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74922728538513">
                <text:p>3.7492272853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3595921117">
                <text:p>0.6656359592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75706315040588">
                <text:p>3.75706315040588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2131543159485">
                <text:p>3.92131543159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0648950351">
                <text:p>0.57050648950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94493103027344">
                <text:p>3.9449310302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875988330973">
                <text:p>0.665875988330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95591425895691">
                <text:p>3.9559142589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129871415628">
                <text:p>0.66412987141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2933564186096">
                <text:p>4.1293356418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758496169941">
                <text:p>0.57175849616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3034796714783">
                <text:p>4.13034796714783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4759578704834">
                <text:p>4.24759578704834</text:p>
              </table:table-cell>
              <table:table-cell office:value-type="float" office:value="NaN">
                <text:p>NaN</text:p>
              </table:table-cell>
              <table:table-cell office:value-type="float" office:value="0.604033618695938">
                <text:p>0.60403361869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31869029998779">
                <text:p>4.31869029998779</text:p>
              </table:table-cell>
              <table:table-cell office:value-type="float" office:value="NaN">
                <text:p>NaN</text:p>
              </table:table-cell>
              <table:table-cell office:value-type="float" office:value="0.602848147821964">
                <text:p>0.60284814782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41983509063721">
                <text:p>4.4198350906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5960577421717">
                <text:p>0.56596057742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42202568054199">
                <text:p>4.4220256805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105695590843">
                <text:p>0.608105695590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44166588783264">
                <text:p>4.44166588783264</text:p>
              </table:table-cell>
              <table:table-cell office:value-type="float" office:value="NaN">
                <text:p>NaN</text:p>
              </table:table-cell>
              <table:table-cell office:value-type="float" office:value="0.605567029090993">
                <text:p>0.60556702909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55911159515381">
                <text:p>4.5591115951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120535353554">
                <text:p>0.664120535353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57652091979981">
                <text:p>4.5765209197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09645654184">
                <text:p>0.66409645654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57849884033203">
                <text:p>4.57849884033203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7647078037262">
                <text:p>4.7647078037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02080504712">
                <text:p>0.5490208050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77335977554321">
                <text:p>4.77335977554321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9458487033844">
                <text:p>4.9458487033844</text:p>
              </table:table-cell>
              <table:table-cell office:value-type="float" office:value="NaN">
                <text:p>NaN</text:p>
              </table:table-cell>
              <table:table-cell office:value-type="float" office:value="0.681223251168327">
                <text:p>0.68122325116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01334595680237">
                <text:p>5.01334595680237</text:p>
              </table:table-cell>
              <table:table-cell office:value-type="float" office:value="NaN">
                <text:p>NaN</text:p>
              </table:table-cell>
              <table:table-cell office:value-type="float" office:value="0.603969493024729">
                <text:p>0.603969493024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06703329086304">
                <text:p>5.0670332908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017265680446">
                <text:p>0.66401726568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07981967926025">
                <text:p>5.0798196792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024284545334">
                <text:p>0.580024284545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14443707466126">
                <text:p>5.14443707466126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16837859153748">
                <text:p>5.1683785915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815690708359">
                <text:p>0.661815690708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43189859390259">
                <text:p>5.43189859390259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48682117462158">
                <text:p>5.4868211746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801265467374">
                <text:p>0.572801265467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63754224777222">
                <text:p>5.6375422477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103144601223">
                <text:p>0.66410314460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66392946243286">
                <text:p>5.66392946243286</text:p>
              </table:table-cell>
              <table:table-cell office:value-type="float" office:value="0.64507837503123">
                <text:p>0.64507837503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66532921791077">
                <text:p>5.6653292179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329998144244">
                <text:p>0.634329998144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729984998703">
                <text:p>5.729984998703</text:p>
              </table:table-cell>
              <table:table-cell office:value-type="float" office:value="NaN">
                <text:p>NaN</text:p>
              </table:table-cell>
              <table:table-cell office:value-type="float" office:value="0.60279513152268">
                <text:p>0.6027951315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85641717910767">
                <text:p>5.8564171791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759180608676">
                <text:p>0.564759180608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97085022926331">
                <text:p>5.97085022926331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02497720718384">
                <text:p>6.0249772071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025192748285">
                <text:p>0.605025192748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20368719100952">
                <text:p>6.20368719100952</text:p>
              </table:table-cell>
              <table:table-cell office:value-type="float" office:value="NaN">
                <text:p>NaN</text:p>
              </table:table-cell>
              <table:table-cell office:value-type="float" office:value="0.667450599340773">
                <text:p>0.667450599340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23220062255859">
                <text:p>6.23220062255859</text:p>
              </table:table-cell>
              <table:table-cell office:value-type="float" office:value="NaN">
                <text:p>NaN</text:p>
              </table:table-cell>
              <table:table-cell office:value-type="float" office:value="0.668023626054381">
                <text:p>0.66802362605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26988530158997">
                <text:p>6.2698853015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141828673959">
                <text:p>0.57614182867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46987962722778">
                <text:p>6.46987962722778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72627782821655">
                <text:p>6.726277828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334618859934">
                <text:p>0.55733461885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81137490272522">
                <text:p>6.8113749027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816546793697">
                <text:p>0.60481654679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85383486747742">
                <text:p>6.85383486747742</text:p>
              </table:table-cell>
              <table:table-cell office:value-type="float" office:value="NaN">
                <text:p>NaN</text:p>
              </table:table-cell>
              <table:table-cell office:value-type="float" office:value="0.665883133271595">
                <text:p>0.66588313327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88659238815308">
                <text:p>6.8865923881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374706104211">
                <text:p>0.604374706104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20413541793823">
                <text:p>7.2041354179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648301854652">
                <text:p>0.55564830185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37786102294922">
                <text:p>7.3778610229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947289426886">
                <text:p>0.63394728942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7422194480896">
                <text:p>7.7422194480896</text:p>
              </table:table-cell>
              <table:table-cell office:value-type="float" office:value="NaN">
                <text:p>NaN</text:p>
              </table:table-cell>
              <table:table-cell office:value-type="float" office:value="0.623382494556878">
                <text:p>0.623382494556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7536518573761">
                <text:p>7.7536518573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641481573692">
                <text:p>0.562641481573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88661575317383">
                <text:p>7.88661575317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847274257088">
                <text:p>0.60984727425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90415978431702">
                <text:p>7.90415978431702</text:p>
              </table:table-cell>
              <table:table-cell office:value-type="float" office:value="NaN">
                <text:p>NaN</text:p>
              </table:table-cell>
              <table:table-cell office:value-type="float" office:value="0.60511705220178">
                <text:p>0.6051170522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93173408508301">
                <text:p>7.93173408508301</text:p>
              </table:table-cell>
              <table:table-cell office:value-type="float" office:value="0.665794700805356">
                <text:p>0.66579470080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24948358535767">
                <text:p>8.24948358535767</text:p>
              </table:table-cell>
              <table:table-cell office:value-type="float" office:value="NaN">
                <text:p>NaN</text:p>
              </table:table-cell>
              <table:table-cell office:value-type="float" office:value="0.664168883326355">
                <text:p>0.66416888332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27686762809753">
                <text:p>8.2768676280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577091445163">
                <text:p>0.54557709144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30912661552429">
                <text:p>8.30912661552429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3472580909729">
                <text:p>8.3472580909729</text:p>
              </table:table-cell>
              <table:table-cell office:value-type="float" office:value="0.660370369137281">
                <text:p>0.66037036913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50962567329407">
                <text:p>8.50962567329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404963672864">
                <text:p>0.601404963672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86420154571533">
                <text:p>8.8642015457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238001620501">
                <text:p>0.55123800162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04063391685486">
                <text:p>9.04063391685486</text:p>
              </table:table-cell>
              <table:table-cell office:value-type="float" office:value="0.677280818087607">
                <text:p>0.67728081808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05646252632141">
                <text:p>9.05646252632141</text:p>
              </table:table-cell>
              <table:table-cell office:value-type="float" office:value="NaN">
                <text:p>NaN</text:p>
              </table:table-cell>
              <table:table-cell office:value-type="float" office:value="0.666167251008887">
                <text:p>0.66616725100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16870450973511">
                <text:p>9.1687045097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705261822369">
                <text:p>0.59870526182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660964012146">
                <text:p>9.66096401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905835910789">
                <text:p>0.53990583591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75276446342468">
                <text:p>9.75276446342468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83947515487671">
                <text:p>9.83947515487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912594923141">
                <text:p>0.604912594923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88779759407043">
                <text:p>9.88779759407043</text:p>
              </table:table-cell>
              <table:table-cell office:value-type="float" office:value="NaN">
                <text:p>NaN</text:p>
              </table:table-cell>
              <table:table-cell office:value-type="float" office:value="0.66422650429669">
                <text:p>0.6642265042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2213220596313">
                <text:p>10.2213220596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229814631554">
                <text:p>0.53622981463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4932770729065">
                <text:p>10.493277072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700240265542">
                <text:p>0.59670024026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5792310237885">
                <text:p>10.5792310237885</text:p>
              </table:table-cell>
              <table:table-cell office:value-type="float" office:value="NaN">
                <text:p>NaN</text:p>
              </table:table-cell>
              <table:table-cell office:value-type="float" office:value="0.668162417963174">
                <text:p>0.66816241796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6828629970551">
                <text:p>10.6828629970551</text:p>
              </table:table-cell>
              <table:table-cell office:value-type="float" office:value="0.689500896298031">
                <text:p>0.689500896298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9103519916534">
                <text:p>10.910351991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594811579005">
                <text:p>0.603594811579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9229516983032">
                <text:p>10.922951698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362078650397">
                <text:p>0.56336207865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9302000999451">
                <text:p>10.9302000999451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5286228656769">
                <text:p>11.5286228656769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6537759304047">
                <text:p>11.653775930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480665953237">
                <text:p>0.60348066595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6946630477905">
                <text:p>11.694663047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877573955317">
                <text:p>0.54387757395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.6216902732849">
                <text:p>12.621690273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364129032357">
                <text:p>0.54836412903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6469511985779">
                <text:p>12.6469511985779</text:p>
              </table:table-cell>
              <table:table-cell office:value-type="float" office:value="NaN">
                <text:p>NaN</text:p>
              </table:table-cell>
              <table:table-cell office:value-type="float" office:value="0.593726864636368">
                <text:p>0.59372686463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.6877198219299">
                <text:p>12.6877198219299</text:p>
              </table:table-cell>
              <table:table-cell office:value-type="float" office:value="0.664394378368182">
                <text:p>0.66439437836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7077584266663">
                <text:p>12.707758426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464790141429">
                <text:p>0.59346479014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.3811049461365">
                <text:p>13.3811049461365</text:p>
              </table:table-cell>
              <table:table-cell office:value-type="float" office:value="NaN">
                <text:p>NaN</text:p>
              </table:table-cell>
              <table:table-cell office:value-type="float" office:value="0.586051149120845">
                <text:p>0.58605114912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.4898507595062">
                <text:p>13.489850759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984835878448">
                <text:p>0.55198483587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.5091257095337">
                <text:p>13.509125709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097989245817">
                <text:p>0.588097989245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.6974604129791">
                <text:p>13.6974604129791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.2628741264343">
                <text:p>14.2628741264343</text:p>
              </table:table-cell>
              <table:table-cell office:value-type="float" office:value="NaN">
                <text:p>NaN</text:p>
              </table:table-cell>
              <table:table-cell office:value-type="float" office:value="0.664017707332455">
                <text:p>0.66401770733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.4330170154572">
                <text:p>14.433017015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591756547535">
                <text:p>0.55859175654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.5733971595764">
                <text:p>14.573397159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185452811967">
                <text:p>0.59118545281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.1546859741211">
                <text:p>15.1546859741211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.1856775283813">
                <text:p>15.185677528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560503971549">
                <text:p>0.59056050397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.6545989513397">
                <text:p>15.654598951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936111853212">
                <text:p>0.54393611185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436094760895">
                <text:p>16.443609476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024147788331">
                <text:p>0.594024147788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5205252170563">
                <text:p>16.5205252170563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718059539795">
                <text:p>16.5718059539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080079764547">
                <text:p>0.54508007976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.8785092830658">
                <text:p>17.878509283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737632305879">
                <text:p>0.53673763230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.9689552783966">
                <text:p>17.9689552783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824169679401">
                <text:p>0.587824169679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.0629372596741">
                <text:p>19.0629372596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654310817617">
                <text:p>0.593654310817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.7606649398804">
                <text:p>19.7606649398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882392195169">
                <text:p>0.549882392195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.3988337516785">
                <text:p>20.398833751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866677611797">
                <text:p>0.59186667761179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